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013825" calcext:value-type="float">
            <text:p>0.190138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274125" calcext:value-type="float">
            <text:p>0.3722741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50550625" calcext:value-type="float">
            <text:p>0.550550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2016775" calcext:value-type="float">
            <text:p>0.720167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79866375" calcext:value-type="float">
            <text:p>0.879866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34999525" calcext:value-type="float">
            <text:p>1.0349995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94778675" calcext:value-type="float">
            <text:p>1.1947786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6442805" calcext:value-type="float">
            <text:p>1.364428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42571075" calcext:value-type="float">
            <text:p>1.5425710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242928" calcext:value-type="float">
            <text:p>1.72429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914010425" calcext:value-type="float">
            <text:p>1.9140104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0963379" calcext:value-type="float">
            <text:p>2.09633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27134985" calcext:value-type="float">
            <text:p>2.271349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436421475" calcext:value-type="float">
            <text:p>2.4364214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593447325" calcext:value-type="float">
            <text:p>2.5934473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750212275" calcext:value-type="float">
            <text:p>2.7502122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914682875" calcext:value-type="float">
            <text:p>2.9146828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08903015" calcext:value-type="float">
            <text:p>3.089030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2706387" calcext:value-type="float">
            <text:p>3.27063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45781935" calcext:value-type="float">
            <text:p>3.457819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6396863" calcext:value-type="float">
            <text:p>3.639686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817823275" calcext:value-type="float">
            <text:p>3.8178232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987670175" calcext:value-type="float">
            <text:p>3.9876701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147908025" calcext:value-type="float">
            <text:p>4.1479080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303470875" calcext:value-type="float">
            <text:p>4.3034708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46320545" calcext:value-type="float">
            <text:p>4.4632054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63240005" calcext:value-type="float">
            <text:p>4.632400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80995975" calcext:value-type="float">
            <text:p>4.809959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991390075" calcext:value-type="float">
            <text:p>4.9913900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180852475" calcext:value-type="float">
            <text:p>5.1808524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3629513" calcext:value-type="float">
            <text:p>5.36295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538503075" calcext:value-type="float">
            <text:p>5.5385030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704734475" calcext:value-type="float">
            <text:p>5.7047344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8629726" calcext:value-type="float">
            <text:p>5.86297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.020350525" calcext:value-type="float">
            <text:p>6.0203505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.184679675" calcext:value-type="float">
            <text:p>6.1846796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358408625" calcext:value-type="float">
            <text:p>6.3584086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53917745" calcext:value-type="float">
            <text:p>6.5391774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72486355" calcext:value-type="float">
            <text:p>6.724863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60553" calcext:value-type="float">
            <text:p>7.60553</text:p>
          </table:table-cell>
          <table:table-cell office:value-type="float" office:value="6.9061984" calcext:value-type="float">
            <text:p>6.9061984</text:p>
          </table:table-cell>
          <table:table-cell table:formula="of:=POWER([.C41]-6.75;2)" office:value-type="float" office:value="0.02439794016256" calcext:value-type="float">
            <text:p>0.0243979402</text:p>
          </table:table-cell>
          <table:table-cell table:formula="of:=SQRT(SUM([.D41:.D140])/100)" office:value-type="float" office:value="0.104249384292797" calcext:value-type="float">
            <text:p>0.1042493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285435" calcext:value-type="float">
            <text:p>7.285435</text:p>
          </table:table-cell>
          <table:table-cell office:value-type="float" office:value="6.893863425" calcext:value-type="float">
            <text:p>6.893863425</text:p>
          </table:table-cell>
          <table:table-cell table:formula="of:=POWER([.C42]-6.75;2)" office:value-type="float" office:value="0.0206966850527307" calcext:value-type="float">
            <text:p>0.020696685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13106" calcext:value-type="float">
            <text:p>7.13106</text:p>
          </table:table-cell>
          <table:table-cell office:value-type="float" office:value="6.88163435" calcext:value-type="float">
            <text:p>6.88163435</text:p>
          </table:table-cell>
          <table:table-cell table:formula="of:=POWER([.C43]-6.75;2)" office:value-type="float" office:value="0.0173276020999224" calcext:value-type="float">
            <text:p>0.01732760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784685" calcext:value-type="float">
            <text:p>6.784685</text:p>
          </table:table-cell>
          <table:table-cell office:value-type="float" office:value="6.86403225" calcext:value-type="float">
            <text:p>6.86403225</text:p>
          </table:table-cell>
          <table:table-cell table:formula="of:=POWER([.C44]-6.75;2)" office:value-type="float" office:value="0.0130033540400625" calcext:value-type="float">
            <text:p>0.01300335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387945" calcext:value-type="float">
            <text:p>6.387945</text:p>
          </table:table-cell>
          <table:table-cell office:value-type="float" office:value="6.850460075" calcext:value-type="float">
            <text:p>6.850460075</text:p>
          </table:table-cell>
          <table:table-cell table:formula="of:=POWER([.C45]-6.75;2)" office:value-type="float" office:value="0.0100922266690056" calcext:value-type="float">
            <text:p>0.010092226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205326" calcext:value-type="float">
            <text:p>6.205326</text:p>
          </table:table-cell>
          <table:table-cell office:value-type="float" office:value="6.850638625" calcext:value-type="float">
            <text:p>6.850638625</text:p>
          </table:table-cell>
          <table:table-cell table:formula="of:=POWER([.C46]-6.75;2)" office:value-type="float" office:value="0.0101281328418907" calcext:value-type="float">
            <text:p>0.01012813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391166" calcext:value-type="float">
            <text:p>6.391166</text:p>
          </table:table-cell>
          <table:table-cell office:value-type="float" office:value="6.86443225" calcext:value-type="float">
            <text:p>6.86443225</text:p>
          </table:table-cell>
          <table:table-cell table:formula="of:=POWER([.C47]-6.75;2)" office:value-type="float" office:value="0.0130947398400625" calcext:value-type="float">
            <text:p>0.013094739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85975" calcext:value-type="float">
            <text:p>6.785975</text:p>
          </table:table-cell>
          <table:table-cell office:value-type="float" office:value="6.88173125" calcext:value-type="float">
            <text:p>6.88173125</text:p>
          </table:table-cell>
          <table:table-cell table:formula="of:=POWER([.C48]-6.75;2)" office:value-type="float" office:value="0.0173531222265624" calcext:value-type="float">
            <text:p>0.017353122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125721" calcext:value-type="float">
            <text:p>7.125721</text:p>
          </table:table-cell>
          <table:table-cell office:value-type="float" office:value="6.893209625" calcext:value-type="float">
            <text:p>6.893209625</text:p>
          </table:table-cell>
          <table:table-cell table:formula="of:=POWER([.C49]-6.75;2)" office:value-type="float" office:value="0.0205089966926406" calcext:value-type="float">
            <text:p>0.020508996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268869" calcext:value-type="float">
            <text:p>7.268869</text:p>
          </table:table-cell>
          <table:table-cell office:value-type="float" office:value="6.902784575" calcext:value-type="float">
            <text:p>6.902784575</text:p>
          </table:table-cell>
          <table:table-cell table:formula="of:=POWER([.C50]-6.75;2)" office:value-type="float" office:value="0.0233431263579306" calcext:value-type="float">
            <text:p>0.02334312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588705" calcext:value-type="float">
            <text:p>7.588705</text:p>
          </table:table-cell>
          <table:table-cell office:value-type="float" office:value="6.902578975" calcext:value-type="float">
            <text:p>6.902578975</text:p>
          </table:table-cell>
          <table:table-cell table:formula="of:=POWER([.C51]-6.75;2)" office:value-type="float" office:value="0.0232803436120506" calcext:value-type="float">
            <text:p>0.02328034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293099" calcext:value-type="float">
            <text:p>7.293099</text:p>
          </table:table-cell>
          <table:table-cell office:value-type="float" office:value="6.88836185" calcext:value-type="float">
            <text:p>6.88836185</text:p>
          </table:table-cell>
          <table:table-cell table:formula="of:=POWER([.C52]-6.75;2)" office:value-type="float" office:value="0.0191440015354225" calcext:value-type="float">
            <text:p>0.019144001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000478" calcext:value-type="float">
            <text:p>7.000478</text:p>
          </table:table-cell>
          <table:table-cell office:value-type="float" office:value="6.872522525" calcext:value-type="float">
            <text:p>6.872522525</text:p>
          </table:table-cell>
          <table:table-cell table:formula="of:=POWER([.C53]-6.75;2)" office:value-type="float" office:value="0.0150117691323756" calcext:value-type="float">
            <text:p>0.015011769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02865" calcext:value-type="float">
            <text:p>6.602865</text:p>
          </table:table-cell>
          <table:table-cell office:value-type="float" office:value="6.855901975" calcext:value-type="float">
            <text:p>6.855901975</text:p>
          </table:table-cell>
          <table:table-cell table:formula="of:=POWER([.C54]-6.75;2)" office:value-type="float" office:value="0.0112152283089006" calcext:value-type="float">
            <text:p>0.011215228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281034" calcext:value-type="float">
            <text:p>6.281034</text:p>
          </table:table-cell>
          <table:table-cell office:value-type="float" office:value="6.8479175" calcext:value-type="float">
            <text:p>6.8479175</text:p>
          </table:table-cell>
          <table:table-cell table:formula="of:=POWER([.C55]-6.75;2)" office:value-type="float" office:value="0.00958783680625006" calcext:value-type="float">
            <text:p>0.009587836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270598" calcext:value-type="float">
            <text:p>6.270598</text:p>
          </table:table-cell>
          <table:table-cell office:value-type="float" office:value="6.8545391" calcext:value-type="float">
            <text:p>6.8545391</text:p>
          </table:table-cell>
          <table:table-cell table:formula="of:=POWER([.C56]-6.75;2)" office:value-type="float" office:value="0.01092842342881" calcext:value-type="float">
            <text:p>0.010928423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578824" calcext:value-type="float">
            <text:p>6.578824</text:p>
          </table:table-cell>
          <table:table-cell office:value-type="float" office:value="6.8706972" calcext:value-type="float">
            <text:p>6.8706972</text:p>
          </table:table-cell>
          <table:table-cell table:formula="of:=POWER([.C57]-6.75;2)" office:value-type="float" office:value="0.0145678140878401" calcext:value-type="float">
            <text:p>0.01456781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973891" calcext:value-type="float">
            <text:p>6.973891</text:p>
          </table:table-cell>
          <table:table-cell office:value-type="float" office:value="6.886213875" calcext:value-type="float">
            <text:p>6.886213875</text:p>
          </table:table-cell>
          <table:table-cell table:formula="of:=POWER([.C58]-6.75;2)" office:value-type="float" office:value="0.0185542197425157" calcext:value-type="float">
            <text:p>0.018554219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264342" calcext:value-type="float">
            <text:p>7.264342</text:p>
          </table:table-cell>
          <table:table-cell office:value-type="float" office:value="6.896469825" calcext:value-type="float">
            <text:p>6.896469825</text:p>
          </table:table-cell>
          <table:table-cell table:formula="of:=POWER([.C59]-6.75;2)" office:value-type="float" office:value="0.0214534096355308" calcext:value-type="float">
            <text:p>0.021453409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487226" calcext:value-type="float">
            <text:p>7.487226</text:p>
          </table:table-cell>
          <table:table-cell office:value-type="float" office:value="6.895747525" calcext:value-type="float">
            <text:p>6.895747525</text:p>
          </table:table-cell>
          <table:table-cell table:formula="of:=POWER([.C60]-6.75;2)" office:value-type="float" office:value="0.0212423410436256" calcext:value-type="float">
            <text:p>0.0212423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274678" calcext:value-type="float">
            <text:p>7.274678</text:p>
          </table:table-cell>
          <table:table-cell office:value-type="float" office:value="6.8862573" calcext:value-type="float">
            <text:p>6.8862573</text:p>
          </table:table-cell>
          <table:table-cell table:formula="of:=POWER([.C61]-6.75;2)" office:value-type="float" office:value="0.0185660518032899" calcext:value-type="float">
            <text:p>0.01856605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125479" calcext:value-type="float">
            <text:p>7.125479</text:p>
          </table:table-cell>
          <table:table-cell office:value-type="float" office:value="6.874641375" calcext:value-type="float">
            <text:p>6.874641375</text:p>
          </table:table-cell>
          <table:table-cell table:formula="of:=POWER([.C62]-6.75;2)" office:value-type="float" office:value="0.0155354723618907" calcext:value-type="float">
            <text:p>0.015535472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93876" calcext:value-type="float">
            <text:p>6.793876</text:p>
          </table:table-cell>
          <table:table-cell office:value-type="float" office:value="6.857885575" calcext:value-type="float">
            <text:p>6.857885575</text:p>
          </table:table-cell>
          <table:table-cell table:formula="of:=POWER([.C63]-6.75;2)" office:value-type="float" office:value="0.0116392972930806" calcext:value-type="float">
            <text:p>0.011639297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409514" calcext:value-type="float">
            <text:p>6.409514</text:p>
          </table:table-cell>
          <table:table-cell office:value-type="float" office:value="6.8447294" calcext:value-type="float">
            <text:p>6.8447294</text:p>
          </table:table-cell>
          <table:table-cell table:formula="of:=POWER([.C64]-6.75;2)" office:value-type="float" office:value="0.00897365922436006" calcext:value-type="float">
            <text:p>0.00897365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222514" calcext:value-type="float">
            <text:p>6.222514</text:p>
          </table:table-cell>
          <table:table-cell office:value-type="float" office:value="6.844529225" calcext:value-type="float">
            <text:p>6.844529225</text:p>
          </table:table-cell>
          <table:table-cell table:formula="of:=POWER([.C65]-6.75;2)" office:value-type="float" office:value="0.00893577437910072" calcext:value-type="float">
            <text:p>0.008935774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89383" calcext:value-type="float">
            <text:p>6.389383</text:p>
          </table:table-cell>
          <table:table-cell office:value-type="float" office:value="6.8575475" calcext:value-type="float">
            <text:p>6.8575475</text:p>
          </table:table-cell>
          <table:table-cell table:formula="of:=POWER([.C66]-6.75;2)" office:value-type="float" office:value="0.01156646475625" calcext:value-type="float">
            <text:p>0.011566464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67784" calcext:value-type="float">
            <text:p>6.767784</text:p>
          </table:table-cell>
          <table:table-cell office:value-type="float" office:value="6.8743383" calcext:value-type="float">
            <text:p>6.8743383</text:p>
          </table:table-cell>
          <table:table-cell table:formula="of:=POWER([.C67]-6.75;2)" office:value-type="float" office:value="0.0154600128468899" calcext:value-type="float">
            <text:p>0.01546001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102388" calcext:value-type="float">
            <text:p>7.102388</text:p>
          </table:table-cell>
          <table:table-cell office:value-type="float" office:value="6.88604495" calcext:value-type="float">
            <text:p>6.88604495</text:p>
          </table:table-cell>
          <table:table-cell table:formula="of:=POWER([.C68]-6.75;2)" office:value-type="float" office:value="0.0185082284205026" calcext:value-type="float">
            <text:p>0.018508228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257213" calcext:value-type="float">
            <text:p>7.257213</text:p>
          </table:table-cell>
          <table:table-cell office:value-type="float" office:value="6.892369325" calcext:value-type="float">
            <text:p>6.892369325</text:p>
          </table:table-cell>
          <table:table-cell table:formula="of:=POWER([.C69]-6.75;2)" office:value-type="float" office:value="0.0202690247009556" calcext:value-type="float">
            <text:p>0.020269024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578496" calcext:value-type="float">
            <text:p>7.578496</text:p>
          </table:table-cell>
          <table:table-cell office:value-type="float" office:value="6.891768275" calcext:value-type="float">
            <text:p>6.891768275</text:p>
          </table:table-cell>
          <table:table-cell table:formula="of:=POWER([.C70]-6.75;2)" office:value-type="float" office:value="0.0200982437964758" calcext:value-type="float">
            <text:p>0.02009824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283953" calcext:value-type="float">
            <text:p>7.283953</text:p>
          </table:table-cell>
          <table:table-cell office:value-type="float" office:value="6.87786965" calcext:value-type="float">
            <text:p>6.87786965</text:p>
          </table:table-cell>
          <table:table-cell table:formula="of:=POWER([.C71]-6.75;2)" office:value-type="float" office:value="0.0163506473911225" calcext:value-type="float">
            <text:p>0.016350647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022071" calcext:value-type="float">
            <text:p>7.022071</text:p>
          </table:table-cell>
          <table:table-cell office:value-type="float" office:value="6.862817825" calcext:value-type="float">
            <text:p>6.862817825</text:p>
          </table:table-cell>
          <table:table-cell table:formula="of:=POWER([.C72]-6.75;2)" office:value-type="float" office:value="0.0127278616377307" calcext:value-type="float">
            <text:p>0.01272786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49256" calcext:value-type="float">
            <text:p>6.649256</text:p>
          </table:table-cell>
          <table:table-cell office:value-type="float" office:value="6.84629315" calcext:value-type="float">
            <text:p>6.84629315</text:p>
          </table:table-cell>
          <table:table-cell table:formula="of:=POWER([.C73]-6.75;2)" office:value-type="float" office:value="0.00927237073692253" calcext:value-type="float">
            <text:p>0.009272370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329525" calcext:value-type="float">
            <text:p>6.329525</text:p>
          </table:table-cell>
          <table:table-cell office:value-type="float" office:value="6.837396975" calcext:value-type="float">
            <text:p>6.837396975</text:p>
          </table:table-cell>
          <table:table-cell table:formula="of:=POWER([.C74]-6.75;2)" office:value-type="float" office:value="0.0076382312391506" calcext:value-type="float">
            <text:p>0.00763823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95117" calcext:value-type="float">
            <text:p>6.295117</text:p>
          </table:table-cell>
          <table:table-cell office:value-type="float" office:value="6.842480275" calcext:value-type="float">
            <text:p>6.842480275</text:p>
          </table:table-cell>
          <table:table-cell table:formula="of:=POWER([.C75]-6.75;2)" office:value-type="float" office:value="0.00855260126407558" calcext:value-type="float">
            <text:p>0.008552601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573166" calcext:value-type="float">
            <text:p>6.573166</text:p>
          </table:table-cell>
          <table:table-cell office:value-type="float" office:value="6.8572081" calcext:value-type="float">
            <text:p>6.8572081</text:p>
          </table:table-cell>
          <table:table-cell table:formula="of:=POWER([.C76]-6.75;2)" office:value-type="float" office:value="0.0114935767056101" calcext:value-type="float">
            <text:p>0.011493576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949158" calcext:value-type="float">
            <text:p>6.949158</text:p>
          </table:table-cell>
          <table:table-cell office:value-type="float" office:value="6.871652275" calcext:value-type="float">
            <text:p>6.871652275</text:p>
          </table:table-cell>
          <table:table-cell table:formula="of:=POWER([.C77]-6.75;2)" office:value-type="float" office:value="0.0147992760126756" calcext:value-type="float">
            <text:p>0.0147992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30753" calcext:value-type="float">
            <text:p>7.230753</text:p>
          </table:table-cell>
          <table:table-cell office:value-type="float" office:value="6.880511725" calcext:value-type="float">
            <text:p>6.880511725</text:p>
          </table:table-cell>
          <table:table-cell table:formula="of:=POWER([.C78]-6.75;2)" office:value-type="float" office:value="0.0170333103624756" calcext:value-type="float">
            <text:p>0.017033310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427444" calcext:value-type="float">
            <text:p>7.427444</text:p>
          </table:table-cell>
          <table:table-cell office:value-type="float" office:value="6.879825125" calcext:value-type="float">
            <text:p>6.879825125</text:p>
          </table:table-cell>
          <table:table-cell table:formula="of:=POWER([.C79]-6.75;2)" office:value-type="float" office:value="0.0168545630812656" calcext:value-type="float">
            <text:p>0.01685456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253394" calcext:value-type="float">
            <text:p>7.253394</text:p>
          </table:table-cell>
          <table:table-cell office:value-type="float" office:value="6.871126375" calcext:value-type="float">
            <text:p>6.871126375</text:p>
          </table:table-cell>
          <table:table-cell table:formula="of:=POWER([.C80]-6.75;2)" office:value-type="float" office:value="0.0146715987206407" calcext:value-type="float">
            <text:p>0.014671598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112131" calcext:value-type="float">
            <text:p>7.112131</text:p>
          </table:table-cell>
          <table:table-cell office:value-type="float" office:value="6.859848825" calcext:value-type="float">
            <text:p>6.859848825</text:p>
          </table:table-cell>
          <table:table-cell table:formula="of:=POWER([.C81]-6.75;2)" office:value-type="float" office:value="0.0120667643538807" calcext:value-type="float">
            <text:p>0.01206676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96272" calcext:value-type="float">
            <text:p>6.796272</text:p>
          </table:table-cell>
          <table:table-cell office:value-type="float" office:value="6.8437719" calcext:value-type="float">
            <text:p>6.8437719</text:p>
          </table:table-cell>
          <table:table-cell table:formula="of:=POWER([.C82]-6.75;2)" office:value-type="float" office:value="0.00879316922961002" calcext:value-type="float">
            <text:p>0.008793169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426976" calcext:value-type="float">
            <text:p>6.426976</text:p>
          </table:table-cell>
          <table:table-cell office:value-type="float" office:value="6.831071225" calcext:value-type="float">
            <text:p>6.831071225</text:p>
          </table:table-cell>
          <table:table-cell table:formula="of:=POWER([.C83]-6.75;2)" office:value-type="float" office:value="0.00657254352300071" calcext:value-type="float">
            <text:p>0.00657254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241798" calcext:value-type="float">
            <text:p>6.241798</text:p>
          </table:table-cell>
          <table:table-cell office:value-type="float" office:value="6.83064205" calcext:value-type="float">
            <text:p>6.83064205</text:p>
          </table:table-cell>
          <table:table-cell table:formula="of:=POWER([.C84]-6.75;2)" office:value-type="float" office:value="0.00650314022820247" calcext:value-type="float">
            <text:p>0.006503140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395087" calcext:value-type="float">
            <text:p>6.395087</text:p>
          </table:table-cell>
          <table:table-cell office:value-type="float" office:value="6.8429268" calcext:value-type="float">
            <text:p>6.8429268</text:p>
          </table:table-cell>
          <table:table-cell table:formula="of:=POWER([.C85]-6.75;2)" office:value-type="float" office:value="0.00863539015823998" calcext:value-type="float">
            <text:p>0.008635390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57071" calcext:value-type="float">
            <text:p>6.757071</text:p>
          </table:table-cell>
          <table:table-cell office:value-type="float" office:value="6.859026025" calcext:value-type="float">
            <text:p>6.859026025</text:p>
          </table:table-cell>
          <table:table-cell table:formula="of:=POWER([.C86]-6.75;2)" office:value-type="float" office:value="0.0118866741273007" calcext:value-type="float">
            <text:p>0.01188667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083126" calcext:value-type="float">
            <text:p>7.083126</text:p>
          </table:table-cell>
          <table:table-cell office:value-type="float" office:value="6.870485525" calcext:value-type="float">
            <text:p>6.870485525</text:p>
          </table:table-cell>
          <table:table-cell table:formula="of:=POWER([.C87]-6.75;2)" office:value-type="float" office:value="0.0145167617345257" calcext:value-type="float">
            <text:p>0.014516761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24511" calcext:value-type="float">
            <text:p>7.24511</text:p>
          </table:table-cell>
          <table:table-cell office:value-type="float" office:value="6.873686375" calcext:value-type="float">
            <text:p>6.873686375</text:p>
          </table:table-cell>
          <table:table-cell table:formula="of:=POWER([.C88]-6.75;2)" office:value-type="float" office:value="0.0152983193606407" calcext:value-type="float">
            <text:p>0.01529831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508719" calcext:value-type="float">
            <text:p>7.508719</text:p>
          </table:table-cell>
          <table:table-cell office:value-type="float" office:value="6.872642125" calcext:value-type="float">
            <text:p>6.872642125</text:p>
          </table:table-cell>
          <table:table-cell table:formula="of:=POWER([.C89]-6.75;2)" office:value-type="float" office:value="0.0150410908245157" calcext:value-type="float">
            <text:p>0.015041090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260645" calcext:value-type="float">
            <text:p>7.260645</text:p>
          </table:table-cell>
          <table:table-cell office:value-type="float" office:value="6.86043235" calcext:value-type="float">
            <text:p>6.86043235</text:p>
          </table:table-cell>
          <table:table-cell table:formula="of:=POWER([.C90]-6.75;2)" office:value-type="float" office:value="0.0121953039265225" calcext:value-type="float">
            <text:p>0.012195303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02002" calcext:value-type="float">
            <text:p>7.02002</text:p>
          </table:table-cell>
          <table:table-cell office:value-type="float" office:value="6.8465354" calcext:value-type="float">
            <text:p>6.8465354</text:p>
          </table:table-cell>
          <table:table-cell table:formula="of:=POWER([.C91]-6.75;2)" office:value-type="float" office:value="0.00931908345315992" calcext:value-type="float">
            <text:p>0.00931908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59526" calcext:value-type="float">
            <text:p>6.659526</text:p>
          </table:table-cell>
          <table:table-cell office:value-type="float" office:value="6.830973225" calcext:value-type="float">
            <text:p>6.830973225</text:p>
          </table:table-cell>
          <table:table-cell table:formula="of:=POWER([.C92]-6.75;2)" office:value-type="float" office:value="0.00655666316690065" calcext:value-type="float">
            <text:p>0.00655666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35656" calcext:value-type="float">
            <text:p>6.335656</text:p>
          </table:table-cell>
          <table:table-cell office:value-type="float" office:value="6.822639925" calcext:value-type="float">
            <text:p>6.822639925</text:p>
          </table:table-cell>
          <table:table-cell table:formula="of:=POWER([.C93]-6.75;2)" office:value-type="float" office:value="0.0052765587040056" calcext:value-type="float">
            <text:p>0.005276558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283486" calcext:value-type="float">
            <text:p>6.283486</text:p>
          </table:table-cell>
          <table:table-cell office:value-type="float" office:value="6.828021625" calcext:value-type="float">
            <text:p>6.828021625</text:p>
          </table:table-cell>
          <table:table-cell table:formula="of:=POWER([.C94]-6.75;2)" office:value-type="float" office:value="0.0060873739676406" calcext:value-type="float">
            <text:p>0.00608737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45898" calcext:value-type="float">
            <text:p>6.545898</text:p>
          </table:table-cell>
          <table:table-cell office:value-type="float" office:value="6.84307395" calcext:value-type="float">
            <text:p>6.84307395</text:p>
          </table:table-cell>
          <table:table-cell table:formula="of:=POWER([.C95]-6.75;2)" office:value-type="float" office:value="0.00866276016860249" calcext:value-type="float">
            <text:p>0.008662760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916922" calcext:value-type="float">
            <text:p>6.916922</text:p>
          </table:table-cell>
          <table:table-cell office:value-type="float" office:value="6.857793825" calcext:value-type="float">
            <text:p>6.857793825</text:p>
          </table:table-cell>
          <table:table-cell table:formula="of:=POWER([.C96]-6.75;2)" office:value-type="float" office:value="0.0116195087081306" calcext:value-type="float">
            <text:p>0.011619508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199491" calcext:value-type="float">
            <text:p>7.199491</text:p>
          </table:table-cell>
          <table:table-cell office:value-type="float" office:value="6.8660317" calcext:value-type="float">
            <text:p>6.8660317</text:p>
          </table:table-cell>
          <table:table-cell table:formula="of:=POWER([.C97]-6.75;2)" office:value-type="float" office:value="0.0134633554048899" calcext:value-type="float">
            <text:p>0.013463355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384129" calcext:value-type="float">
            <text:p>7.384129</text:p>
          </table:table-cell>
          <table:table-cell office:value-type="float" office:value="6.866277175" calcext:value-type="float">
            <text:p>6.866277175</text:p>
          </table:table-cell>
          <table:table-cell table:formula="of:=POWER([.C98]-6.75;2)" office:value-type="float" office:value="0.0135203814259807" calcext:value-type="float">
            <text:p>0.013520381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3545" calcext:value-type="float">
            <text:p>7.23545</text:p>
          </table:table-cell>
          <table:table-cell office:value-type="float" office:value="6.858448925" calcext:value-type="float">
            <text:p>6.858448925</text:p>
          </table:table-cell>
          <table:table-cell table:formula="of:=POWER([.C99]-6.75;2)" office:value-type="float" office:value="0.0117611693336557" calcext:value-type="float">
            <text:p>0.01176116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107617" calcext:value-type="float">
            <text:p>7.107617</text:p>
          </table:table-cell>
          <table:table-cell office:value-type="float" office:value="6.847576675" calcext:value-type="float">
            <text:p>6.847576675</text:p>
          </table:table-cell>
          <table:table-cell table:formula="of:=POWER([.C100]-6.75;2)" office:value-type="float" office:value="0.00952120750405563" calcext:value-type="float">
            <text:p>0.00952120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10041" calcext:value-type="float">
            <text:p>6.810041</text:p>
          </table:table-cell>
          <table:table-cell office:value-type="float" office:value="6.83189185" calcext:value-type="float">
            <text:p>6.83189185</text:p>
          </table:table-cell>
          <table:table-cell table:formula="of:=POWER([.C101]-6.75;2)" office:value-type="float" office:value="0.00670627509642248" calcext:value-type="float">
            <text:p>0.006706275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455247" calcext:value-type="float">
            <text:p>6.455247</text:p>
          </table:table-cell>
          <table:table-cell office:value-type="float" office:value="6.819292525" calcext:value-type="float">
            <text:p>6.819292525</text:p>
          </table:table-cell>
          <table:table-cell table:formula="of:=POWER([.C102]-6.75;2)" office:value-type="float" office:value="0.0048014540208756" calcext:value-type="float">
            <text:p>0.0048014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267629" calcext:value-type="float">
            <text:p>6.267629</text:p>
          </table:table-cell>
          <table:table-cell office:value-type="float" office:value="6.818416725" calcext:value-type="float">
            <text:p>6.818416725</text:p>
          </table:table-cell>
          <table:table-cell table:formula="of:=POWER([.C103]-6.75;2)" office:value-type="float" office:value="0.00468084825972569" calcext:value-type="float">
            <text:p>0.004680848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01507" calcext:value-type="float">
            <text:p>6.401507</text:p>
          </table:table-cell>
          <table:table-cell office:value-type="float" office:value="6.82993775" calcext:value-type="float">
            <text:p>6.82993775</text:p>
          </table:table-cell>
          <table:table-cell table:formula="of:=POWER([.C104]-6.75;2)" office:value-type="float" office:value="0.0063900438750625" calcext:value-type="float">
            <text:p>0.006390043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43245" calcext:value-type="float">
            <text:p>6.743245</text:p>
          </table:table-cell>
          <table:table-cell office:value-type="float" office:value="6.8454695" calcext:value-type="float">
            <text:p>6.8454695</text:p>
          </table:table-cell>
          <table:table-cell table:formula="of:=POWER([.C105]-6.75;2)" office:value-type="float" office:value="0.00911442543025002" calcext:value-type="float">
            <text:p>0.009114425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061015" calcext:value-type="float">
            <text:p>7.061015</text:p>
          </table:table-cell>
          <table:table-cell office:value-type="float" office:value="6.856845125" calcext:value-type="float">
            <text:p>6.856845125</text:p>
          </table:table-cell>
          <table:table-cell table:formula="of:=POWER([.C106]-6.75;2)" office:value-type="float" office:value="0.0114158807362657" calcext:value-type="float">
            <text:p>0.01141588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23605" calcext:value-type="float">
            <text:p>7.23605</text:p>
          </table:table-cell>
          <table:table-cell office:value-type="float" office:value="6.85787215" calcext:value-type="float">
            <text:p>6.85787215</text:p>
          </table:table-cell>
          <table:table-cell table:formula="of:=POWER([.C107]-6.75;2)" office:value-type="float" office:value="0.0116364007456226" calcext:value-type="float">
            <text:p>0.011636400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55363" calcext:value-type="float">
            <text:p>7.355363</text:p>
          </table:table-cell>
          <table:table-cell office:value-type="float" office:value="6.856347125" calcext:value-type="float">
            <text:p>6.856347125</text:p>
          </table:table-cell>
          <table:table-cell table:formula="of:=POWER([.C108]-6.75;2)" office:value-type="float" office:value="0.0113097109957656" calcext:value-type="float">
            <text:p>0.01130971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233171" calcext:value-type="float">
            <text:p>7.233171</text:p>
          </table:table-cell>
          <table:table-cell office:value-type="float" office:value="6.84755025" calcext:value-type="float">
            <text:p>6.84755025</text:p>
          </table:table-cell>
          <table:table-cell table:formula="of:=POWER([.C109]-6.75;2)" office:value-type="float" office:value="0.00951605127506256" calcext:value-type="float">
            <text:p>0.00951605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022551" calcext:value-type="float">
            <text:p>7.022551</text:p>
          </table:table-cell>
          <table:table-cell office:value-type="float" office:value="6.8341864" calcext:value-type="float">
            <text:p>6.8341864</text:p>
          </table:table-cell>
          <table:table-cell table:formula="of:=POWER([.C110]-6.75;2)" office:value-type="float" office:value="0.00708734994496002" calcext:value-type="float">
            <text:p>0.00708734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8188" calcext:value-type="float">
            <text:p>6.68188</text:p>
          </table:table-cell>
          <table:table-cell office:value-type="float" office:value="6.8185857" calcext:value-type="float">
            <text:p>6.8185857</text:p>
          </table:table-cell>
          <table:table-cell table:formula="of:=POWER([.C111]-6.75;2)" office:value-type="float" office:value="0.00470399824448998" calcext:value-type="float">
            <text:p>0.004703998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361084" calcext:value-type="float">
            <text:p>6.361084</text:p>
          </table:table-cell>
          <table:table-cell office:value-type="float" office:value="6.809637675" calcext:value-type="float">
            <text:p>6.809637675</text:p>
          </table:table-cell>
          <table:table-cell table:formula="of:=POWER([.C112]-6.75;2)" office:value-type="float" office:value="0.00355665227940566" calcext:value-type="float">
            <text:p>0.003556652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293409" calcext:value-type="float">
            <text:p>6.293409</text:p>
          </table:table-cell>
          <table:table-cell office:value-type="float" office:value="6.81399035" calcext:value-type="float">
            <text:p>6.81399035</text:p>
          </table:table-cell>
          <table:table-cell table:formula="of:=POWER([.C113]-6.75;2)" office:value-type="float" office:value="0.00409476489312251" calcext:value-type="float">
            <text:p>0.00409476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32857" calcext:value-type="float">
            <text:p>6.532857</text:p>
          </table:table-cell>
          <table:table-cell office:value-type="float" office:value="6.828068725" calcext:value-type="float">
            <text:p>6.828068725</text:p>
          </table:table-cell>
          <table:table-cell table:formula="of:=POWER([.C114]-6.75;2)" office:value-type="float" office:value="0.00609472582312557" calcext:value-type="float">
            <text:p>0.006094725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8423" calcext:value-type="float">
            <text:p>6.88423</text:p>
          </table:table-cell>
          <table:table-cell office:value-type="float" office:value="6.84232155" calcext:value-type="float">
            <text:p>6.84232155</text:p>
          </table:table-cell>
          <table:table-cell table:formula="of:=POWER([.C115]-6.75;2)" office:value-type="float" office:value="0.00852326859440256" calcext:value-type="float">
            <text:p>0.00852326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150933" calcext:value-type="float">
            <text:p>7.150933</text:p>
          </table:table-cell>
          <table:table-cell office:value-type="float" office:value="6.851276125" calcext:value-type="float">
            <text:p>6.851276125</text:p>
          </table:table-cell>
          <table:table-cell table:formula="of:=POWER([.C116]-6.75;2)" office:value-type="float" office:value="0.0102568534950156" calcext:value-type="float">
            <text:p>0.010256853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303536" calcext:value-type="float">
            <text:p>7.303536</text:p>
          </table:table-cell>
          <table:table-cell office:value-type="float" office:value="6.851386925" calcext:value-type="float">
            <text:p>6.851386925</text:p>
          </table:table-cell>
          <table:table-cell table:formula="of:=POWER([.C117]-6.75;2)" office:value-type="float" office:value="0.0102793085609556" calcext:value-type="float">
            <text:p>0.010279308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03289" calcext:value-type="float">
            <text:p>7.203289</text:p>
          </table:table-cell>
          <table:table-cell office:value-type="float" office:value="6.8449449" calcext:value-type="float">
            <text:p>6.8449449</text:p>
          </table:table-cell>
          <table:table-cell table:formula="of:=POWER([.C118]-6.75;2)" office:value-type="float" office:value="0.00901453403600996" calcext:value-type="float">
            <text:p>0.00901453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079494" calcext:value-type="float">
            <text:p>7.079494</text:p>
          </table:table-cell>
          <table:table-cell office:value-type="float" office:value="6.83475795" calcext:value-type="float">
            <text:p>6.83475795</text:p>
          </table:table-cell>
          <table:table-cell table:formula="of:=POWER([.C119]-6.75;2)" office:value-type="float" office:value="0.00718391008820253" calcext:value-type="float">
            <text:p>0.007183910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02292" calcext:value-type="float">
            <text:p>6.802292</text:p>
          </table:table-cell>
          <table:table-cell office:value-type="float" office:value="6.82007205" calcext:value-type="float">
            <text:p>6.82007205</text:p>
          </table:table-cell>
          <table:table-cell table:formula="of:=POWER([.C120]-6.75;2)" office:value-type="float" office:value="0.00491009219120254" calcext:value-type="float">
            <text:p>0.00491009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69054" calcext:value-type="float">
            <text:p>6.469054</text:p>
          </table:table-cell>
          <table:table-cell office:value-type="float" office:value="6.808089225" calcext:value-type="float">
            <text:p>6.808089225</text:p>
          </table:table-cell>
          <table:table-cell table:formula="of:=POWER([.C121]-6.75;2)" office:value-type="float" office:value="0.0033743580611006" calcext:value-type="float">
            <text:p>0.00337435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288245" calcext:value-type="float">
            <text:p>6.288245</text:p>
          </table:table-cell>
          <table:table-cell office:value-type="float" office:value="6.807056125" calcext:value-type="float">
            <text:p>6.807056125</text:p>
          </table:table-cell>
          <table:table-cell table:formula="of:=POWER([.C122]-6.75;2)" office:value-type="float" office:value="0.00325540140001561" calcext:value-type="float">
            <text:p>0.003255401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09809" calcext:value-type="float">
            <text:p>6.409809</text:p>
          </table:table-cell>
          <table:table-cell office:value-type="float" office:value="6.81786535" calcext:value-type="float">
            <text:p>6.81786535</text:p>
          </table:table-cell>
          <table:table-cell table:formula="of:=POWER([.C123]-6.75;2)" office:value-type="float" office:value="0.00460570573062249" calcext:value-type="float">
            <text:p>0.004605705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33188" calcext:value-type="float">
            <text:p>6.733188</text:p>
          </table:table-cell>
          <table:table-cell office:value-type="float" office:value="6.832684975" calcext:value-type="float">
            <text:p>6.832684975</text:p>
          </table:table-cell>
          <table:table-cell table:formula="of:=POWER([.C124]-6.75;2)" office:value-type="float" office:value="0.00683680509075067" calcext:value-type="float">
            <text:p>0.006836805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039056" calcext:value-type="float">
            <text:p>7.039056</text:p>
          </table:table-cell>
          <table:table-cell office:value-type="float" office:value="6.84358895" calcext:value-type="float">
            <text:p>6.84358895</text:p>
          </table:table-cell>
          <table:table-cell table:formula="of:=POWER([.C125]-6.75;2)" office:value-type="float" office:value="0.0087588915621025" calcext:value-type="float">
            <text:p>0.00875889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215451" calcext:value-type="float">
            <text:p>7.215451</text:p>
          </table:table-cell>
          <table:table-cell office:value-type="float" office:value="6.845796325" calcext:value-type="float">
            <text:p>6.845796325</text:p>
          </table:table-cell>
          <table:table-cell table:formula="of:=POWER([.C126]-6.75;2)" office:value-type="float" office:value="0.00917693588350567" calcext:value-type="float">
            <text:p>0.009176935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21116" calcext:value-type="float">
            <text:p>7.21116</text:p>
          </table:table-cell>
          <table:table-cell office:value-type="float" office:value="6.844377975" calcext:value-type="float">
            <text:p>6.844377975</text:p>
          </table:table-cell>
          <table:table-cell table:formula="of:=POWER([.C127]-6.75;2)" office:value-type="float" office:value="0.00890720216510071" calcext:value-type="float">
            <text:p>0.008907202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20334" calcext:value-type="float">
            <text:p>7.20334</text:p>
          </table:table-cell>
          <table:table-cell office:value-type="float" office:value="6.838877025" calcext:value-type="float">
            <text:p>6.838877025</text:p>
          </table:table-cell>
          <table:table-cell table:formula="of:=POWER([.C128]-6.75;2)" office:value-type="float" office:value="0.00789912557285069" calcext:value-type="float">
            <text:p>0.00789912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20328" calcext:value-type="float">
            <text:p>7.020328</text:p>
          </table:table-cell>
          <table:table-cell office:value-type="float" office:value="6.8262153" calcext:value-type="float">
            <text:p>6.8262153</text:p>
          </table:table-cell>
          <table:table-cell table:formula="of:=POWER([.C129]-6.75;2)" office:value-type="float" office:value="0.00580877195409005" calcext:value-type="float">
            <text:p>0.00580877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04767" calcext:value-type="float">
            <text:p>6.704767</text:p>
          </table:table-cell>
          <table:table-cell office:value-type="float" office:value="6.810939475" calcext:value-type="float">
            <text:p>6.810939475</text:p>
          </table:table-cell>
          <table:table-cell table:formula="of:=POWER([.C130]-6.75;2)" office:value-type="float" office:value="0.00371361961327558" calcext:value-type="float">
            <text:p>0.003713619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397533" calcext:value-type="float">
            <text:p>6.397533</text:p>
          </table:table-cell>
          <table:table-cell office:value-type="float" office:value="6.801820325" calcext:value-type="float">
            <text:p>6.801820325</text:p>
          </table:table-cell>
          <table:table-cell table:formula="of:=POWER([.C131]-6.75;2)" office:value-type="float" office:value="0.00268534608310558" calcext:value-type="float">
            <text:p>0.002685346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26194" calcext:value-type="float">
            <text:p>6.326194</text:p>
          </table:table-cell>
          <table:table-cell office:value-type="float" office:value="6.805486225" calcext:value-type="float">
            <text:p>6.805486225</text:p>
          </table:table-cell>
          <table:table-cell table:formula="of:=POWER([.C132]-6.75;2)" office:value-type="float" office:value="0.00307872116475064" calcext:value-type="float">
            <text:p>0.003078721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50924" calcext:value-type="float">
            <text:p>6.550924</text:p>
          </table:table-cell>
          <table:table-cell office:value-type="float" office:value="6.818610525" calcext:value-type="float">
            <text:p>6.818610525</text:p>
          </table:table-cell>
          <table:table-cell table:formula="of:=POWER([.C133]-6.75;2)" office:value-type="float" office:value="0.00470740414077568" calcext:value-type="float">
            <text:p>0.00470740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885579" calcext:value-type="float">
            <text:p>6.885579</text:p>
          </table:table-cell>
          <table:table-cell office:value-type="float" office:value="6.8319142" calcext:value-type="float">
            <text:p>6.8319142</text:p>
          </table:table-cell>
          <table:table-cell table:formula="of:=POWER([.C134]-6.75;2)" office:value-type="float" office:value="0.00670993616163999" calcext:value-type="float">
            <text:p>0.006709936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134693" calcext:value-type="float">
            <text:p>7.134693</text:p>
          </table:table-cell>
          <table:table-cell office:value-type="float" office:value="6.83993185" calcext:value-type="float">
            <text:p>6.83993185</text:p>
          </table:table-cell>
          <table:table-cell table:formula="of:=POWER([.C135]-6.75;2)" office:value-type="float" office:value="0.00808773764442253" calcext:value-type="float">
            <text:p>0.008087737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46437" calcext:value-type="float">
            <text:p>7.246437</text:p>
          </table:table-cell>
          <table:table-cell office:value-type="float" office:value="6.83998765" calcext:value-type="float">
            <text:p>6.83998765</text:p>
          </table:table-cell>
          <table:table-cell table:formula="of:=POWER([.C136]-6.75;2)" office:value-type="float" office:value="0.00809777715252256" calcext:value-type="float">
            <text:p>0.008097777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0931" calcext:value-type="float">
            <text:p>7.20931</text:p>
          </table:table-cell>
          <table:table-cell office:value-type="float" office:value="6.834592775" calcext:value-type="float">
            <text:p>6.834592775</text:p>
          </table:table-cell>
          <table:table-cell table:formula="of:=POWER([.C137]-6.75;2)" office:value-type="float" office:value="0.00715593758220062" calcext:value-type="float">
            <text:p>0.007155937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70999" calcext:value-type="float">
            <text:p>7.070999</text:p>
          </table:table-cell>
          <table:table-cell office:value-type="float" office:value="6.82421" calcext:value-type="float">
            <text:p>6.82421</text:p>
          </table:table-cell>
          <table:table-cell table:formula="of:=POWER([.C138]-6.75;2)" office:value-type="float" office:value="0.00550712409999998" calcext:value-type="float">
            <text:p>0.005507124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0056" calcext:value-type="float">
            <text:p>6.80056</text:p>
          </table:table-cell>
          <table:table-cell office:value-type="float" office:value="6.810074775" calcext:value-type="float">
            <text:p>6.810074775</text:p>
          </table:table-cell>
          <table:table-cell table:formula="of:=POWER([.C139]-6.75;2)" office:value-type="float" office:value="0.00360897859130067" calcext:value-type="float">
            <text:p>0.003608978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80224" calcext:value-type="float">
            <text:p>6.480224</text:p>
          </table:table-cell>
          <table:table-cell office:value-type="float" office:value="6.798644475" calcext:value-type="float">
            <text:p>6.798644475</text:p>
          </table:table-cell>
          <table:table-cell table:formula="of:=POWER([.C140]-6.75;2)" office:value-type="float" office:value="0.00236628494802559" calcext:value-type="float">
            <text:p>0.00236628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06068" calcext:value-type="float">
            <text:p>6.306068</text:p>
          </table:table-cell>
          <table:table-cell office:value-type="float" office:value="6.797645975" calcext:value-type="float">
            <text:p>6.79764597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20215" calcext:value-type="float">
            <text:p>6.420215</text:p>
          </table:table-cell>
          <table:table-cell office:value-type="float" office:value="6.807915075" calcext:value-type="float">
            <text:p>6.80791507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2847" calcext:value-type="float">
            <text:p>6.72847</text:p>
          </table:table-cell>
          <table:table-cell office:value-type="float" office:value="6.821988575" calcext:value-type="float">
            <text:p>6.82198857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022777" calcext:value-type="float">
            <text:p>7.022777</text:p>
          </table:table-cell>
          <table:table-cell office:value-type="float" office:value="6.832174375" calcext:value-type="float">
            <text:p>6.83217437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19827" calcext:value-type="float">
            <text:p>7.19827</text:p>
          </table:table-cell>
          <table:table-cell office:value-type="float" office:value="6.836527075" calcext:value-type="float">
            <text:p>6.83652707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102096" calcext:value-type="float">
            <text:p>7.102096</text:p>
          </table:table-cell>
          <table:table-cell office:value-type="float" office:value="6.83500785" calcext:value-type="float">
            <text:p>6.8350078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75049" calcext:value-type="float">
            <text:p>7.175049</text:p>
          </table:table-cell>
          <table:table-cell office:value-type="float" office:value="6.8317738" calcext:value-type="float">
            <text:p>6.831773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003488" calcext:value-type="float">
            <text:p>7.003488</text:p>
          </table:table-cell>
          <table:table-cell office:value-type="float" office:value="6.819737825" calcext:value-type="float">
            <text:p>6.81973782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98617" calcext:value-type="float">
            <text:p>6.698617</text:p>
          </table:table-cell>
          <table:table-cell office:value-type="float" office:value="6.80536985" calcext:value-type="float">
            <text:p>6.8053698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98523" calcext:value-type="float">
            <text:p>6.398523</text:p>
          </table:table-cell>
          <table:table-cell office:value-type="float" office:value="6.79733255" calcext:value-type="float">
            <text:p>6.797332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23959" calcext:value-type="float">
            <text:p>6.323959</text:p>
          </table:table-cell>
          <table:table-cell office:value-type="float" office:value="6.801904425" calcext:value-type="float">
            <text:p>6.8019044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35191" calcext:value-type="float">
            <text:p>6.535191</text:p>
          </table:table-cell>
          <table:table-cell office:value-type="float" office:value="6.8155878" calcext:value-type="float">
            <text:p>6.815587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56544" calcext:value-type="float">
            <text:p>6.856544</text:p>
          </table:table-cell>
          <table:table-cell office:value-type="float" office:value="6.8290956" calcext:value-type="float">
            <text:p>6.82909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10297" calcext:value-type="float">
            <text:p>7.10297</text:p>
          </table:table-cell>
          <table:table-cell office:value-type="float" office:value="6.83619115" calcext:value-type="float">
            <text:p>6.8361911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242413" calcext:value-type="float">
            <text:p>7.242413</text:p>
          </table:table-cell>
          <table:table-cell office:value-type="float" office:value="6.83738335" calcext:value-type="float">
            <text:p>6.8373833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55365" calcext:value-type="float">
            <text:p>7.155365</text:p>
          </table:table-cell>
          <table:table-cell office:value-type="float" office:value="6.831838675" calcext:value-type="float">
            <text:p>6.8318386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045855" calcext:value-type="float">
            <text:p>7.045855</text:p>
          </table:table-cell>
          <table:table-cell office:value-type="float" office:value="6.8226389" calcext:value-type="float">
            <text:p>6.822638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95811" calcext:value-type="float">
            <text:p>6.795811</text:p>
          </table:table-cell>
          <table:table-cell office:value-type="float" office:value="6.80928" calcext:value-type="float">
            <text:p>6.8092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492058" calcext:value-type="float">
            <text:p>6.492058</text:p>
          </table:table-cell>
          <table:table-cell office:value-type="float" office:value="6.7983815" calcext:value-type="float">
            <text:p>6.798381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22979" calcext:value-type="float">
            <text:p>6.322979</text:p>
          </table:table-cell>
          <table:table-cell office:value-type="float" office:value="6.797447525" calcext:value-type="float">
            <text:p>6.7974475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42773" calcext:value-type="float">
            <text:p>6.42773</text:p>
          </table:table-cell>
          <table:table-cell office:value-type="float" office:value="6.8073074" calcext:value-type="float">
            <text:p>6.807307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20614" calcext:value-type="float">
            <text:p>6.720614</text:p>
          </table:table-cell>
          <table:table-cell office:value-type="float" office:value="6.820837625" calcext:value-type="float">
            <text:p>6.82083762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002594" calcext:value-type="float">
            <text:p>7.002594</text:p>
          </table:table-cell>
          <table:table-cell office:value-type="float" office:value="6.8307618" calcext:value-type="float">
            <text:p>6.830761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169347" calcext:value-type="float">
            <text:p>7.169347</text:p>
          </table:table-cell>
          <table:table-cell office:value-type="float" office:value="6.8321901" calcext:value-type="float">
            <text:p>6.832190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127351" calcext:value-type="float">
            <text:p>7.127351</text:p>
          </table:table-cell>
          <table:table-cell office:value-type="float" office:value="6.83037095" calcext:value-type="float">
            <text:p>6.8303709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158717" calcext:value-type="float">
            <text:p>7.158717</text:p>
          </table:table-cell>
          <table:table-cell office:value-type="float" office:value="6.8258019" calcext:value-type="float">
            <text:p>6.825801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991122" calcext:value-type="float">
            <text:p>6.991122</text:p>
          </table:table-cell>
          <table:table-cell office:value-type="float" office:value="6.813792275" calcext:value-type="float">
            <text:p>6.8137922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96871" calcext:value-type="float">
            <text:p>6.696871</text:p>
          </table:table-cell>
          <table:table-cell office:value-type="float" office:value="6.799660875" calcext:value-type="float">
            <text:p>6.79966087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409295" calcext:value-type="float">
            <text:p>6.409295</text:p>
          </table:table-cell>
          <table:table-cell office:value-type="float" office:value="6.79170895" calcext:value-type="float">
            <text:p>6.7917089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340001" calcext:value-type="float">
            <text:p>6.340001</text:p>
          </table:table-cell>
          <table:table-cell office:value-type="float" office:value="6.79583425" calcext:value-type="float">
            <text:p>6.7958342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44169" calcext:value-type="float">
            <text:p>6.544169</text:p>
          </table:table-cell>
          <table:table-cell office:value-type="float" office:value="6.808543875" calcext:value-type="float">
            <text:p>6.8085438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51166" calcext:value-type="float">
            <text:p>6.851166</text:p>
          </table:table-cell>
          <table:table-cell office:value-type="float" office:value="6.8209966" calcext:value-type="float">
            <text:p>6.820996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83071" calcext:value-type="float">
            <text:p>7.083071</text:p>
          </table:table-cell>
          <table:table-cell office:value-type="float" office:value="6.827766875" calcext:value-type="float">
            <text:p>6.8277668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06285" calcext:value-type="float">
            <text:p>7.206285</text:p>
          </table:table-cell>
          <table:table-cell office:value-type="float" office:value="6.82818435" calcext:value-type="float">
            <text:p>6.8281843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136925" calcext:value-type="float">
            <text:p>7.136925</text:p>
          </table:table-cell>
          <table:table-cell office:value-type="float" office:value="6.82283155" calcext:value-type="float">
            <text:p>6.8228315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030642" calcext:value-type="float">
            <text:p>7.030642</text:p>
          </table:table-cell>
          <table:table-cell office:value-type="float" office:value="6.81384755" calcext:value-type="float">
            <text:p>6.8138475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93999" calcext:value-type="float">
            <text:p>6.793999</text:p>
          </table:table-cell>
          <table:table-cell office:value-type="float" office:value="6.801050525" calcext:value-type="float">
            <text:p>6.80105052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0559" calcext:value-type="float">
            <text:p>6.50559</text:p>
          </table:table-cell>
          <table:table-cell office:value-type="float" office:value="6.790605775" calcext:value-type="float">
            <text:p>6.7906057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43348" calcext:value-type="float">
            <text:p>6.343348</text:p>
          </table:table-cell>
          <table:table-cell office:value-type="float" office:value="6.789628025" calcext:value-type="float">
            <text:p>6.78962802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40284" calcext:value-type="float">
            <text:p>6.440284</text:p>
          </table:table-cell>
          <table:table-cell office:value-type="float" office:value="6.798925025" calcext:value-type="float">
            <text:p>6.79892502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16832" calcext:value-type="float">
            <text:p>6.716832</text:p>
          </table:table-cell>
          <table:table-cell office:value-type="float" office:value="6.8117558" calcext:value-type="float">
            <text:p>6.811755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983155" calcext:value-type="float">
            <text:p>6.983155</text:p>
          </table:table-cell>
          <table:table-cell office:value-type="float" office:value="6.821254" calcext:value-type="float">
            <text:p>6.82125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135902" calcext:value-type="float">
            <text:p>7.135902</text:p>
          </table:table-cell>
          <table:table-cell office:value-type="float" office:value="6.82202625" calcext:value-type="float">
            <text:p>6.8220262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196885" calcext:value-type="float">
            <text:p>7.196885</text:p>
          </table:table-cell>
          <table:table-cell office:value-type="float" office:value="6.820375625" calcext:value-type="float">
            <text:p>6.8203756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137501" calcext:value-type="float">
            <text:p>7.137501</text:p>
          </table:table-cell>
          <table:table-cell office:value-type="float" office:value="6.813592325" calcext:value-type="float">
            <text:p>6.8135923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972734" calcext:value-type="float">
            <text:p>6.972734</text:p>
          </table:table-cell>
          <table:table-cell office:value-type="float" office:value="6.8019249" calcext:value-type="float">
            <text:p>6.801924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9361" calcext:value-type="float">
            <text:p>6.69361</text:p>
          </table:table-cell>
          <table:table-cell office:value-type="float" office:value="6.7884379" calcext:value-type="float">
            <text:p>6.788437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428769" calcext:value-type="float">
            <text:p>6.428769</text:p>
          </table:table-cell>
          <table:table-cell office:value-type="float" office:value="6.781006125" calcext:value-type="float">
            <text:p>6.7810061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77125" calcext:value-type="float">
            <text:p>6.377125</text:p>
          </table:table-cell>
          <table:table-cell office:value-type="float" office:value="6.7849989" calcext:value-type="float">
            <text:p>6.784998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81398" calcext:value-type="float">
            <text:p>6.581398</text:p>
          </table:table-cell>
          <table:table-cell office:value-type="float" office:value="6.796755675" calcext:value-type="float">
            <text:p>6.7967556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71294" calcext:value-type="float">
            <text:p>6.871294</text:p>
          </table:table-cell>
          <table:table-cell office:value-type="float" office:value="6.8077716" calcext:value-type="float">
            <text:p>6.807771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075503" calcext:value-type="float">
            <text:p>7.075503</text:p>
          </table:table-cell>
          <table:table-cell office:value-type="float" office:value="6.81272985" calcext:value-type="float">
            <text:p>6.812729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140366" calcext:value-type="float">
            <text:p>7.140366</text:p>
          </table:table-cell>
          <table:table-cell office:value-type="float" office:value="6.81305265" calcext:value-type="float">
            <text:p>6.8130526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150658" calcext:value-type="float">
            <text:p>7.150658</text:p>
          </table:table-cell>
          <table:table-cell office:value-type="float" office:value="6.808920075" calcext:value-type="float">
            <text:p>6.8089200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020626" calcext:value-type="float">
            <text:p>7.020626</text:p>
          </table:table-cell>
          <table:table-cell office:value-type="float" office:value="6.7993742" calcext:value-type="float">
            <text:p>6.799374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87374" calcext:value-type="float">
            <text:p>6.787374</text:p>
          </table:table-cell>
          <table:table-cell office:value-type="float" office:value="6.786957675" calcext:value-type="float">
            <text:p>6.7869576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511499" calcext:value-type="float">
            <text:p>6.511499</text:p>
          </table:table-cell>
          <table:table-cell office:value-type="float" office:value="6.777081875" calcext:value-type="float">
            <text:p>6.77708187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359871" calcext:value-type="float">
            <text:p>6.359871</text:p>
          </table:table-cell>
          <table:table-cell office:value-type="float" office:value="6.776335925" calcext:value-type="float">
            <text:p>6.7763359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54699" calcext:value-type="float">
            <text:p>6.454699</text:p>
          </table:table-cell>
          <table:table-cell office:value-type="float" office:value="6.78530695" calcext:value-type="float">
            <text:p>6.785306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17374" calcext:value-type="float">
            <text:p>6.717374</text:p>
          </table:table-cell>
          <table:table-cell office:value-type="float" office:value="6.797521375" calcext:value-type="float">
            <text:p>6.7975213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968939" calcext:value-type="float">
            <text:p>6.968939</text:p>
          </table:table-cell>
          <table:table-cell office:value-type="float" office:value="6.8065154" calcext:value-type="float">
            <text:p>6.806515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117581" calcext:value-type="float">
            <text:p>7.117581</text:p>
          </table:table-cell>
          <table:table-cell office:value-type="float" office:value="6.807357525" calcext:value-type="float">
            <text:p>6.8073575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059726" calcext:value-type="float">
            <text:p>7.059726</text:p>
          </table:table-cell>
          <table:table-cell office:value-type="float" office:value="6.8055202" calcext:value-type="float">
            <text:p>6.8055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096581" calcext:value-type="float">
            <text:p>7.096581</text:p>
          </table:table-cell>
          <table:table-cell office:value-type="float" office:value="6.801645" calcext:value-type="float">
            <text:p>6.80164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944589" calcext:value-type="float">
            <text:p>6.944589</text:p>
          </table:table-cell>
          <table:table-cell office:value-type="float" office:value="6.79079445" calcext:value-type="float">
            <text:p>6.7907944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78332" calcext:value-type="float">
            <text:p>6.678332</text:p>
          </table:table-cell>
          <table:table-cell office:value-type="float" office:value="6.778292" calcext:value-type="float">
            <text:p>6.77829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25866" calcext:value-type="float">
            <text:p>6.425866</text:p>
          </table:table-cell>
          <table:table-cell office:value-type="float" office:value="6.771973325" calcext:value-type="float">
            <text:p>6.77197332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378794" calcext:value-type="float">
            <text:p>6.378794</text:p>
          </table:table-cell>
          <table:table-cell office:value-type="float" office:value="6.776918175" calcext:value-type="float">
            <text:p>6.77691817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74307" calcext:value-type="float">
            <text:p>6.574307</text:p>
          </table:table-cell>
          <table:table-cell office:value-type="float" office:value="6.789306575" calcext:value-type="float">
            <text:p>6.78930657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48386" calcext:value-type="float">
            <text:p>6.848386</text:p>
          </table:table-cell>
          <table:table-cell office:value-type="float" office:value="6.80063875" calcext:value-type="float">
            <text:p>6.8006387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042278" calcext:value-type="float">
            <text:p>7.042278</text:p>
          </table:table-cell>
          <table:table-cell office:value-type="float" office:value="6.804095625" calcext:value-type="float">
            <text:p>6.8040956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121977" calcext:value-type="float">
            <text:p>7.121977</text:p>
          </table:table-cell>
          <table:table-cell office:value-type="float" office:value="6.806220075" calcext:value-type="float">
            <text:p>6.8062200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09977" calcext:value-type="float">
            <text:p>7.09977</text:p>
          </table:table-cell>
          <table:table-cell office:value-type="float" office:value="6.80262215" calcext:value-type="float">
            <text:p>6.8026221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992173" calcext:value-type="float">
            <text:p>6.992173</text:p>
          </table:table-cell>
          <table:table-cell office:value-type="float" office:value="6.794231625" calcext:value-type="float">
            <text:p>6.7942316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77565" calcext:value-type="float">
            <text:p>6.777565</text:p>
          </table:table-cell>
          <table:table-cell office:value-type="float" office:value="6.7826167" calcext:value-type="float">
            <text:p>6.78261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18761" calcext:value-type="float">
            <text:p>6.518761</text:p>
          </table:table-cell>
          <table:table-cell office:value-type="float" office:value="6.773418925" calcext:value-type="float">
            <text:p>6.77341892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376209" calcext:value-type="float">
            <text:p>6.376209</text:p>
          </table:table-cell>
          <table:table-cell office:value-type="float" office:value="6.7729884" calcext:value-type="float">
            <text:p>6.772988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6648" calcext:value-type="float">
            <text:p>6.46648</text:p>
          </table:table-cell>
          <table:table-cell office:value-type="float" office:value="6.7817094" calcext:value-type="float">
            <text:p>6.781709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15228" calcext:value-type="float">
            <text:p>6.715228</text:p>
          </table:table-cell>
          <table:table-cell office:value-type="float" office:value="6.79333" calcext:value-type="float">
            <text:p>6.7933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953515" calcext:value-type="float">
            <text:p>6.953515</text:p>
          </table:table-cell>
          <table:table-cell office:value-type="float" office:value="6.8018842" calcext:value-type="float">
            <text:p>6.801884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09676" calcext:value-type="float">
            <text:p>7.09676</text:p>
          </table:table-cell>
          <table:table-cell office:value-type="float" office:value="6.8018473" calcext:value-type="float">
            <text:p>6.801847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014045" calcext:value-type="float">
            <text:p>7.014045</text:p>
          </table:table-cell>
          <table:table-cell office:value-type="float" office:value="6.79952635" calcext:value-type="float">
            <text:p>6.7995263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069877" calcext:value-type="float">
            <text:p>7.069877</text:p>
          </table:table-cell>
          <table:table-cell office:value-type="float" office:value="6.79597115" calcext:value-type="float">
            <text:p>6.7959711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925553" calcext:value-type="float">
            <text:p>6.925553</text:p>
          </table:table-cell>
          <table:table-cell office:value-type="float" office:value="6.78526725" calcext:value-type="float">
            <text:p>6.785267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70804" calcext:value-type="float">
            <text:p>6.670804</text:p>
          </table:table-cell>
          <table:table-cell office:value-type="float" office:value="6.773196925" calcext:value-type="float">
            <text:p>6.77319692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433254" calcext:value-type="float">
            <text:p>6.433254</text:p>
          </table:table-cell>
          <table:table-cell office:value-type="float" office:value="6.7674036" calcext:value-type="float">
            <text:p>6.767403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396339" calcext:value-type="float">
            <text:p>6.396339</text:p>
          </table:table-cell>
          <table:table-cell office:value-type="float" office:value="6.772363225" calcext:value-type="float">
            <text:p>6.7723632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8848" calcext:value-type="float">
            <text:p>6.58848</text:p>
          </table:table-cell>
          <table:table-cell office:value-type="float" office:value="6.783842925" calcext:value-type="float">
            <text:p>6.78384292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47396" calcext:value-type="float">
            <text:p>6.847396</text:p>
          </table:table-cell>
          <table:table-cell office:value-type="float" office:value="6.7935522" calcext:value-type="float">
            <text:p>6.793552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022035" calcext:value-type="float">
            <text:p>7.022035</text:p>
          </table:table-cell>
          <table:table-cell office:value-type="float" office:value="6.794602175" calcext:value-type="float">
            <text:p>6.7946021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069624" calcext:value-type="float">
            <text:p>7.069624</text:p>
          </table:table-cell>
          <table:table-cell office:value-type="float" office:value="6.795901325" calcext:value-type="float">
            <text:p>6.79590132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088415" calcext:value-type="float">
            <text:p>7.088415</text:p>
          </table:table-cell>
          <table:table-cell office:value-type="float" office:value="6.792635975" calcext:value-type="float">
            <text:p>6.79263597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975063" calcext:value-type="float">
            <text:p>6.975063</text:p>
          </table:table-cell>
          <table:table-cell office:value-type="float" office:value="6.78404255" calcext:value-type="float">
            <text:p>6.7840425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68823" calcext:value-type="float">
            <text:p>6.768823</text:p>
          </table:table-cell>
          <table:table-cell office:value-type="float" office:value="6.772872875" calcext:value-type="float">
            <text:p>6.77287287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23965" calcext:value-type="float">
            <text:p>6.523965</text:p>
          </table:table-cell>
          <table:table-cell office:value-type="float" office:value="6.76426925" calcext:value-type="float">
            <text:p>6.7642692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392342" calcext:value-type="float">
            <text:p>6.392342</text:p>
          </table:table-cell>
          <table:table-cell office:value-type="float" office:value="6.764091925" calcext:value-type="float">
            <text:p>6.7640919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481661" calcext:value-type="float">
            <text:p>6.481661</text:p>
          </table:table-cell>
          <table:table-cell office:value-type="float" office:value="6.7724789" calcext:value-type="float">
            <text:p>6.772478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18712" calcext:value-type="float">
            <text:p>6.718712</text:p>
          </table:table-cell>
          <table:table-cell office:value-type="float" office:value="6.783419925" calcext:value-type="float">
            <text:p>6.7834199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943276" calcext:value-type="float">
            <text:p>6.943276</text:p>
          </table:table-cell>
          <table:table-cell office:value-type="float" office:value="6.79141275" calcext:value-type="float">
            <text:p>6.7914127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077135" calcext:value-type="float">
            <text:p>7.077135</text:p>
          </table:table-cell>
          <table:table-cell office:value-type="float" office:value="6.791252925" calcext:value-type="float">
            <text:p>6.7912529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002624" calcext:value-type="float">
            <text:p>7.002624</text:p>
          </table:table-cell>
          <table:table-cell office:value-type="float" office:value="6.7888779" calcext:value-type="float">
            <text:p>6.788877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044088" calcext:value-type="float">
            <text:p>7.044088</text:p>
          </table:table-cell>
          <table:table-cell office:value-type="float" office:value="6.785297475" calcext:value-type="float">
            <text:p>6.7852974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904718" calcext:value-type="float">
            <text:p>6.904718</text:p>
          </table:table-cell>
          <table:table-cell office:value-type="float" office:value="6.775260725" calcext:value-type="float">
            <text:p>6.7752607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62559" calcext:value-type="float">
            <text:p>6.662559</text:p>
          </table:table-cell>
          <table:table-cell office:value-type="float" office:value="6.7640271" calcext:value-type="float">
            <text:p>6.764027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444491" calcext:value-type="float">
            <text:p>6.444491</text:p>
          </table:table-cell>
          <table:table-cell office:value-type="float" office:value="6.758792925" calcext:value-type="float">
            <text:p>6.75879292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425585" calcext:value-type="float">
            <text:p>6.425585</text:p>
          </table:table-cell>
          <table:table-cell office:value-type="float" office:value="6.763582525" calcext:value-type="float">
            <text:p>6.7635825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2366" calcext:value-type="float">
            <text:p>6.62366</text:p>
          </table:table-cell>
          <table:table-cell office:value-type="float" office:value="6.774144375" calcext:value-type="float">
            <text:p>6.77414437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7433" calcext:value-type="float">
            <text:p>6.87433</text:p>
          </table:table-cell>
          <table:table-cell office:value-type="float" office:value="6.7826552" calcext:value-type="float">
            <text:p>6.782655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027594" calcext:value-type="float">
            <text:p>7.027594</text:p>
          </table:table-cell>
          <table:table-cell office:value-type="float" office:value="6.783014175" calcext:value-type="float">
            <text:p>6.78301417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986661" calcext:value-type="float">
            <text:p>6.986661</text:p>
          </table:table-cell>
          <table:table-cell office:value-type="float" office:value="6.783104925" calcext:value-type="float">
            <text:p>6.7831049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127256" calcext:value-type="float">
            <text:p>7.127256</text:p>
          </table:table-cell>
          <table:table-cell office:value-type="float" office:value="6.78122195" calcext:value-type="float">
            <text:p>6.7812219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97806" calcext:value-type="float">
            <text:p>6.97806</text:p>
          </table:table-cell>
          <table:table-cell office:value-type="float" office:value="6.7712701" calcext:value-type="float">
            <text:p>6.771270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64149" calcext:value-type="float">
            <text:p>6.764149</text:p>
          </table:table-cell>
          <table:table-cell office:value-type="float" office:value="6.76007615" calcext:value-type="float">
            <text:p>6.7600761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27576" calcext:value-type="float">
            <text:p>6.527576</text:p>
          </table:table-cell>
          <table:table-cell office:value-type="float" office:value="6.752040575" calcext:value-type="float">
            <text:p>6.7520405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09654" calcext:value-type="float">
            <text:p>6.409654</text:p>
          </table:table-cell>
          <table:table-cell office:value-type="float" office:value="6.752266925" calcext:value-type="float">
            <text:p>6.7522669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0154" calcext:value-type="float">
            <text:p>6.50154</text:p>
          </table:table-cell>
          <table:table-cell office:value-type="float" office:value="6.76036545" calcext:value-type="float">
            <text:p>6.7603654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25049" calcext:value-type="float">
            <text:p>6.725049</text:p>
          </table:table-cell>
          <table:table-cell office:value-type="float" office:value="6.770510675" calcext:value-type="float">
            <text:p>6.7705106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931304" calcext:value-type="float">
            <text:p>6.931304</text:p>
          </table:table-cell>
          <table:table-cell office:value-type="float" office:value="6.77779365" calcext:value-type="float">
            <text:p>6.7777936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057396" calcext:value-type="float">
            <text:p>7.057396</text:p>
          </table:table-cell>
          <table:table-cell office:value-type="float" office:value="6.777806675" calcext:value-type="float">
            <text:p>6.7778066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952039" calcext:value-type="float">
            <text:p>6.952039</text:p>
          </table:table-cell>
          <table:table-cell office:value-type="float" office:value="6.7754252" calcext:value-type="float">
            <text:p>6.775425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003922" calcext:value-type="float">
            <text:p>7.003922</text:p>
          </table:table-cell>
          <table:table-cell office:value-type="float" office:value="6.772794425" calcext:value-type="float">
            <text:p>6.7727944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71837" calcext:value-type="float">
            <text:p>6.871837</text:p>
          </table:table-cell>
          <table:table-cell office:value-type="float" office:value="6.7637637" calcext:value-type="float">
            <text:p>6.763763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41721" calcext:value-type="float">
            <text:p>6.641721</text:p>
          </table:table-cell>
          <table:table-cell office:value-type="float" office:value="6.75367145" calcext:value-type="float">
            <text:p>6.7536714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44274" calcext:value-type="float">
            <text:p>6.44274</text:p>
          </table:table-cell>
          <table:table-cell office:value-type="float" office:value="6.74938475" calcext:value-type="float">
            <text:p>6.749384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439071" calcext:value-type="float">
            <text:p>6.439071</text:p>
          </table:table-cell>
          <table:table-cell office:value-type="float" office:value="6.754558775" calcext:value-type="float">
            <text:p>6.7545587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31639" calcext:value-type="float">
            <text:p>6.631639</text:p>
          </table:table-cell>
          <table:table-cell office:value-type="float" office:value="6.76513905" calcext:value-type="float">
            <text:p>6.7651390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55527" calcext:value-type="float">
            <text:p>6.855527</text:p>
          </table:table-cell>
          <table:table-cell office:value-type="float" office:value="6.774173" calcext:value-type="float">
            <text:p>6.77417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976851" calcext:value-type="float">
            <text:p>6.976851</text:p>
          </table:table-cell>
          <table:table-cell office:value-type="float" office:value="6.777827925" calcext:value-type="float">
            <text:p>6.77782792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89395" calcext:value-type="float">
            <text:p>6.889395</text:p>
          </table:table-cell>
          <table:table-cell office:value-type="float" office:value="6.778876875" calcext:value-type="float">
            <text:p>6.7788768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074001" calcext:value-type="float">
            <text:p>7.074001</text:p>
          </table:table-cell>
          <table:table-cell office:value-type="float" office:value="6.779376375" calcext:value-type="float">
            <text:p>6.7793763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93901" calcext:value-type="float">
            <text:p>6.93901</text:p>
          </table:table-cell>
          <table:table-cell office:value-type="float" office:value="6.77066765" calcext:value-type="float">
            <text:p>6.7706676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44678" calcext:value-type="float">
            <text:p>6.744678</text:p>
          </table:table-cell>
          <table:table-cell office:value-type="float" office:value="6.76058305" calcext:value-type="float">
            <text:p>6.7605830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28276" calcext:value-type="float">
            <text:p>6.528276</text:p>
          </table:table-cell>
          <table:table-cell office:value-type="float" office:value="6.75359615" calcext:value-type="float">
            <text:p>6.7535961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24678" calcext:value-type="float">
            <text:p>6.424678</text:p>
          </table:table-cell>
          <table:table-cell office:value-type="float" office:value="6.7545309" calcext:value-type="float">
            <text:p>6.754530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16872" calcext:value-type="float">
            <text:p>6.516872</text:p>
          </table:table-cell>
          <table:table-cell office:value-type="float" office:value="6.762626375" calcext:value-type="float">
            <text:p>6.7626263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27821" calcext:value-type="float">
            <text:p>6.727821</text:p>
          </table:table-cell>
          <table:table-cell office:value-type="float" office:value="6.772150575" calcext:value-type="float">
            <text:p>6.7721505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919302" calcext:value-type="float">
            <text:p>6.919302</text:p>
          </table:table-cell>
          <table:table-cell office:value-type="float" office:value="6.77865965" calcext:value-type="float">
            <text:p>6.7786596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038425" calcext:value-type="float">
            <text:p>7.038425</text:p>
          </table:table-cell>
          <table:table-cell office:value-type="float" office:value="6.7788797" calcext:value-type="float">
            <text:p>6.778879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936883" calcext:value-type="float">
            <text:p>6.936883</text:p>
          </table:table-cell>
          <table:table-cell office:value-type="float" office:value="6.7764032" calcext:value-type="float">
            <text:p>6.776403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982134" calcext:value-type="float">
            <text:p>6.982134</text:p>
          </table:table-cell>
          <table:table-cell office:value-type="float" office:value="6.773790475" calcext:value-type="float">
            <text:p>6.77379047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59407" calcext:value-type="float">
            <text:p>6.859407</text:p>
          </table:table-cell>
          <table:table-cell office:value-type="float" office:value="6.765266425" calcext:value-type="float">
            <text:p>6.76526642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42618" calcext:value-type="float">
            <text:p>6.642618</text:p>
          </table:table-cell>
          <table:table-cell office:value-type="float" office:value="6.7557357" calcext:value-type="float">
            <text:p>6.755735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455373" calcext:value-type="float">
            <text:p>6.455373</text:p>
          </table:table-cell>
          <table:table-cell office:value-type="float" office:value="6.751676525" calcext:value-type="float">
            <text:p>6.7516765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53192" calcext:value-type="float">
            <text:p>6.453192</text:p>
          </table:table-cell>
          <table:table-cell office:value-type="float" office:value="6.756395975" calcext:value-type="float">
            <text:p>6.7563959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36075" calcext:value-type="float">
            <text:p>6.636075</text:p>
          </table:table-cell>
          <table:table-cell office:value-type="float" office:value="6.76593285" calcext:value-type="float">
            <text:p>6.7659328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48059" calcext:value-type="float">
            <text:p>6.848059</text:p>
          </table:table-cell>
          <table:table-cell office:value-type="float" office:value="6.77381005" calcext:value-type="float">
            <text:p>6.7738100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964093" calcext:value-type="float">
            <text:p>6.964093</text:p>
          </table:table-cell>
          <table:table-cell office:value-type="float" office:value="6.778891675" calcext:value-type="float">
            <text:p>6.7788916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88689" calcext:value-type="float">
            <text:p>6.888689</text:p>
          </table:table-cell>
          <table:table-cell office:value-type="float" office:value="6.778272325" calcext:value-type="float">
            <text:p>6.7782723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031224" calcext:value-type="float">
            <text:p>7.031224</text:p>
          </table:table-cell>
          <table:table-cell office:value-type="float" office:value="6.777345225" calcext:value-type="float">
            <text:p>6.7773452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911342" calcext:value-type="float">
            <text:p>6.911342</text:p>
          </table:table-cell>
          <table:table-cell office:value-type="float" office:value="6.76881365" calcext:value-type="float">
            <text:p>6.768813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29182" calcext:value-type="float">
            <text:p>6.729182</text:p>
          </table:table-cell>
          <table:table-cell office:value-type="float" office:value="6.759178325" calcext:value-type="float">
            <text:p>6.75917832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30302" calcext:value-type="float">
            <text:p>6.530302</text:p>
          </table:table-cell>
          <table:table-cell office:value-type="float" office:value="6.752905225" calcext:value-type="float">
            <text:p>6.7529052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442726" calcext:value-type="float">
            <text:p>6.442726</text:p>
          </table:table-cell>
          <table:table-cell office:value-type="float" office:value="6.7542619" calcext:value-type="float">
            <text:p>6.754261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3663" calcext:value-type="float">
            <text:p>6.53663</text:p>
          </table:table-cell>
          <table:table-cell office:value-type="float" office:value="6.762008475" calcext:value-type="float">
            <text:p>6.76200847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33595" calcext:value-type="float">
            <text:p>6.733595</text:p>
          </table:table-cell>
          <table:table-cell office:value-type="float" office:value="6.770484875" calcext:value-type="float">
            <text:p>6.7704848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907349" calcext:value-type="float">
            <text:p>6.907349</text:p>
          </table:table-cell>
          <table:table-cell office:value-type="float" office:value="6.7752585" calcext:value-type="float">
            <text:p>6.775258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016368" calcext:value-type="float">
            <text:p>7.016368</text:p>
          </table:table-cell>
          <table:table-cell office:value-type="float" office:value="6.7766889" calcext:value-type="float">
            <text:p>6.776688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931825" calcext:value-type="float">
            <text:p>6.931825</text:p>
          </table:table-cell>
          <table:table-cell office:value-type="float" office:value="6.77434185" calcext:value-type="float">
            <text:p>6.7743418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962137" calcext:value-type="float">
            <text:p>6.962137</text:p>
          </table:table-cell>
          <table:table-cell office:value-type="float" office:value="6.7713581" calcext:value-type="float">
            <text:p>6.771358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46808" calcext:value-type="float">
            <text:p>6.846808</text:p>
          </table:table-cell>
          <table:table-cell office:value-type="float" office:value="6.7631494" calcext:value-type="float">
            <text:p>6.763149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2693" calcext:value-type="float">
            <text:p>6.642693</text:p>
          </table:table-cell>
          <table:table-cell office:value-type="float" office:value="6.754224225" calcext:value-type="float">
            <text:p>6.7542242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468147" calcext:value-type="float">
            <text:p>6.468147</text:p>
          </table:table-cell>
          <table:table-cell office:value-type="float" office:value="6.750687325" calcext:value-type="float">
            <text:p>6.7506873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470253" calcext:value-type="float">
            <text:p>6.470253</text:p>
          </table:table-cell>
          <table:table-cell office:value-type="float" office:value="6.755428175" calcext:value-type="float">
            <text:p>6.7554281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49701" calcext:value-type="float">
            <text:p>6.649701</text:p>
          </table:table-cell>
          <table:table-cell office:value-type="float" office:value="6.76453475" calcext:value-type="float">
            <text:p>6.764534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62282" calcext:value-type="float">
            <text:p>6.862282</text:p>
          </table:table-cell>
          <table:table-cell office:value-type="float" office:value="6.771896" calcext:value-type="float">
            <text:p>6.77189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992997" calcext:value-type="float">
            <text:p>6.992997</text:p>
          </table:table-cell>
          <table:table-cell office:value-type="float" office:value="6.783760975" calcext:value-type="float">
            <text:p>6.7837609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001724" calcext:value-type="float">
            <text:p>7.001724</text:p>
          </table:table-cell>
          <table:table-cell office:value-type="float" office:value="6.781542275" calcext:value-type="float">
            <text:p>6.7815422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018809" calcext:value-type="float">
            <text:p>7.018809</text:p>
          </table:table-cell>
          <table:table-cell office:value-type="float" office:value="6.77701505" calcext:value-type="float">
            <text:p>6.7770150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909375" calcext:value-type="float">
            <text:p>6.909375</text:p>
          </table:table-cell>
          <table:table-cell office:value-type="float" office:value="6.768251" calcext:value-type="float">
            <text:p>6.76825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25652" calcext:value-type="float">
            <text:p>6.725652</text:p>
          </table:table-cell>
          <table:table-cell office:value-type="float" office:value="6.758627625" calcext:value-type="float">
            <text:p>6.7586276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35626" calcext:value-type="float">
            <text:p>6.535626</text:p>
          </table:table-cell>
          <table:table-cell office:value-type="float" office:value="6.75296845" calcext:value-type="float">
            <text:p>6.7529684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465202" calcext:value-type="float">
            <text:p>6.465202</text:p>
          </table:table-cell>
          <table:table-cell office:value-type="float" office:value="6.7548766" calcext:value-type="float">
            <text:p>6.754876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65666" calcext:value-type="float">
            <text:p>6.565666</text:p>
          </table:table-cell>
          <table:table-cell office:value-type="float" office:value="6.76232" calcext:value-type="float">
            <text:p>6.7623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48497" calcext:value-type="float">
            <text:p>6.748497</text:p>
          </table:table-cell>
          <table:table-cell office:value-type="float" office:value="6.76951735" calcext:value-type="float">
            <text:p>6.7695173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9784" calcext:value-type="float">
            <text:p>6.89784</text:p>
          </table:table-cell>
          <table:table-cell office:value-type="float" office:value="6.7717649" calcext:value-type="float">
            <text:p>6.7717649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988184" calcext:value-type="float">
            <text:p>6.988184</text:p>
          </table:table-cell>
          <table:table-cell office:value-type="float" office:value="6.7742483" calcext:value-type="float">
            <text:p>6.774248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28104" calcext:value-type="float">
            <text:p>6.928104</text:p>
          </table:table-cell>
          <table:table-cell office:value-type="float" office:value="6.772215775" calcext:value-type="float">
            <text:p>6.77221577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939365" calcext:value-type="float">
            <text:p>6.939365</text:p>
          </table:table-cell>
          <table:table-cell office:value-type="float" office:value="6.768813575" calcext:value-type="float">
            <text:p>6.7688135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32374" calcext:value-type="float">
            <text:p>6.832374</text:p>
          </table:table-cell>
          <table:table-cell office:value-type="float" office:value="6.760960325" calcext:value-type="float">
            <text:p>6.7609603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41172" calcext:value-type="float">
            <text:p>6.641172</text:p>
          </table:table-cell>
          <table:table-cell office:value-type="float" office:value="6.752679875" calcext:value-type="float">
            <text:p>6.7526798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478178" calcext:value-type="float">
            <text:p>6.478178</text:p>
          </table:table-cell>
          <table:table-cell office:value-type="float" office:value="6.7497407" calcext:value-type="float">
            <text:p>6.749740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480251" calcext:value-type="float">
            <text:p>6.480251</text:p>
          </table:table-cell>
          <table:table-cell office:value-type="float" office:value="6.754652375" calcext:value-type="float">
            <text:p>6.75465237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44151" calcext:value-type="float">
            <text:p>6.644151</text:p>
          </table:table-cell>
          <table:table-cell office:value-type="float" office:value="6.7637074" calcext:value-type="float">
            <text:p>6.763707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34667" calcext:value-type="float">
            <text:p>6.834667</text:p>
          </table:table-cell>
          <table:table-cell office:value-type="float" office:value="6.7717194" calcext:value-type="float">
            <text:p>6.771719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951163" calcext:value-type="float">
            <text:p>6.951163</text:p>
          </table:table-cell>
          <table:table-cell office:value-type="float" office:value="6.726080675" calcext:value-type="float">
            <text:p>6.7260806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051324" calcext:value-type="float">
            <text:p>7.051324</text:p>
          </table:table-cell>
          <table:table-cell office:value-type="float" office:value="6.72421185" calcext:value-type="float">
            <text:p>6.7242118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39319" calcext:value-type="float">
            <text:p>6.939319</text:p>
          </table:table-cell>
          <table:table-cell office:value-type="float" office:value="6.71831635" calcext:value-type="float">
            <text:p>6.7183163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51605" calcext:value-type="float">
            <text:p>6.851605</text:p>
          </table:table-cell>
          <table:table-cell office:value-type="float" office:value="6.711651225" calcext:value-type="float">
            <text:p>6.7116512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89961" calcext:value-type="float">
            <text:p>6.689961</text:p>
          </table:table-cell>
          <table:table-cell office:value-type="float" office:value="6.703847375" calcext:value-type="float">
            <text:p>6.7038473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25929" calcext:value-type="float">
            <text:p>6.525929</text:p>
          </table:table-cell>
          <table:table-cell office:value-type="float" office:value="6.6997417" calcext:value-type="float">
            <text:p>6.699741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478258" calcext:value-type="float">
            <text:p>6.478258</text:p>
          </table:table-cell>
          <table:table-cell office:value-type="float" office:value="6.702557275" calcext:value-type="float">
            <text:p>6.70255727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84569" calcext:value-type="float">
            <text:p>6.584569</text:p>
          </table:table-cell>
          <table:table-cell office:value-type="float" office:value="6.7099039" calcext:value-type="float">
            <text:p>6.709903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52589" calcext:value-type="float">
            <text:p>6.752589</text:p>
          </table:table-cell>
          <table:table-cell office:value-type="float" office:value="6.716122425" calcext:value-type="float">
            <text:p>6.7161224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75686" calcext:value-type="float">
            <text:p>6.875686</text:p>
          </table:table-cell>
          <table:table-cell office:value-type="float" office:value="6.71592865" calcext:value-type="float">
            <text:p>6.7159286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92454" calcext:value-type="float">
            <text:p>6.92454</text:p>
          </table:table-cell>
          <table:table-cell office:value-type="float" office:value="6.71897745" calcext:value-type="float">
            <text:p>6.7189774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64565" calcext:value-type="float">
            <text:p>6.964565</text:p>
          </table:table-cell>
          <table:table-cell office:value-type="float" office:value="6.718032425" calcext:value-type="float">
            <text:p>6.7180324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922486" calcext:value-type="float">
            <text:p>6.922486</text:p>
          </table:table-cell>
          <table:table-cell office:value-type="float" office:value="6.71310495" calcext:value-type="float">
            <text:p>6.7131049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12475" calcext:value-type="float">
            <text:p>6.812475</text:p>
          </table:table-cell>
          <table:table-cell office:value-type="float" office:value="6.705356" calcext:value-type="float">
            <text:p>6.70535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33789" calcext:value-type="float">
            <text:p>6.633789</text:p>
          </table:table-cell>
          <table:table-cell office:value-type="float" office:value="6.697844075" calcext:value-type="float">
            <text:p>6.6978440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489801" calcext:value-type="float">
            <text:p>6.489801</text:p>
          </table:table-cell>
          <table:table-cell office:value-type="float" office:value="6.6957317" calcext:value-type="float">
            <text:p>6.695731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01217" calcext:value-type="float">
            <text:p>6.501217</text:p>
          </table:table-cell>
          <table:table-cell office:value-type="float" office:value="6.70076925" calcext:value-type="float">
            <text:p>6.700769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57781" calcext:value-type="float">
            <text:p>6.657781</text:p>
          </table:table-cell>
          <table:table-cell office:value-type="float" office:value="6.709051075" calcext:value-type="float">
            <text:p>6.7090510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834516" calcext:value-type="float">
            <text:p>6.834516</text:p>
          </table:table-cell>
          <table:table-cell office:value-type="float" office:value="6.71564125" calcext:value-type="float">
            <text:p>6.715641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944151" calcext:value-type="float">
            <text:p>6.944151</text:p>
          </table:table-cell>
          <table:table-cell office:value-type="float" office:value="6.711449175" calcext:value-type="float">
            <text:p>6.7114491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336881" calcext:value-type="float">
            <text:p>7.336881</text:p>
          </table:table-cell>
          <table:table-cell office:value-type="float" office:value="6.7091311" calcext:value-type="float">
            <text:p>6.709131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04249" calcext:value-type="float">
            <text:p>6.904249</text:p>
          </table:table-cell>
          <table:table-cell office:value-type="float" office:value="6.695269775" calcext:value-type="float">
            <text:p>6.6952697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20635" calcext:value-type="float">
            <text:p>6.820635</text:p>
          </table:table-cell>
          <table:table-cell office:value-type="float" office:value="6.688918425" calcext:value-type="float">
            <text:p>6.6889184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68247" calcext:value-type="float">
            <text:p>6.668247</text:p>
          </table:table-cell>
          <table:table-cell office:value-type="float" office:value="6.6817012" calcext:value-type="float">
            <text:p>6.681701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2444" calcext:value-type="float">
            <text:p>6.52444</text:p>
          </table:table-cell>
          <table:table-cell office:value-type="float" office:value="6.678137775" calcext:value-type="float">
            <text:p>6.6781377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99285" calcext:value-type="float">
            <text:p>6.499285</text:p>
          </table:table-cell>
          <table:table-cell office:value-type="float" office:value="6.6809252" calcext:value-type="float">
            <text:p>6.680925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11952" calcext:value-type="float">
            <text:p>6.611952</text:p>
          </table:table-cell>
          <table:table-cell office:value-type="float" office:value="6.687580125" calcext:value-type="float">
            <text:p>6.6875801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62938" calcext:value-type="float">
            <text:p>6.762938</text:p>
          </table:table-cell>
          <table:table-cell office:value-type="float" office:value="6.69300495" calcext:value-type="float">
            <text:p>6.6930049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5356" calcext:value-type="float">
            <text:p>6.85356</text:p>
          </table:table-cell>
          <table:table-cell office:value-type="float" office:value="6.692482875" calcext:value-type="float">
            <text:p>6.6924828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38399" calcext:value-type="float">
            <text:p>6.838399</text:p>
          </table:table-cell>
          <table:table-cell office:value-type="float" office:value="6.6948673" calcext:value-type="float">
            <text:p>6.694867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997176" calcext:value-type="float">
            <text:p>6.997176</text:p>
          </table:table-cell>
          <table:table-cell office:value-type="float" office:value="6.69536775" calcext:value-type="float">
            <text:p>6.6953677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06883" calcext:value-type="float">
            <text:p>6.906883</text:p>
          </table:table-cell>
          <table:table-cell office:value-type="float" office:value="6.689037925" calcext:value-type="float">
            <text:p>6.6890379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92016" calcext:value-type="float">
            <text:p>6.792016</text:p>
          </table:table-cell>
          <table:table-cell office:value-type="float" office:value="6.68148345" calcext:value-type="float">
            <text:p>6.6814834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25235" calcext:value-type="float">
            <text:p>6.625235</text:p>
          </table:table-cell>
          <table:table-cell office:value-type="float" office:value="6.674848" calcext:value-type="float">
            <text:p>6.67484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01156" calcext:value-type="float">
            <text:p>6.501156</text:p>
          </table:table-cell>
          <table:table-cell office:value-type="float" office:value="6.673557875" calcext:value-type="float">
            <text:p>6.6735578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23605" calcext:value-type="float">
            <text:p>6.523605</text:p>
          </table:table-cell>
          <table:table-cell office:value-type="float" office:value="6.678618025" calcext:value-type="float">
            <text:p>6.6786180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74645" calcext:value-type="float">
            <text:p>6.674645</text:p>
          </table:table-cell>
          <table:table-cell office:value-type="float" office:value="6.68613595" calcext:value-type="float">
            <text:p>6.6861359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42452" calcext:value-type="float">
            <text:p>6.842452</text:p>
          </table:table-cell>
          <table:table-cell office:value-type="float" office:value="6.6918937" calcext:value-type="float">
            <text:p>6.691893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964631" calcext:value-type="float">
            <text:p>6.964631</text:p>
          </table:table-cell>
          <table:table-cell office:value-type="float" office:value="6.68876015" calcext:value-type="float">
            <text:p>6.6887601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009118" calcext:value-type="float">
            <text:p>5.009118</text:p>
          </table:table-cell>
          <table:table-cell office:value-type="float" office:value="6.685356125" calcext:value-type="float">
            <text:p>6.6853561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7641" calcext:value-type="float">
            <text:p>6.87641</text:p>
          </table:table-cell>
          <table:table-cell office:value-type="float" office:value="6.729326675" calcext:value-type="float">
            <text:p>6.7293266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15504" calcext:value-type="float">
            <text:p>6.815504</text:p>
          </table:table-cell>
          <table:table-cell office:value-type="float" office:value="6.7235945" calcext:value-type="float">
            <text:p>6.723594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72714" calcext:value-type="float">
            <text:p>6.672714</text:p>
          </table:table-cell>
          <table:table-cell office:value-type="float" office:value="6.71672475" calcext:value-type="float">
            <text:p>6.716724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39451" calcext:value-type="float">
            <text:p>6.539451</text:p>
          </table:table-cell>
          <table:table-cell office:value-type="float" office:value="6.71338935" calcext:value-type="float">
            <text:p>6.7133893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25734" calcext:value-type="float">
            <text:p>6.525734</text:p>
          </table:table-cell>
          <table:table-cell office:value-type="float" office:value="6.715990675" calcext:value-type="float">
            <text:p>6.7159906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38552" calcext:value-type="float">
            <text:p>6.638552</text:p>
          </table:table-cell>
          <table:table-cell office:value-type="float" office:value="6.721907575" calcext:value-type="float">
            <text:p>6.7219075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72123" calcext:value-type="float">
            <text:p>6.772123</text:p>
          </table:table-cell>
          <table:table-cell office:value-type="float" office:value="6.726412125" calcext:value-type="float">
            <text:p>6.7264121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3331" calcext:value-type="float">
            <text:p>6.83331</text:p>
          </table:table-cell>
          <table:table-cell office:value-type="float" office:value="6.72467605" calcext:value-type="float">
            <text:p>6.7246760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44838" calcext:value-type="float">
            <text:p>6.744838</text:p>
          </table:table-cell>
          <table:table-cell office:value-type="float" office:value="6.7266311" calcext:value-type="float">
            <text:p>6.726631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97638" calcext:value-type="float">
            <text:p>6.997638</text:p>
          </table:table-cell>
          <table:table-cell office:value-type="float" office:value="6.728737375" calcext:value-type="float">
            <text:p>6.7287373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86739" calcext:value-type="float">
            <text:p>6.886739</text:p>
          </table:table-cell>
          <table:table-cell office:value-type="float" office:value="6.72173615" calcext:value-type="float">
            <text:p>6.721736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67466" calcext:value-type="float">
            <text:p>6.767466</text:p>
          </table:table-cell>
          <table:table-cell office:value-type="float" office:value="6.714408275" calcext:value-type="float">
            <text:p>6.7144082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12528" calcext:value-type="float">
            <text:p>6.612528</text:p>
          </table:table-cell>
          <table:table-cell office:value-type="float" office:value="6.708714025" calcext:value-type="float">
            <text:p>6.7087140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11998" calcext:value-type="float">
            <text:p>6.511998</text:p>
          </table:table-cell>
          <table:table-cell office:value-type="float" office:value="6.708393325" calcext:value-type="float">
            <text:p>6.7083933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49294" calcext:value-type="float">
            <text:p>6.549294</text:p>
          </table:table-cell>
          <table:table-cell office:value-type="float" office:value="6.713580325" calcext:value-type="float">
            <text:p>6.7135803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91303" calcext:value-type="float">
            <text:p>6.691303</text:p>
          </table:table-cell>
          <table:table-cell office:value-type="float" office:value="6.720319725" calcext:value-type="float">
            <text:p>6.7203197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3249" calcext:value-type="float">
            <text:p>6.83249</text:p>
          </table:table-cell>
          <table:table-cell office:value-type="float" office:value="6.72535335" calcext:value-type="float">
            <text:p>6.7253533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21388" calcext:value-type="float">
            <text:p>6.921388</text:p>
          </table:table-cell>
          <table:table-cell office:value-type="float" office:value="6.7225044" calcext:value-type="float">
            <text:p>6.722504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66833" calcext:value-type="float">
            <text:p>6.666833</text:p>
          </table:table-cell>
          <table:table-cell office:value-type="float" office:value="6.719766075" calcext:value-type="float">
            <text:p>6.7197660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51428" calcext:value-type="float">
            <text:p>6.851428</text:p>
          </table:table-cell>
          <table:table-cell office:value-type="float" office:value="6.722359575" calcext:value-type="float">
            <text:p>6.7223595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82428" calcext:value-type="float">
            <text:p>6.782428</text:p>
          </table:table-cell>
          <table:table-cell office:value-type="float" office:value="6.7177969" calcext:value-type="float">
            <text:p>6.717796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50195" calcext:value-type="float">
            <text:p>6.650195</text:p>
          </table:table-cell>
          <table:table-cell office:value-type="float" office:value="6.7126102" calcext:value-type="float">
            <text:p>6.712610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31946" calcext:value-type="float">
            <text:p>6.531946</text:p>
          </table:table-cell>
          <table:table-cell office:value-type="float" office:value="6.710636225" calcext:value-type="float">
            <text:p>6.7106362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2571" calcext:value-type="float">
            <text:p>6.52571</text:p>
          </table:table-cell>
          <table:table-cell office:value-type="float" office:value="6.713785775" calcext:value-type="float">
            <text:p>6.7137857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35937" calcext:value-type="float">
            <text:p>6.635937</text:p>
          </table:table-cell>
          <table:table-cell office:value-type="float" office:value="6.719524175" calcext:value-type="float">
            <text:p>6.7195241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65482" calcext:value-type="float">
            <text:p>6.765482</text:p>
          </table:table-cell>
          <table:table-cell office:value-type="float" office:value="6.723562875" calcext:value-type="float">
            <text:p>6.7235628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28945" calcext:value-type="float">
            <text:p>6.828945</text:p>
          </table:table-cell>
          <table:table-cell office:value-type="float" office:value="6.71901115" calcext:value-type="float">
            <text:p>6.7190111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42055" calcext:value-type="float">
            <text:p>6.742055</text:p>
          </table:table-cell>
          <table:table-cell office:value-type="float" office:value="6.7198945" calcext:value-type="float">
            <text:p>6.719894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948937" calcext:value-type="float">
            <text:p>6.948937</text:p>
          </table:table-cell>
          <table:table-cell office:value-type="float" office:value="6.721063825" calcext:value-type="float">
            <text:p>6.7210638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58417" calcext:value-type="float">
            <text:p>6.858417</text:p>
          </table:table-cell>
          <table:table-cell office:value-type="float" office:value="6.714395025" calcext:value-type="float">
            <text:p>6.7143950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43983" calcext:value-type="float">
            <text:p>6.743983</text:p>
          </table:table-cell>
          <table:table-cell office:value-type="float" office:value="6.7074213" calcext:value-type="float">
            <text:p>6.707421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04704" calcext:value-type="float">
            <text:p>6.604704</text:p>
          </table:table-cell>
          <table:table-cell office:value-type="float" office:value="6.702788325" calcext:value-type="float">
            <text:p>6.7027883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26598" calcext:value-type="float">
            <text:p>6.526598</text:p>
          </table:table-cell>
          <table:table-cell office:value-type="float" office:value="6.70359985" calcext:value-type="float">
            <text:p>6.7035998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7363" calcext:value-type="float">
            <text:p>6.57363</text:p>
          </table:table-cell>
          <table:table-cell office:value-type="float" office:value="6.709006825" calcext:value-type="float">
            <text:p>6.70900682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3562" calcext:value-type="float">
            <text:p>6.703562</text:p>
          </table:table-cell>
          <table:table-cell office:value-type="float" office:value="6.714768075" calcext:value-type="float">
            <text:p>6.7147680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24322" calcext:value-type="float">
            <text:p>6.824322</text:p>
          </table:table-cell>
          <table:table-cell office:value-type="float" office:value="6.717673625" calcext:value-type="float">
            <text:p>6.7176736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904955" calcext:value-type="float">
            <text:p>6.904955</text:p>
          </table:table-cell>
          <table:table-cell office:value-type="float" office:value="6.71706565" calcext:value-type="float">
            <text:p>6.7170656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1711" calcext:value-type="float">
            <text:p>6.71711</text:p>
          </table:table-cell>
          <table:table-cell office:value-type="float" office:value="6.714245875" calcext:value-type="float">
            <text:p>6.7142458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2847" calcext:value-type="float">
            <text:p>6.82847</text:p>
          </table:table-cell>
          <table:table-cell office:value-type="float" office:value="6.714841825" calcext:value-type="float">
            <text:p>6.7148418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6794" calcext:value-type="float">
            <text:p>6.76794</text:p>
          </table:table-cell>
          <table:table-cell office:value-type="float" office:value="6.710300375" calcext:value-type="float">
            <text:p>6.7103003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47123" calcext:value-type="float">
            <text:p>6.647123</text:p>
          </table:table-cell>
          <table:table-cell office:value-type="float" office:value="6.705326275" calcext:value-type="float">
            <text:p>6.7053262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40714" calcext:value-type="float">
            <text:p>6.540714</text:p>
          </table:table-cell>
          <table:table-cell office:value-type="float" office:value="6.7035443" calcext:value-type="float">
            <text:p>6.703544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39298" calcext:value-type="float">
            <text:p>6.539298</text:p>
          </table:table-cell>
          <table:table-cell office:value-type="float" office:value="6.70646635" calcext:value-type="float">
            <text:p>6.7064663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43504" calcext:value-type="float">
            <text:p>6.643504</text:p>
          </table:table-cell>
          <table:table-cell office:value-type="float" office:value="6.71146725" calcext:value-type="float">
            <text:p>6.711467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6241" calcext:value-type="float">
            <text:p>6.76241</text:p>
          </table:table-cell>
          <table:table-cell office:value-type="float" office:value="6.7144881" calcext:value-type="float">
            <text:p>6.714488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18734" calcext:value-type="float">
            <text:p>6.818734</text:p>
          </table:table-cell>
          <table:table-cell office:value-type="float" office:value="6.68029525" calcext:value-type="float">
            <text:p>6.680295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0268" calcext:value-type="float">
            <text:p>6.70268</text:p>
          </table:table-cell>
          <table:table-cell office:value-type="float" office:value="6.68094765" calcext:value-type="float">
            <text:p>6.6809476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911512" calcext:value-type="float">
            <text:p>6.911512</text:p>
          </table:table-cell>
          <table:table-cell office:value-type="float" office:value="6.682703" calcext:value-type="float">
            <text:p>6.68270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29089" calcext:value-type="float">
            <text:p>6.829089</text:p>
          </table:table-cell>
          <table:table-cell office:value-type="float" office:value="6.676711975" calcext:value-type="float">
            <text:p>6.6767119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17589" calcext:value-type="float">
            <text:p>6.717589</text:p>
          </table:table-cell>
          <table:table-cell office:value-type="float" office:value="6.670461775" calcext:value-type="float">
            <text:p>6.6704617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593624" calcext:value-type="float">
            <text:p>6.593624</text:p>
          </table:table-cell>
          <table:table-cell office:value-type="float" office:value="6.666714125" calcext:value-type="float">
            <text:p>6.6667141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39696" calcext:value-type="float">
            <text:p>6.539696</text:p>
          </table:table-cell>
          <table:table-cell office:value-type="float" office:value="6.66805115" calcext:value-type="float">
            <text:p>6.6680511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5997" calcext:value-type="float">
            <text:p>6.5997</text:p>
          </table:table-cell>
          <table:table-cell office:value-type="float" office:value="6.673206275" calcext:value-type="float">
            <text:p>6.6732062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19478" calcext:value-type="float">
            <text:p>6.719478</text:p>
          </table:table-cell>
          <table:table-cell office:value-type="float" office:value="6.678275" calcext:value-type="float">
            <text:p>6.6782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1887" calcext:value-type="float">
            <text:p>6.81887</text:p>
          </table:table-cell>
          <table:table-cell office:value-type="float" office:value="6.68133815" calcext:value-type="float">
            <text:p>6.6813381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92648" calcext:value-type="float">
            <text:p>6.892648</text:p>
          </table:table-cell>
          <table:table-cell office:value-type="float" office:value="6.6794578" calcext:value-type="float">
            <text:p>6.679457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18532" calcext:value-type="float">
            <text:p>6.718532</text:p>
          </table:table-cell>
          <table:table-cell office:value-type="float" office:value="6.676158975" calcext:value-type="float">
            <text:p>6.6761589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11855" calcext:value-type="float">
            <text:p>6.811855</text:p>
          </table:table-cell>
          <table:table-cell office:value-type="float" office:value="6.67621735" calcext:value-type="float">
            <text:p>6.676217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70573" calcext:value-type="float">
            <text:p>6.770573</text:p>
          </table:table-cell>
          <table:table-cell office:value-type="float" office:value="6.67197245" calcext:value-type="float">
            <text:p>6.6719724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68921" calcext:value-type="float">
            <text:p>6.668921</text:p>
          </table:table-cell>
          <table:table-cell office:value-type="float" office:value="6.6672103" calcext:value-type="float">
            <text:p>6.667210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7496" calcext:value-type="float">
            <text:p>6.57496</text:p>
          </table:table-cell>
          <table:table-cell office:value-type="float" office:value="6.665277125" calcext:value-type="float">
            <text:p>6.6652771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71236" calcext:value-type="float">
            <text:p>6.571236</text:p>
          </table:table-cell>
          <table:table-cell office:value-type="float" office:value="6.66747135" calcext:value-type="float">
            <text:p>6.6674713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57928" calcext:value-type="float">
            <text:p>6.657928</text:p>
          </table:table-cell>
          <table:table-cell office:value-type="float" office:value="6.67141045" calcext:value-type="float">
            <text:p>6.6714104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55246" calcext:value-type="float">
            <text:p>6.755246</text:p>
          </table:table-cell>
          <table:table-cell office:value-type="float" office:value="6.673478625" calcext:value-type="float">
            <text:p>6.6734786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97485" calcext:value-type="float">
            <text:p>6.797485</text:p>
          </table:table-cell>
          <table:table-cell office:value-type="float" office:value="6.69026475" calcext:value-type="float">
            <text:p>6.690264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83413" calcext:value-type="float">
            <text:p>6.583413</text:p>
          </table:table-cell>
          <table:table-cell office:value-type="float" office:value="6.691252375" calcext:value-type="float">
            <text:p>6.6912523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64279" calcext:value-type="float">
            <text:p>6.864279</text:p>
          </table:table-cell>
          <table:table-cell office:value-type="float" office:value="6.69589505" calcext:value-type="float">
            <text:p>6.6958950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88828" calcext:value-type="float">
            <text:p>6.788828</text:p>
          </table:table-cell>
          <table:table-cell office:value-type="float" office:value="6.691100925" calcext:value-type="float">
            <text:p>6.6911009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82185" calcext:value-type="float">
            <text:p>6.682185</text:p>
          </table:table-cell>
          <table:table-cell office:value-type="float" office:value="6.686033225" calcext:value-type="float">
            <text:p>6.6860332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579468" calcext:value-type="float">
            <text:p>6.579468</text:p>
          </table:table-cell>
          <table:table-cell office:value-type="float" office:value="6.683438575" calcext:value-type="float">
            <text:p>6.6834385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558664" calcext:value-type="float">
            <text:p>6.558664</text:p>
          </table:table-cell>
          <table:table-cell office:value-type="float" office:value="6.68532425" calcext:value-type="float">
            <text:p>6.685324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37165" calcext:value-type="float">
            <text:p>6.637165</text:p>
          </table:table-cell>
          <table:table-cell office:value-type="float" office:value="6.6900704" calcext:value-type="float">
            <text:p>6.690070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42877" calcext:value-type="float">
            <text:p>6.742877</text:p>
          </table:table-cell>
          <table:table-cell office:value-type="float" office:value="6.6943563" calcext:value-type="float">
            <text:p>6.694356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0408" calcext:value-type="float">
            <text:p>6.80408</text:p>
          </table:table-cell>
          <table:table-cell office:value-type="float" office:value="6.698840425" calcext:value-type="float">
            <text:p>6.6988404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19784" calcext:value-type="float">
            <text:p>6.819784</text:p>
          </table:table-cell>
          <table:table-cell office:value-type="float" office:value="6.6958536" calcext:value-type="float">
            <text:p>6.695853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00003" calcext:value-type="float">
            <text:p>6.800003</text:p>
          </table:table-cell>
          <table:table-cell office:value-type="float" office:value="6.69363445" calcext:value-type="float">
            <text:p>6.6936344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92164" calcext:value-type="float">
            <text:p>6.792164</text:p>
          </table:table-cell>
          <table:table-cell office:value-type="float" office:value="6.69140785" calcext:value-type="float">
            <text:p>6.6914078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40948" calcext:value-type="float">
            <text:p>6.740948</text:p>
          </table:table-cell>
          <table:table-cell office:value-type="float" office:value="6.68802285" calcext:value-type="float">
            <text:p>6.6880228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46812" calcext:value-type="float">
            <text:p>6.646812</text:p>
          </table:table-cell>
          <table:table-cell office:value-type="float" office:value="6.684926775" calcext:value-type="float">
            <text:p>6.6849267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68976" calcext:value-type="float">
            <text:p>6.568976</text:p>
          </table:table-cell>
          <table:table-cell office:value-type="float" office:value="6.684547875" calcext:value-type="float">
            <text:p>6.6845478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75844" calcext:value-type="float">
            <text:p>6.575844</text:p>
          </table:table-cell>
          <table:table-cell office:value-type="float" office:value="6.68733215" calcext:value-type="float">
            <text:p>6.6873321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57596" calcext:value-type="float">
            <text:p>6.657596</text:p>
          </table:table-cell>
          <table:table-cell office:value-type="float" office:value="6.69071925" calcext:value-type="float">
            <text:p>6.690719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39334" calcext:value-type="float">
            <text:p>6.739334</text:p>
          </table:table-cell>
          <table:table-cell office:value-type="float" office:value="6.69129735" calcext:value-type="float">
            <text:p>6.6912973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64338" calcext:value-type="float">
            <text:p>6.764338</text:p>
          </table:table-cell>
          <table:table-cell office:value-type="float" office:value="6.70011365" calcext:value-type="float">
            <text:p>6.7001136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94696" calcext:value-type="float">
            <text:p>5.394696</text:p>
          </table:table-cell>
          <table:table-cell office:value-type="float" office:value="6.70153185" calcext:value-type="float">
            <text:p>6.7015318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4483" calcext:value-type="float">
            <text:p>6.84483</text:p>
          </table:table-cell>
          <table:table-cell office:value-type="float" office:value="6.735542775" calcext:value-type="float">
            <text:p>6.7355427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72894" calcext:value-type="float">
            <text:p>6.772894</text:p>
          </table:table-cell>
          <table:table-cell office:value-type="float" office:value="6.7310794" calcext:value-type="float">
            <text:p>6.731079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71871" calcext:value-type="float">
            <text:p>6.671871</text:p>
          </table:table-cell>
          <table:table-cell office:value-type="float" office:value="6.7265508" calcext:value-type="float">
            <text:p>6.726550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79081" calcext:value-type="float">
            <text:p>6.579081</text:p>
          </table:table-cell>
          <table:table-cell office:value-type="float" office:value="6.724543475" calcext:value-type="float">
            <text:p>6.7245434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67683" calcext:value-type="float">
            <text:p>6.567683</text:p>
          </table:table-cell>
          <table:table-cell office:value-type="float" office:value="6.72666775" calcext:value-type="float">
            <text:p>6.726667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47105" calcext:value-type="float">
            <text:p>6.647105</text:p>
          </table:table-cell>
          <table:table-cell office:value-type="float" office:value="6.731126975" calcext:value-type="float">
            <text:p>6.7311269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45901" calcext:value-type="float">
            <text:p>6.745901</text:p>
          </table:table-cell>
          <table:table-cell office:value-type="float" office:value="6.734874425" calcext:value-type="float">
            <text:p>6.7348744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02449" calcext:value-type="float">
            <text:p>6.802449</text:p>
          </table:table-cell>
          <table:table-cell office:value-type="float" office:value="6.740613925" calcext:value-type="float">
            <text:p>6.74061392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42004" calcext:value-type="float">
            <text:p>6.842004</text:p>
          </table:table-cell>
          <table:table-cell office:value-type="float" office:value="6.737500725" calcext:value-type="float">
            <text:p>6.7375007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43656" calcext:value-type="float">
            <text:p>6.743656</text:p>
          </table:table-cell>
          <table:table-cell office:value-type="float" office:value="6.7339562" calcext:value-type="float">
            <text:p>6.73395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60695" calcext:value-type="float">
            <text:p>6.760695</text:p>
          </table:table-cell>
          <table:table-cell office:value-type="float" office:value="6.73223975" calcext:value-type="float">
            <text:p>6.732239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20867" calcext:value-type="float">
            <text:p>6.720867</text:p>
          </table:table-cell>
          <table:table-cell office:value-type="float" office:value="6.7290093" calcext:value-type="float">
            <text:p>6.729009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42059" calcext:value-type="float">
            <text:p>6.642059</text:p>
          </table:table-cell>
          <table:table-cell office:value-type="float" office:value="6.726312675" calcext:value-type="float">
            <text:p>6.7263126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80087" calcext:value-type="float">
            <text:p>6.580087</text:p>
          </table:table-cell>
          <table:table-cell office:value-type="float" office:value="6.726281575" calcext:value-type="float">
            <text:p>6.7262815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91594" calcext:value-type="float">
            <text:p>6.591594</text:p>
          </table:table-cell>
          <table:table-cell office:value-type="float" office:value="6.72884095" calcext:value-type="float">
            <text:p>6.7288409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62729" calcext:value-type="float">
            <text:p>6.662729</text:p>
          </table:table-cell>
          <table:table-cell office:value-type="float" office:value="6.731351225" calcext:value-type="float">
            <text:p>6.7313512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288" calcext:value-type="float">
            <text:p>6.7288</text:p>
          </table:table-cell>
          <table:table-cell office:value-type="float" office:value="6.73043795" calcext:value-type="float">
            <text:p>6.7304379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40655" calcext:value-type="float">
            <text:p>6.740655</text:p>
          </table:table-cell>
          <table:table-cell office:value-type="float" office:value="6.736418925" calcext:value-type="float">
            <text:p>6.7364189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426691" calcext:value-type="float">
            <text:p>7.426691</text:p>
          </table:table-cell>
          <table:table-cell office:value-type="float" office:value="6.73777325" calcext:value-type="float">
            <text:p>6.737773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3699" calcext:value-type="float">
            <text:p>6.83699</text:p>
          </table:table-cell>
          <table:table-cell office:value-type="float" office:value="6.720591075" calcext:value-type="float">
            <text:p>6.7205910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6912" calcext:value-type="float">
            <text:p>6.76912</text:p>
          </table:table-cell>
          <table:table-cell office:value-type="float" office:value="6.716268" calcext:value-type="float">
            <text:p>6.71626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72514" calcext:value-type="float">
            <text:p>6.672514</text:p>
          </table:table-cell>
          <table:table-cell office:value-type="float" office:value="6.712108725" calcext:value-type="float">
            <text:p>6.7121087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8612" calcext:value-type="float">
            <text:p>6.58612</text:p>
          </table:table-cell>
          <table:table-cell office:value-type="float" office:value="6.710460175" calcext:value-type="float">
            <text:p>6.7104601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78399" calcext:value-type="float">
            <text:p>6.578399</text:p>
          </table:table-cell>
          <table:table-cell office:value-type="float" office:value="6.712559775" calcext:value-type="float">
            <text:p>6.7125597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54895" calcext:value-type="float">
            <text:p>6.654895</text:p>
          </table:table-cell>
          <table:table-cell office:value-type="float" office:value="6.7165553" calcext:value-type="float">
            <text:p>6.716555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4851" calcext:value-type="float">
            <text:p>6.74851</text:p>
          </table:table-cell>
          <table:table-cell office:value-type="float" office:value="6.719676975" calcext:value-type="float">
            <text:p>6.71967697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08601" calcext:value-type="float">
            <text:p>6.808601</text:p>
          </table:table-cell>
          <table:table-cell office:value-type="float" office:value="6.72832405" calcext:value-type="float">
            <text:p>6.7283240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922242" calcext:value-type="float">
            <text:p>6.922242</text:p>
          </table:table-cell>
          <table:table-cell office:value-type="float" office:value="6.72556285" calcext:value-type="float">
            <text:p>6.7255628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84607" calcext:value-type="float">
            <text:p>6.684607</text:p>
          </table:table-cell>
          <table:table-cell office:value-type="float" office:value="6.72008705" calcext:value-type="float">
            <text:p>6.720087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31018" calcext:value-type="float">
            <text:p>6.731018</text:p>
          </table:table-cell>
          <table:table-cell office:value-type="float" office:value="6.71979575" calcext:value-type="float">
            <text:p>6.719795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10939" calcext:value-type="float">
            <text:p>6.710939</text:p>
          </table:table-cell>
          <table:table-cell office:value-type="float" office:value="6.717294125" calcext:value-type="float">
            <text:p>6.7172941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56764" calcext:value-type="float">
            <text:p>6.656764</text:p>
          </table:table-cell>
          <table:table-cell office:value-type="float" office:value="6.714944975" calcext:value-type="float">
            <text:p>6.7149449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17105" calcext:value-type="float">
            <text:p>6.617105</text:p>
          </table:table-cell>
          <table:table-cell office:value-type="float" office:value="6.71467055" calcext:value-type="float">
            <text:p>6.7146705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31656" calcext:value-type="float">
            <text:p>6.631656</text:p>
          </table:table-cell>
          <table:table-cell office:value-type="float" office:value="6.7163635" calcext:value-type="float">
            <text:p>6.716363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80347" calcext:value-type="float">
            <text:p>6.680347</text:p>
          </table:table-cell>
          <table:table-cell office:value-type="float" office:value="6.71796865" calcext:value-type="float">
            <text:p>6.717968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11328" calcext:value-type="float">
            <text:p>6.711328</text:p>
          </table:table-cell>
          <table:table-cell office:value-type="float" office:value="6.7172109" calcext:value-type="float">
            <text:p>6.7172109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8072" calcext:value-type="float">
            <text:p>6.68072</text:p>
          </table:table-cell>
          <table:table-cell office:value-type="float" office:value="6.719746" calcext:value-type="float">
            <text:p>6.71974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091986" calcext:value-type="float">
            <text:p>7.091986</text:p>
          </table:table-cell>
          <table:table-cell office:value-type="float" office:value="6.72162835" calcext:value-type="float">
            <text:p>6.7216283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21066" calcext:value-type="float">
            <text:p>6.821066</text:p>
          </table:table-cell>
          <table:table-cell office:value-type="float" office:value="6.7123748" calcext:value-type="float">
            <text:p>6.712374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55133" calcext:value-type="float">
            <text:p>6.755133</text:p>
          </table:table-cell>
          <table:table-cell office:value-type="float" office:value="6.70846025" calcext:value-type="float">
            <text:p>6.708460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66295" calcext:value-type="float">
            <text:p>6.666295</text:p>
          </table:table-cell>
          <table:table-cell office:value-type="float" office:value="6.7050639" calcext:value-type="float">
            <text:p>6.705063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9175" calcext:value-type="float">
            <text:p>6.59175</text:p>
          </table:table-cell>
          <table:table-cell office:value-type="float" office:value="6.7040732" calcext:value-type="float">
            <text:p>6.704073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91578" calcext:value-type="float">
            <text:p>6.591578</text:p>
          </table:table-cell>
          <table:table-cell office:value-type="float" office:value="6.70618205" calcext:value-type="float">
            <text:p>6.7061820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64052" calcext:value-type="float">
            <text:p>6.664052</text:p>
          </table:table-cell>
          <table:table-cell office:value-type="float" office:value="6.709469325" calcext:value-type="float">
            <text:p>6.7094693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46052" calcext:value-type="float">
            <text:p>6.746052</text:p>
          </table:table-cell>
          <table:table-cell office:value-type="float" office:value="6.7115948" calcext:value-type="float">
            <text:p>6.711594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97003" calcext:value-type="float">
            <text:p>6.797003</text:p>
          </table:table-cell>
          <table:table-cell office:value-type="float" office:value="6.6965637" calcext:value-type="float">
            <text:p>6.696563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975481" calcext:value-type="float">
            <text:p>6.975481</text:p>
          </table:table-cell>
          <table:table-cell office:value-type="float" office:value="6.69441355" calcext:value-type="float">
            <text:p>6.6944135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77921" calcext:value-type="float">
            <text:p>6.677921</text:p>
          </table:table-cell>
          <table:table-cell office:value-type="float" office:value="6.687729025" calcext:value-type="float">
            <text:p>6.68772902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00223" calcext:value-type="float">
            <text:p>6.700223</text:p>
          </table:table-cell>
          <table:table-cell office:value-type="float" office:value="6.687781175" calcext:value-type="float">
            <text:p>6.6877811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74998" calcext:value-type="float">
            <text:p>6.674998</text:p>
          </table:table-cell>
          <table:table-cell office:value-type="float" office:value="6.686431875" calcext:value-type="float">
            <text:p>6.6864318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31477" calcext:value-type="float">
            <text:p>6.631477</text:p>
          </table:table-cell>
          <table:table-cell office:value-type="float" office:value="6.685546375" calcext:value-type="float">
            <text:p>6.6855463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13002" calcext:value-type="float">
            <text:p>6.613002</text:p>
          </table:table-cell>
          <table:table-cell office:value-type="float" office:value="6.686425425" calcext:value-type="float">
            <text:p>6.6864254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40815" calcext:value-type="float">
            <text:p>6.640815</text:p>
          </table:table-cell>
          <table:table-cell office:value-type="float" office:value="6.6885259" calcext:value-type="float">
            <text:p>6.688525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82462" calcext:value-type="float">
            <text:p>6.682462</text:p>
          </table:table-cell>
          <table:table-cell office:value-type="float" office:value="6.6900903" calcext:value-type="float">
            <text:p>6.690090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92005" calcext:value-type="float">
            <text:p>6.692005</text:p>
          </table:table-cell>
          <table:table-cell office:value-type="float" office:value="6.689957775" calcext:value-type="float">
            <text:p>6.6899577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26198" calcext:value-type="float">
            <text:p>6.626198</text:p>
          </table:table-cell>
          <table:table-cell office:value-type="float" office:value="6.69083895" calcext:value-type="float">
            <text:p>6.6908389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968039" calcext:value-type="float">
            <text:p>6.968039</text:p>
          </table:table-cell>
          <table:table-cell office:value-type="float" office:value="6.693108925" calcext:value-type="float">
            <text:p>6.6931089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94828" calcext:value-type="float">
            <text:p>6.794828</text:p>
          </table:table-cell>
          <table:table-cell office:value-type="float" office:value="6.6863171" calcext:value-type="float">
            <text:p>6.686317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39404" calcext:value-type="float">
            <text:p>6.739404</text:p>
          </table:table-cell>
          <table:table-cell office:value-type="float" office:value="6.682903925" calcext:value-type="float">
            <text:p>6.6829039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64067" calcext:value-type="float">
            <text:p>6.664067</text:p>
          </table:table-cell>
          <table:table-cell office:value-type="float" office:value="6.680308975" calcext:value-type="float">
            <text:p>6.68030897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02749" calcext:value-type="float">
            <text:p>6.602749</text:p>
          </table:table-cell>
          <table:table-cell office:value-type="float" office:value="6.680002125" calcext:value-type="float">
            <text:p>6.6800021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06572" calcext:value-type="float">
            <text:p>6.606572</text:p>
          </table:table-cell>
          <table:table-cell office:value-type="float" office:value="6.68205565" calcext:value-type="float">
            <text:p>6.6820556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70104" calcext:value-type="float">
            <text:p>6.670104</text:p>
          </table:table-cell>
          <table:table-cell office:value-type="float" office:value="6.6843425" calcext:value-type="float">
            <text:p>6.68434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3822" calcext:value-type="float">
            <text:p>6.73822</text:p>
          </table:table-cell>
          <table:table-cell office:value-type="float" office:value="6.68462625" calcext:value-type="float">
            <text:p>6.684626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79762" calcext:value-type="float">
            <text:p>6.779762</text:p>
          </table:table-cell>
          <table:table-cell office:value-type="float" office:value="6.685416575" calcext:value-type="float">
            <text:p>6.6854165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094393" calcext:value-type="float">
            <text:p>7.094393</text:p>
          </table:table-cell>
          <table:table-cell office:value-type="float" office:value="6.68353605" calcext:value-type="float">
            <text:p>6.6835360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98153" calcext:value-type="float">
            <text:p>6.698153</text:p>
          </table:table-cell>
          <table:table-cell office:value-type="float" office:value="6.67349615" calcext:value-type="float">
            <text:p>6.6734961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0321" calcext:value-type="float">
            <text:p>6.70321</text:p>
          </table:table-cell>
          <table:table-cell office:value-type="float" office:value="6.672687" calcext:value-type="float">
            <text:p>6.67268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72955" calcext:value-type="float">
            <text:p>6.672955</text:p>
          </table:table-cell>
          <table:table-cell office:value-type="float" office:value="6.67103855" calcext:value-type="float">
            <text:p>6.6710385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30953" calcext:value-type="float">
            <text:p>6.630953</text:p>
          </table:table-cell>
          <table:table-cell office:value-type="float" office:value="6.670088525" calcext:value-type="float">
            <text:p>6.6700885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16973" calcext:value-type="float">
            <text:p>6.616973</text:p>
          </table:table-cell>
          <table:table-cell office:value-type="float" office:value="6.670800975" calcext:value-type="float">
            <text:p>6.6708009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45787" calcext:value-type="float">
            <text:p>6.645787</text:p>
          </table:table-cell>
          <table:table-cell office:value-type="float" office:value="6.672435975" calcext:value-type="float">
            <text:p>6.6724359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84823" calcext:value-type="float">
            <text:p>6.684823</text:p>
          </table:table-cell>
          <table:table-cell office:value-type="float" office:value="6.67342845" calcext:value-type="float">
            <text:p>6.6734284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95862" calcext:value-type="float">
            <text:p>6.695862</text:p>
          </table:table-cell>
          <table:table-cell office:value-type="float" office:value="6.673246" calcext:value-type="float">
            <text:p>6.67324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50037" calcext:value-type="float">
            <text:p>6.650037</text:p>
          </table:table-cell>
          <table:table-cell office:value-type="float" office:value="6.673126975" calcext:value-type="float">
            <text:p>6.6731269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12732" calcext:value-type="float">
            <text:p>6.812732</text:p>
          </table:table-cell>
          <table:table-cell office:value-type="float" office:value="6.674391675" calcext:value-type="float">
            <text:p>6.6743916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56014" calcext:value-type="float">
            <text:p>6.756014</text:p>
          </table:table-cell>
          <table:table-cell office:value-type="float" office:value="6.671384" calcext:value-type="float">
            <text:p>6.67138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21844" calcext:value-type="float">
            <text:p>6.721844</text:p>
          </table:table-cell>
          <table:table-cell office:value-type="float" office:value="6.669097975" calcext:value-type="float">
            <text:p>6.66909797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64484" calcext:value-type="float">
            <text:p>6.664484</text:p>
          </table:table-cell>
          <table:table-cell office:value-type="float" office:value="6.6672096" calcext:value-type="float">
            <text:p>6.667209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19279" calcext:value-type="float">
            <text:p>6.619279</text:p>
          </table:table-cell>
          <table:table-cell office:value-type="float" office:value="6.667035525" calcext:value-type="float">
            <text:p>6.6670355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26667" calcext:value-type="float">
            <text:p>6.626667</text:p>
          </table:table-cell>
          <table:table-cell office:value-type="float" office:value="6.668521975" calcext:value-type="float">
            <text:p>6.6685219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76104" calcext:value-type="float">
            <text:p>6.676104</text:p>
          </table:table-cell>
          <table:table-cell office:value-type="float" office:value="6.669891175" calcext:value-type="float">
            <text:p>6.6698911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23069" calcext:value-type="float">
            <text:p>6.723069</text:p>
          </table:table-cell>
          <table:table-cell office:value-type="float" office:value="6.6696141" calcext:value-type="float">
            <text:p>6.669614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49071" calcext:value-type="float">
            <text:p>6.749071</text:p>
          </table:table-cell>
          <table:table-cell office:value-type="float" office:value="6.6686279" calcext:value-type="float">
            <text:p>6.668627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144808" calcext:value-type="float">
            <text:p>6.144808</text:p>
          </table:table-cell>
          <table:table-cell office:value-type="float" office:value="6.666847425" calcext:value-type="float">
            <text:p>6.6668474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10997" calcext:value-type="float">
            <text:p>6.710997</text:p>
          </table:table-cell>
          <table:table-cell office:value-type="float" office:value="6.6801679" calcext:value-type="float">
            <text:p>6.680167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081" calcext:value-type="float">
            <text:p>6.7081</text:p>
          </table:table-cell>
          <table:table-cell office:value-type="float" office:value="6.678969675" calcext:value-type="float">
            <text:p>6.6789696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80007" calcext:value-type="float">
            <text:p>6.680007</text:p>
          </table:table-cell>
          <table:table-cell office:value-type="float" office:value="6.677466125" calcext:value-type="float">
            <text:p>6.6774661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46251" calcext:value-type="float">
            <text:p>6.646251</text:p>
          </table:table-cell>
          <table:table-cell office:value-type="float" office:value="6.67673725" calcext:value-type="float">
            <text:p>6.676737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39578" calcext:value-type="float">
            <text:p>6.639578</text:p>
          </table:table-cell>
          <table:table-cell office:value-type="float" office:value="6.6772149" calcext:value-type="float">
            <text:p>6.677214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66639" calcext:value-type="float">
            <text:p>6.666639</text:p>
          </table:table-cell>
          <table:table-cell office:value-type="float" office:value="6.6779548" calcext:value-type="float">
            <text:p>6.677954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97021" calcext:value-type="float">
            <text:p>6.697021</text:p>
          </table:table-cell>
          <table:table-cell office:value-type="float" office:value="6.677668325" calcext:value-type="float">
            <text:p>6.6776683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03391" calcext:value-type="float">
            <text:p>6.703391</text:p>
          </table:table-cell>
          <table:table-cell office:value-type="float" office:value="6.674025375" calcext:value-type="float">
            <text:p>6.67402537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77161" calcext:value-type="float">
            <text:p>6.677161</text:p>
          </table:table-cell>
          <table:table-cell office:value-type="float" office:value="6.673528875" calcext:value-type="float">
            <text:p>6.6735288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27252" calcext:value-type="float">
            <text:p>6.727252</text:p>
          </table:table-cell>
          <table:table-cell office:value-type="float" office:value="6.6739438" calcext:value-type="float">
            <text:p>6.673943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16997" calcext:value-type="float">
            <text:p>6.716997</text:p>
          </table:table-cell>
          <table:table-cell office:value-type="float" office:value="6.673040075" calcext:value-type="float">
            <text:p>6.6730400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96366" calcext:value-type="float">
            <text:p>6.696366</text:p>
          </table:table-cell>
          <table:table-cell office:value-type="float" office:value="6.671874375" calcext:value-type="float">
            <text:p>6.6718743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58301" calcext:value-type="float">
            <text:p>6.658301</text:p>
          </table:table-cell>
          <table:table-cell office:value-type="float" office:value="6.6708651" calcext:value-type="float">
            <text:p>6.670865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35606" calcext:value-type="float">
            <text:p>6.635606</text:p>
          </table:table-cell>
          <table:table-cell office:value-type="float" office:value="6.671008625" calcext:value-type="float">
            <text:p>6.6710086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51793" calcext:value-type="float">
            <text:p>6.651793</text:p>
          </table:table-cell>
          <table:table-cell office:value-type="float" office:value="6.67206825" calcext:value-type="float">
            <text:p>6.672068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8489" calcext:value-type="float">
            <text:p>6.68489</text:p>
          </table:table-cell>
          <table:table-cell office:value-type="float" office:value="6.67266935" calcext:value-type="float">
            <text:p>6.6726693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98046" calcext:value-type="float">
            <text:p>6.698046</text:p>
          </table:table-cell>
          <table:table-cell office:value-type="float" office:value="6.672175825" calcext:value-type="float">
            <text:p>6.6721758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81454" calcext:value-type="float">
            <text:p>6.681454</text:p>
          </table:table-cell>
          <table:table-cell office:value-type="float" office:value="6.670744925" calcext:value-type="float">
            <text:p>6.67074492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69833" calcext:value-type="float">
            <text:p>6.769833</text:p>
          </table:table-cell>
          <table:table-cell office:value-type="float" office:value="6.669991925" calcext:value-type="float">
            <text:p>6.6699919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4541" calcext:value-type="float">
            <text:p>6.704541</text:p>
          </table:table-cell>
          <table:table-cell office:value-type="float" office:value="6.667209" calcext:value-type="float">
            <text:p>6.66720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92797" calcext:value-type="float">
            <text:p>6.692797</text:p>
          </table:table-cell>
          <table:table-cell office:value-type="float" office:value="6.666124475" calcext:value-type="float">
            <text:p>6.6661244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65787" calcext:value-type="float">
            <text:p>6.665787</text:p>
          </table:table-cell>
          <table:table-cell office:value-type="float" office:value="6.6655666" calcext:value-type="float">
            <text:p>6.665566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37272" calcext:value-type="float">
            <text:p>6.637272</text:p>
          </table:table-cell>
          <table:table-cell office:value-type="float" office:value="6.6661689" calcext:value-type="float">
            <text:p>6.6661689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34954" calcext:value-type="float">
            <text:p>6.634954</text:p>
          </table:table-cell>
          <table:table-cell office:value-type="float" office:value="6.6676976" calcext:value-type="float">
            <text:p>6.667697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59451" calcext:value-type="float">
            <text:p>6.659451</text:p>
          </table:table-cell>
          <table:table-cell office:value-type="float" office:value="6.668613775" calcext:value-type="float">
            <text:p>6.6686137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82373" calcext:value-type="float">
            <text:p>6.682373</text:p>
          </table:table-cell>
          <table:table-cell office:value-type="float" office:value="6.6669768" calcext:value-type="float">
            <text:p>6.666976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85486" calcext:value-type="float">
            <text:p>6.685486</text:p>
          </table:table-cell>
          <table:table-cell office:value-type="float" office:value="6.69616575" calcext:value-type="float">
            <text:p>6.6961657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77525" calcext:value-type="float">
            <text:p>6.677525</text:p>
          </table:table-cell>
          <table:table-cell office:value-type="float" office:value="6.69728075" calcext:value-type="float">
            <text:p>6.697280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91101" calcext:value-type="float">
            <text:p>6.691101</text:p>
          </table:table-cell>
          <table:table-cell office:value-type="float" office:value="6.69794835" calcext:value-type="float">
            <text:p>6.6979483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00625" calcext:value-type="float">
            <text:p>6.700625</text:p>
          </table:table-cell>
          <table:table-cell office:value-type="float" office:value="6.69795965" calcext:value-type="float">
            <text:p>6.6979596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92425" calcext:value-type="float">
            <text:p>6.692425</text:p>
          </table:table-cell>
          <table:table-cell office:value-type="float" office:value="6.697260725" calcext:value-type="float">
            <text:p>6.6972607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64573" calcext:value-type="float">
            <text:p>6.664573</text:p>
          </table:table-cell>
          <table:table-cell office:value-type="float" office:value="6.6965042" calcext:value-type="float">
            <text:p>6.696504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46309" calcext:value-type="float">
            <text:p>6.646309</text:p>
          </table:table-cell>
          <table:table-cell office:value-type="float" office:value="6.6965889" calcext:value-type="float">
            <text:p>6.696588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57521" calcext:value-type="float">
            <text:p>6.657521</text:p>
          </table:table-cell>
          <table:table-cell office:value-type="float" office:value="6.6973473" calcext:value-type="float">
            <text:p>6.697347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78737" calcext:value-type="float">
            <text:p>6.678737</text:p>
          </table:table-cell>
          <table:table-cell office:value-type="float" office:value="6.6978607" calcext:value-type="float">
            <text:p>6.697860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81435" calcext:value-type="float">
            <text:p>6.681435</text:p>
          </table:table-cell>
          <table:table-cell office:value-type="float" office:value="6.69889455" calcext:value-type="float">
            <text:p>6.6988945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65021" calcext:value-type="float">
            <text:p>6.665021</text:p>
          </table:table-cell>
          <table:table-cell office:value-type="float" office:value="6.69720065" calcext:value-type="float">
            <text:p>6.6972006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83621" calcext:value-type="float">
            <text:p>6.683621</text:p>
          </table:table-cell>
          <table:table-cell office:value-type="float" office:value="6.696847725" calcext:value-type="float">
            <text:p>6.69684772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77852" calcext:value-type="float">
            <text:p>6.677852</text:p>
          </table:table-cell>
          <table:table-cell office:value-type="float" office:value="6.6964321" calcext:value-type="float">
            <text:p>6.696432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77627" calcext:value-type="float">
            <text:p>6.677627</text:p>
          </table:table-cell>
          <table:table-cell office:value-type="float" office:value="6.69618715" calcext:value-type="float">
            <text:p>6.6961871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63068" calcext:value-type="float">
            <text:p>6.663068</text:p>
          </table:table-cell>
          <table:table-cell office:value-type="float" office:value="6.695898025" calcext:value-type="float">
            <text:p>6.69589802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47958" calcext:value-type="float">
            <text:p>6.647958</text:p>
          </table:table-cell>
          <table:table-cell office:value-type="float" office:value="6.696045725" calcext:value-type="float">
            <text:p>6.6960457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50852" calcext:value-type="float">
            <text:p>6.650852</text:p>
          </table:table-cell>
          <table:table-cell office:value-type="float" office:value="6.696478375" calcext:value-type="float">
            <text:p>6.6964783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65357" calcext:value-type="float">
            <text:p>6.665357</text:p>
          </table:table-cell>
          <table:table-cell office:value-type="float" office:value="6.696218225" calcext:value-type="float">
            <text:p>6.6962182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69174" calcext:value-type="float">
            <text:p>6.669174</text:p>
          </table:table-cell>
          <table:table-cell office:value-type="float" office:value="6.6942166" calcext:value-type="float">
            <text:p>6.694216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5518" calcext:value-type="float">
            <text:p>6.65518</text:p>
          </table:table-cell>
          <table:table-cell office:value-type="float" office:value="6.698301" calcext:value-type="float">
            <text:p>6.69830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51303" calcext:value-type="float">
            <text:p>6.551303</text:p>
          </table:table-cell>
          <table:table-cell office:value-type="float" office:value="6.698966675" calcext:value-type="float">
            <text:p>6.6989666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83531" calcext:value-type="float">
            <text:p>6.683531</text:p>
          </table:table-cell>
          <table:table-cell office:value-type="float" office:value="6.702229925" calcext:value-type="float">
            <text:p>6.7022299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93758" calcext:value-type="float">
            <text:p>6.693758</text:p>
          </table:table-cell>
          <table:table-cell office:value-type="float" office:value="6.702202725" calcext:value-type="float">
            <text:p>6.7022027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91103" calcext:value-type="float">
            <text:p>6.691103</text:p>
          </table:table-cell>
          <table:table-cell office:value-type="float" office:value="6.7018052" calcext:value-type="float">
            <text:p>6.701805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70369" calcext:value-type="float">
            <text:p>6.670369</text:p>
          </table:table-cell>
          <table:table-cell office:value-type="float" office:value="6.701439775" calcext:value-type="float">
            <text:p>6.7014397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55995" calcext:value-type="float">
            <text:p>6.655995</text:p>
          </table:table-cell>
          <table:table-cell office:value-type="float" office:value="6.701614925" calcext:value-type="float">
            <text:p>6.7016149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64042" calcext:value-type="float">
            <text:p>6.664042</text:p>
          </table:table-cell>
          <table:table-cell office:value-type="float" office:value="6.701987675" calcext:value-type="float">
            <text:p>6.70198767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77991" calcext:value-type="float">
            <text:p>6.677991</text:p>
          </table:table-cell>
          <table:table-cell office:value-type="float" office:value="6.70191415" calcext:value-type="float">
            <text:p>6.7019141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75837" calcext:value-type="float">
            <text:p>6.675837</text:p>
          </table:table-cell>
          <table:table-cell office:value-type="float" office:value="6.7040637" calcext:value-type="float">
            <text:p>6.704063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65149" calcext:value-type="float">
            <text:p>6.665149</text:p>
          </table:table-cell>
          <table:table-cell office:value-type="float" office:value="6.7022534" calcext:value-type="float">
            <text:p>6.702253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4081" calcext:value-type="float">
            <text:p>6.64081</text:p>
          </table:table-cell>
          <table:table-cell office:value-type="float" office:value="6.70179915" calcext:value-type="float">
            <text:p>6.7017991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51334" calcext:value-type="float">
            <text:p>6.651334</text:p>
          </table:table-cell>
          <table:table-cell office:value-type="float" office:value="6.702620575" calcext:value-type="float">
            <text:p>6.7026205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58516" calcext:value-type="float">
            <text:p>6.658516</text:p>
          </table:table-cell>
          <table:table-cell office:value-type="float" office:value="6.703345925" calcext:value-type="float">
            <text:p>6.7033459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6116" calcext:value-type="float">
            <text:p>6.66116</text:p>
          </table:table-cell>
          <table:table-cell office:value-type="float" office:value="6.703756175" calcext:value-type="float">
            <text:p>6.7037561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0482" calcext:value-type="float">
            <text:p>6.670482</text:p>
          </table:table-cell>
          <table:table-cell office:value-type="float" office:value="6.703903775" calcext:value-type="float">
            <text:p>6.7039037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89879" calcext:value-type="float">
            <text:p>6.689879</text:p>
          </table:table-cell>
          <table:table-cell office:value-type="float" office:value="6.70347385" calcext:value-type="float">
            <text:p>6.7034738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9842" calcext:value-type="float">
            <text:p>6.69842</text:p>
          </table:table-cell>
          <table:table-cell office:value-type="float" office:value="6.70190845" calcext:value-type="float">
            <text:p>6.7019084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71601" calcext:value-type="float">
            <text:p>6.671601</text:p>
          </table:table-cell>
          <table:table-cell office:value-type="float" office:value="6.6990317" calcext:value-type="float">
            <text:p>6.699031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93972" calcext:value-type="float">
            <text:p>6.593972</text:p>
          </table:table-cell>
          <table:table-cell office:value-type="float" office:value="6.6993441" calcext:value-type="float">
            <text:p>6.699344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849931" calcext:value-type="float">
            <text:p>7.849931</text:p>
          </table:table-cell>
          <table:table-cell office:value-type="float" office:value="6.700855325" calcext:value-type="float">
            <text:p>6.7008553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30086" calcext:value-type="float">
            <text:p>6.730086</text:p>
          </table:table-cell>
          <table:table-cell office:value-type="float" office:value="6.671280275" calcext:value-type="float">
            <text:p>6.6712802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04229" calcext:value-type="float">
            <text:p>6.704229</text:p>
          </table:table-cell>
          <table:table-cell office:value-type="float" office:value="6.66998265" calcext:value-type="float">
            <text:p>6.6699826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91553" calcext:value-type="float">
            <text:p>6.691553</text:p>
          </table:table-cell>
          <table:table-cell office:value-type="float" office:value="6.669559325" calcext:value-type="float">
            <text:p>6.6695593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72668" calcext:value-type="float">
            <text:p>6.672668</text:p>
          </table:table-cell>
          <table:table-cell office:value-type="float" office:value="6.669603175" calcext:value-type="float">
            <text:p>6.6696031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62164" calcext:value-type="float">
            <text:p>6.662164</text:p>
          </table:table-cell>
          <table:table-cell office:value-type="float" office:value="6.66990655" calcext:value-type="float">
            <text:p>6.6699065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67961" calcext:value-type="float">
            <text:p>6.667961</text:p>
          </table:table-cell>
          <table:table-cell office:value-type="float" office:value="6.66973045" calcext:value-type="float">
            <text:p>6.6697304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76645" calcext:value-type="float">
            <text:p>6.676645</text:p>
          </table:table-cell>
          <table:table-cell office:value-type="float" office:value="6.668455575" calcext:value-type="float">
            <text:p>6.66845557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78057" calcext:value-type="float">
            <text:p>6.678057</text:p>
          </table:table-cell>
          <table:table-cell office:value-type="float" office:value="6.663072025" calcext:value-type="float">
            <text:p>6.6630720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20091" calcext:value-type="float">
            <text:p>6.720091</text:p>
          </table:table-cell>
          <table:table-cell office:value-type="float" office:value="6.661422975" calcext:value-type="float">
            <text:p>6.6614229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13679" calcext:value-type="float">
            <text:p>6.613679</text:p>
          </table:table-cell>
          <table:table-cell office:value-type="float" office:value="6.659463025" calcext:value-type="float">
            <text:p>6.6594630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50904" calcext:value-type="float">
            <text:p>6.650904</text:p>
          </table:table-cell>
          <table:table-cell office:value-type="float" office:value="6.66094765" calcext:value-type="float">
            <text:p>6.660947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66996" calcext:value-type="float">
            <text:p>6.666996</text:p>
          </table:table-cell>
          <table:table-cell office:value-type="float" office:value="6.66191875" calcext:value-type="float">
            <text:p>6.661918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68054" calcext:value-type="float">
            <text:p>6.668054</text:p>
          </table:table-cell>
          <table:table-cell office:value-type="float" office:value="6.662502175" calcext:value-type="float">
            <text:p>6.6625021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66062" calcext:value-type="float">
            <text:p>6.666062</text:p>
          </table:table-cell>
          <table:table-cell office:value-type="float" office:value="6.66281665" calcext:value-type="float">
            <text:p>6.6628166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68976" calcext:value-type="float">
            <text:p>6.668976</text:p>
          </table:table-cell>
          <table:table-cell office:value-type="float" office:value="6.662753925" calcext:value-type="float">
            <text:p>6.6627539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65264" calcext:value-type="float">
            <text:p>6.665264</text:p>
          </table:table-cell>
          <table:table-cell office:value-type="float" office:value="6.6619978" calcext:value-type="float">
            <text:p>6.661997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40446" calcext:value-type="float">
            <text:p>6.640446</text:p>
          </table:table-cell>
          <table:table-cell office:value-type="float" office:value="6.6596297" calcext:value-type="float">
            <text:p>6.659629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85292" calcext:value-type="float">
            <text:p>6.585292</text:p>
          </table:table-cell>
          <table:table-cell office:value-type="float" office:value="6.661786025" calcext:value-type="float">
            <text:p>6.66178602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3255" calcext:value-type="float">
            <text:p>6.83255</text:p>
          </table:table-cell>
          <table:table-cell office:value-type="float" office:value="6.6645605" calcext:value-type="float">
            <text:p>6.664560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81807" calcext:value-type="float">
            <text:p>6.681807</text:p>
          </table:table-cell>
          <table:table-cell office:value-type="float" office:value="6.661139125" calcext:value-type="float">
            <text:p>6.6611391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81833" calcext:value-type="float">
            <text:p>6.681833</text:p>
          </table:table-cell>
          <table:table-cell office:value-type="float" office:value="6.661431375" calcext:value-type="float">
            <text:p>6.6614313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82443" calcext:value-type="float">
            <text:p>6.682443</text:p>
          </table:table-cell>
          <table:table-cell office:value-type="float" office:value="6.661671975" calcext:value-type="float">
            <text:p>6.6616719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77857" calcext:value-type="float">
            <text:p>6.677857</text:p>
          </table:table-cell>
          <table:table-cell office:value-type="float" office:value="6.661864125" calcext:value-type="float">
            <text:p>6.6618641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76486" calcext:value-type="float">
            <text:p>6.676486</text:p>
          </table:table-cell>
          <table:table-cell office:value-type="float" office:value="6.6619208" calcext:value-type="float">
            <text:p>6.661920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77375" calcext:value-type="float">
            <text:p>6.677375</text:p>
          </table:table-cell>
          <table:table-cell office:value-type="float" office:value="6.66143685" calcext:value-type="float">
            <text:p>6.6614368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70905" calcext:value-type="float">
            <text:p>6.670905</text:p>
          </table:table-cell>
          <table:table-cell office:value-type="float" office:value="6.6606155" calcext:value-type="float">
            <text:p>6.66061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61101" calcext:value-type="float">
            <text:p>6.661101</text:p>
          </table:table-cell>
          <table:table-cell office:value-type="float" office:value="6.6538788" calcext:value-type="float">
            <text:p>6.653878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63973" calcext:value-type="float">
            <text:p>6.763973</text:p>
          </table:table-cell>
          <table:table-cell office:value-type="float" office:value="6.6518116" calcext:value-type="float">
            <text:p>6.651811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03425" calcext:value-type="float">
            <text:p>6.603425</text:p>
          </table:table-cell>
          <table:table-cell office:value-type="float" office:value="6.648457825" calcext:value-type="float">
            <text:p>6.6484578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46979" calcext:value-type="float">
            <text:p>6.646979</text:p>
          </table:table-cell>
          <table:table-cell office:value-type="float" office:value="6.650304325" calcext:value-type="float">
            <text:p>6.6503043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73667" calcext:value-type="float">
            <text:p>6.673667</text:p>
          </table:table-cell>
          <table:table-cell office:value-type="float" office:value="6.6517668" calcext:value-type="float">
            <text:p>6.651766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80348" calcext:value-type="float">
            <text:p>6.680348</text:p>
          </table:table-cell>
          <table:table-cell office:value-type="float" office:value="6.6525085" calcext:value-type="float">
            <text:p>6.652508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74926" calcext:value-type="float">
            <text:p>6.674926</text:p>
          </table:table-cell>
          <table:table-cell office:value-type="float" office:value="6.652275675" calcext:value-type="float">
            <text:p>6.6522756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67064" calcext:value-type="float">
            <text:p>6.667064</text:p>
          </table:table-cell>
          <table:table-cell office:value-type="float" office:value="6.650873375" calcext:value-type="float">
            <text:p>6.6508733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53285" calcext:value-type="float">
            <text:p>6.653285</text:p>
          </table:table-cell>
          <table:table-cell office:value-type="float" office:value="6.6481634" calcext:value-type="float">
            <text:p>6.648163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27263" calcext:value-type="float">
            <text:p>6.627263</text:p>
          </table:table-cell>
          <table:table-cell office:value-type="float" office:value="6.64111765" calcext:value-type="float">
            <text:p>6.6411176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8335" calcext:value-type="float">
            <text:p>6.58335</text:p>
          </table:table-cell>
          <table:table-cell office:value-type="float" office:value="6.64205055" calcext:value-type="float">
            <text:p>6.6420505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84097" calcext:value-type="float">
            <text:p>6.684097</text:p>
          </table:table-cell>
          <table:table-cell office:value-type="float" office:value="6.643965775" calcext:value-type="float">
            <text:p>6.6439657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54421" calcext:value-type="float">
            <text:p>6.654421</text:p>
          </table:table-cell>
          <table:table-cell office:value-type="float" office:value="6.64394685" calcext:value-type="float">
            <text:p>6.6439468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66929" calcext:value-type="float">
            <text:p>6.666929</text:p>
          </table:table-cell>
          <table:table-cell office:value-type="float" office:value="6.645015575" calcext:value-type="float">
            <text:p>6.6450155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78181" calcext:value-type="float">
            <text:p>6.678181</text:p>
          </table:table-cell>
          <table:table-cell office:value-type="float" office:value="6.645791175" calcext:value-type="float">
            <text:p>6.64579117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87296" calcext:value-type="float">
            <text:p>6.687296</text:p>
          </table:table-cell>
          <table:table-cell office:value-type="float" office:value="6.646060975" calcext:value-type="float">
            <text:p>6.64606097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93307" calcext:value-type="float">
            <text:p>6.693307</text:p>
          </table:table-cell>
          <table:table-cell office:value-type="float" office:value="6.645607775" calcext:value-type="float">
            <text:p>6.64560777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84803" calcext:value-type="float">
            <text:p>6.684803</text:p>
          </table:table-cell>
          <table:table-cell office:value-type="float" office:value="6.6443242" calcext:value-type="float">
            <text:p>6.644324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512" calcext:value-type="float">
            <text:p>6.65512</text:p>
          </table:table-cell>
          <table:table-cell office:value-type="float" office:value="6.64309905" calcext:value-type="float">
            <text:p>6.6430990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16966" calcext:value-type="float">
            <text:p>6.616966</text:p>
          </table:table-cell>
          <table:table-cell office:value-type="float" office:value="6.639612075" calcext:value-type="float">
            <text:p>6.6396120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461303" calcext:value-type="float">
            <text:p>6.461303</text:p>
          </table:table-cell>
          <table:table-cell office:value-type="float" office:value="6.63894445" calcext:value-type="float">
            <text:p>6.6389444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12095" calcext:value-type="float">
            <text:p>6.612095</text:p>
          </table:table-cell>
          <table:table-cell office:value-type="float" office:value="6.6433522" calcext:value-type="float">
            <text:p>6.643352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41693" calcext:value-type="float">
            <text:p>6.641693</text:p>
          </table:table-cell>
          <table:table-cell office:value-type="float" office:value="6.645067275" calcext:value-type="float">
            <text:p>6.64506727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73064" calcext:value-type="float">
            <text:p>6.673064</text:p>
          </table:table-cell>
          <table:table-cell office:value-type="float" office:value="6.646646575" calcext:value-type="float">
            <text:p>6.6466465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89748" calcext:value-type="float">
            <text:p>6.689748</text:p>
          </table:table-cell>
          <table:table-cell office:value-type="float" office:value="6.647327575" calcext:value-type="float">
            <text:p>6.64732757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90333" calcext:value-type="float">
            <text:p>6.690333</text:p>
          </table:table-cell>
          <table:table-cell office:value-type="float" office:value="6.646777775" calcext:value-type="float">
            <text:p>6.6467777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80633" calcext:value-type="float">
            <text:p>6.680633</text:p>
          </table:table-cell>
          <table:table-cell office:value-type="float" office:value="6.644970425" calcext:value-type="float">
            <text:p>6.6449704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63553" calcext:value-type="float">
            <text:p>6.663553</text:p>
          </table:table-cell>
          <table:table-cell office:value-type="float" office:value="6.6419788" calcext:value-type="float">
            <text:p>6.641978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38731" calcext:value-type="float">
            <text:p>6.638731</text:p>
          </table:table-cell>
          <table:table-cell office:value-type="float" office:value="6.6243314" calcext:value-type="float">
            <text:p>6.624331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7054" calcext:value-type="float">
            <text:p>6.57054</text:p>
          </table:table-cell>
          <table:table-cell office:value-type="float" office:value="6.6244141" calcext:value-type="float">
            <text:p>6.624414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26699" calcext:value-type="float">
            <text:p>6.726699</text:p>
          </table:table-cell>
          <table:table-cell office:value-type="float" office:value="6.626492225" calcext:value-type="float">
            <text:p>6.6264922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96271" calcext:value-type="float">
            <text:p>6.696271</text:p>
          </table:table-cell>
          <table:table-cell office:value-type="float" office:value="6.6254497" calcext:value-type="float">
            <text:p>6.625449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5695" calcext:value-type="float">
            <text:p>6.695695</text:p>
          </table:table-cell>
          <table:table-cell office:value-type="float" office:value="6.6256981" calcext:value-type="float">
            <text:p>6.625698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93497" calcext:value-type="float">
            <text:p>6.693497</text:p>
          </table:table-cell>
          <table:table-cell office:value-type="float" office:value="6.625990175" calcext:value-type="float">
            <text:p>6.62599017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91457" calcext:value-type="float">
            <text:p>6.691457</text:p>
          </table:table-cell>
          <table:table-cell office:value-type="float" office:value="6.6258776" calcext:value-type="float">
            <text:p>6.625877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90129" calcext:value-type="float">
            <text:p>6.690129</text:p>
          </table:table-cell>
          <table:table-cell office:value-type="float" office:value="6.624991475" calcext:value-type="float">
            <text:p>6.6249914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80124" calcext:value-type="float">
            <text:p>6.680124</text:p>
          </table:table-cell>
          <table:table-cell office:value-type="float" office:value="6.62322265" calcext:value-type="float">
            <text:p>6.6232226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57128" calcext:value-type="float">
            <text:p>6.657128</text:p>
          </table:table-cell>
          <table:table-cell office:value-type="float" office:value="6.621338275" calcext:value-type="float">
            <text:p>6.6213382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44521" calcext:value-type="float">
            <text:p>6.644521</text:p>
          </table:table-cell>
          <table:table-cell office:value-type="float" office:value="6.61906595" calcext:value-type="float">
            <text:p>6.6190659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01437" calcext:value-type="float">
            <text:p>6.401437</text:p>
          </table:table-cell>
          <table:table-cell office:value-type="float" office:value="6.618072375" calcext:value-type="float">
            <text:p>6.6180723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78413" calcext:value-type="float">
            <text:p>6.578413</text:p>
          </table:table-cell>
          <table:table-cell office:value-type="float" office:value="6.62430385" calcext:value-type="float">
            <text:p>6.6243038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29822" calcext:value-type="float">
            <text:p>6.629822</text:p>
          </table:table-cell>
          <table:table-cell office:value-type="float" office:value="6.627128" calcext:value-type="float">
            <text:p>6.62712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7285" calcext:value-type="float">
            <text:p>6.677285</text:p>
          </table:table-cell>
          <table:table-cell office:value-type="float" office:value="6.629137225" calcext:value-type="float">
            <text:p>6.62913722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05478" calcext:value-type="float">
            <text:p>6.705478</text:p>
          </table:table-cell>
          <table:table-cell office:value-type="float" office:value="6.62968375" calcext:value-type="float">
            <text:p>6.6296837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03335" calcext:value-type="float">
            <text:p>6.703335</text:p>
          </table:table-cell>
          <table:table-cell office:value-type="float" office:value="6.6285887" calcext:value-type="float">
            <text:p>6.628588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71035" calcext:value-type="float">
            <text:p>6.671035</text:p>
          </table:table-cell>
          <table:table-cell office:value-type="float" office:value="6.626306825" calcext:value-type="float">
            <text:p>6.6263068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18834" calcext:value-type="float">
            <text:p>6.618834</text:p>
          </table:table-cell>
          <table:table-cell office:value-type="float" office:value="6.6237472" calcext:value-type="float">
            <text:p>6.623747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58665" calcext:value-type="float">
            <text:p>6.558665</text:p>
          </table:table-cell>
          <table:table-cell office:value-type="float" office:value="6.624706525" calcext:value-type="float">
            <text:p>6.62470652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371455" calcext:value-type="float">
            <text:p>6.371455</text:p>
          </table:table-cell>
          <table:table-cell office:value-type="float" office:value="6.625958725" calcext:value-type="float">
            <text:p>6.6259587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64579" calcext:value-type="float">
            <text:p>6.664579</text:p>
          </table:table-cell>
          <table:table-cell office:value-type="float" office:value="6.63310195" calcext:value-type="float">
            <text:p>6.6331019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59959" calcext:value-type="float">
            <text:p>6.659959</text:p>
          </table:table-cell>
          <table:table-cell office:value-type="float" office:value="6.6342301" calcext:value-type="float">
            <text:p>6.634230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8334" calcext:value-type="float">
            <text:p>6.68334</text:p>
          </table:table-cell>
          <table:table-cell office:value-type="float" office:value="6.6362373" calcext:value-type="float">
            <text:p>6.636237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9717" calcext:value-type="float">
            <text:p>6.69717</text:p>
          </table:table-cell>
          <table:table-cell office:value-type="float" office:value="6.63753905" calcext:value-type="float">
            <text:p>6.6375390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97953" calcext:value-type="float">
            <text:p>6.697953</text:p>
          </table:table-cell>
          <table:table-cell office:value-type="float" office:value="6.63754555" calcext:value-type="float">
            <text:p>6.6375455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88973" calcext:value-type="float">
            <text:p>6.688973</text:p>
          </table:table-cell>
          <table:table-cell office:value-type="float" office:value="6.636133275" calcext:value-type="float">
            <text:p>6.6361332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69168" calcext:value-type="float">
            <text:p>6.669168</text:p>
          </table:table-cell>
          <table:table-cell office:value-type="float" office:value="6.6336474" calcext:value-type="float">
            <text:p>6.633647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41964" calcext:value-type="float">
            <text:p>6.641964</text:p>
          </table:table-cell>
          <table:table-cell office:value-type="float" office:value="6.63084545" calcext:value-type="float">
            <text:p>6.6308454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35797" calcext:value-type="float">
            <text:p>6.635797</text:p>
          </table:table-cell>
          <table:table-cell office:value-type="float" office:value="6.6292403" calcext:value-type="float">
            <text:p>6.629240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15641" calcext:value-type="float">
            <text:p>6.515641</text:p>
          </table:table-cell>
          <table:table-cell office:value-type="float" office:value="6.628697" calcext:value-type="float">
            <text:p>6.62869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90261" calcext:value-type="float">
            <text:p>6.590261</text:p>
          </table:table-cell>
          <table:table-cell office:value-type="float" office:value="6.632363275" calcext:value-type="float">
            <text:p>6.6323632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37613" calcext:value-type="float">
            <text:p>6.637613</text:p>
          </table:table-cell>
          <table:table-cell office:value-type="float" office:value="6.635124475" calcext:value-type="float">
            <text:p>6.6351244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80698" calcext:value-type="float">
            <text:p>6.680698</text:p>
          </table:table-cell>
          <table:table-cell office:value-type="float" office:value="6.637028125" calcext:value-type="float">
            <text:p>6.6370281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04865" calcext:value-type="float">
            <text:p>6.704865</text:p>
          </table:table-cell>
          <table:table-cell office:value-type="float" office:value="6.637408125" calcext:value-type="float">
            <text:p>6.6374081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00304" calcext:value-type="float">
            <text:p>6.700304</text:p>
          </table:table-cell>
          <table:table-cell office:value-type="float" office:value="6.63610225" calcext:value-type="float">
            <text:p>6.6361022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67756" calcext:value-type="float">
            <text:p>6.667756</text:p>
          </table:table-cell>
          <table:table-cell office:value-type="float" office:value="6.633524525" calcext:value-type="float">
            <text:p>6.6335245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18039" calcext:value-type="float">
            <text:p>6.618039</text:p>
          </table:table-cell>
          <table:table-cell office:value-type="float" office:value="6.63011735" calcext:value-type="float">
            <text:p>6.6301173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60968" calcext:value-type="float">
            <text:p>6.560968</text:p>
          </table:table-cell>
          <table:table-cell office:value-type="float" office:value="6.631421475" calcext:value-type="float">
            <text:p>6.6314214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957657" calcext:value-type="float">
            <text:p>5.957657</text:p>
          </table:table-cell>
          <table:table-cell office:value-type="float" office:value="6.632869425" calcext:value-type="float">
            <text:p>6.6328694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42039" calcext:value-type="float">
            <text:p>6.642039</text:p>
          </table:table-cell>
          <table:table-cell office:value-type="float" office:value="6.65026475" calcext:value-type="float">
            <text:p>6.6502647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53665" calcext:value-type="float">
            <text:p>6.653665</text:p>
          </table:table-cell>
          <table:table-cell office:value-type="float" office:value="6.6516385" calcext:value-type="float">
            <text:p>6.651638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84998" calcext:value-type="float">
            <text:p>6.684998</text:p>
          </table:table-cell>
          <table:table-cell office:value-type="float" office:value="6.65339425" calcext:value-type="float">
            <text:p>6.653394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06207" calcext:value-type="float">
            <text:p>6.706207</text:p>
          </table:table-cell>
          <table:table-cell office:value-type="float" office:value="6.65425625" calcext:value-type="float">
            <text:p>6.654256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07378" calcext:value-type="float">
            <text:p>6.707378</text:p>
          </table:table-cell>
          <table:table-cell office:value-type="float" office:value="6.65368825" calcext:value-type="float">
            <text:p>6.653688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88994" calcext:value-type="float">
            <text:p>6.688994</text:p>
          </table:table-cell>
          <table:table-cell office:value-type="float" office:value="6.651762575" calcext:value-type="float">
            <text:p>6.6517625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56012" calcext:value-type="float">
            <text:p>6.656012</text:p>
          </table:table-cell>
          <table:table-cell office:value-type="float" office:value="6.649095625" calcext:value-type="float">
            <text:p>6.6490956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19376" calcext:value-type="float">
            <text:p>6.619376</text:p>
          </table:table-cell>
          <table:table-cell office:value-type="float" office:value="6.64509925" calcext:value-type="float">
            <text:p>6.6450992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04749" calcext:value-type="float">
            <text:p>6.604749</text:p>
          </table:table-cell>
          <table:table-cell office:value-type="float" office:value="6.644310275" calcext:value-type="float">
            <text:p>6.6443102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66235" calcext:value-type="float">
            <text:p>6.566235</text:p>
          </table:table-cell>
          <table:table-cell office:value-type="float" office:value="6.644831325" calcext:value-type="float">
            <text:p>6.64483132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04778" calcext:value-type="float">
            <text:p>6.604778</text:p>
          </table:table-cell>
          <table:table-cell office:value-type="float" office:value="6.6474613" calcext:value-type="float">
            <text:p>6.647461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50696" calcext:value-type="float">
            <text:p>6.650696</text:p>
          </table:table-cell>
          <table:table-cell office:value-type="float" office:value="6.649957025" calcext:value-type="float">
            <text:p>6.6499570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91379" calcext:value-type="float">
            <text:p>6.691379</text:p>
          </table:table-cell>
          <table:table-cell office:value-type="float" office:value="6.651483025" calcext:value-type="float">
            <text:p>6.6514830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10191" calcext:value-type="float">
            <text:p>6.710191</text:p>
          </table:table-cell>
          <table:table-cell office:value-type="float" office:value="6.6514277" calcext:value-type="float">
            <text:p>6.651427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99146" calcext:value-type="float">
            <text:p>6.699146</text:p>
          </table:table-cell>
          <table:table-cell office:value-type="float" office:value="6.649764925" calcext:value-type="float">
            <text:p>6.64976492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61676" calcext:value-type="float">
            <text:p>6.661676</text:p>
          </table:table-cell>
          <table:table-cell office:value-type="float" office:value="6.647023175" calcext:value-type="float">
            <text:p>6.6470231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1206" calcext:value-type="float">
            <text:p>6.61206</text:p>
          </table:table-cell>
          <table:table-cell office:value-type="float" office:value="6.643462625" calcext:value-type="float">
            <text:p>6.6434626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6865" calcext:value-type="float">
            <text:p>6.56865</text:p>
          </table:table-cell>
          <table:table-cell office:value-type="float" office:value="6.643965525" calcext:value-type="float">
            <text:p>6.6439655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57207" calcext:value-type="float">
            <text:p>6.657207</text:p>
          </table:table-cell>
          <table:table-cell office:value-type="float" office:value="6.645459575" calcext:value-type="float">
            <text:p>6.6454595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08753" calcext:value-type="float">
            <text:p>6.608753</text:p>
          </table:table-cell>
          <table:table-cell office:value-type="float" office:value="6.6457399" calcext:value-type="float">
            <text:p>6.6457399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57184" calcext:value-type="float">
            <text:p>6.657184</text:p>
          </table:table-cell>
          <table:table-cell office:value-type="float" office:value="6.648219475" calcext:value-type="float">
            <text:p>6.6482194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09705" calcext:value-type="float">
            <text:p>6.709705</text:p>
          </table:table-cell>
          <table:table-cell office:value-type="float" office:value="6.6499379" calcext:value-type="float">
            <text:p>6.649937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40247" calcext:value-type="float">
            <text:p>6.740247</text:p>
          </table:table-cell>
          <table:table-cell office:value-type="float" office:value="6.650012975" calcext:value-type="float">
            <text:p>6.6500129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3541" calcext:value-type="float">
            <text:p>6.73541</text:p>
          </table:table-cell>
          <table:table-cell office:value-type="float" office:value="6.648308675" calcext:value-type="float">
            <text:p>6.6483086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9743" calcext:value-type="float">
            <text:p>6.69743</text:p>
          </table:table-cell>
          <table:table-cell office:value-type="float" office:value="6.645432025" calcext:value-type="float">
            <text:p>6.6454320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41462" calcext:value-type="float">
            <text:p>6.641462</text:p>
          </table:table-cell>
          <table:table-cell office:value-type="float" office:value="6.642527125" calcext:value-type="float">
            <text:p>6.64252712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89538" calcext:value-type="float">
            <text:p>6.589538</text:p>
          </table:table-cell>
          <table:table-cell office:value-type="float" office:value="6.639968775" calcext:value-type="float">
            <text:p>6.63996877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5709" calcext:value-type="float">
            <text:p>6.55709</text:p>
          </table:table-cell>
          <table:table-cell office:value-type="float" office:value="6.639879675" calcext:value-type="float">
            <text:p>6.6398796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77758" calcext:value-type="float">
            <text:p>6.577758</text:p>
          </table:table-cell>
          <table:table-cell office:value-type="float" office:value="6.6418096" calcext:value-type="float">
            <text:p>6.641809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14065" calcext:value-type="float">
            <text:p>6.614065</text:p>
          </table:table-cell>
          <table:table-cell office:value-type="float" office:value="6.644467875" calcext:value-type="float">
            <text:p>6.64446787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62292" calcext:value-type="float">
            <text:p>6.662292</text:p>
          </table:table-cell>
          <table:table-cell office:value-type="float" office:value="6.64699645" calcext:value-type="float">
            <text:p>6.6469964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00709" calcext:value-type="float">
            <text:p>6.700709</text:p>
          </table:table-cell>
          <table:table-cell office:value-type="float" office:value="6.64831405" calcext:value-type="float">
            <text:p>6.6483140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13759" calcext:value-type="float">
            <text:p>6.713759</text:p>
          </table:table-cell>
          <table:table-cell office:value-type="float" office:value="6.647868225" calcext:value-type="float">
            <text:p>6.6478682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95898" calcext:value-type="float">
            <text:p>6.695898</text:p>
          </table:table-cell>
          <table:table-cell office:value-type="float" office:value="6.645780225" calcext:value-type="float">
            <text:p>6.6457802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5263" calcext:value-type="float">
            <text:p>6.65263</text:p>
          </table:table-cell>
          <table:table-cell office:value-type="float" office:value="6.642720575" calcext:value-type="float">
            <text:p>6.64272057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97195" calcext:value-type="float">
            <text:p>6.597195</text:p>
          </table:table-cell>
          <table:table-cell office:value-type="float" office:value="6.6380111" calcext:value-type="float">
            <text:p>6.638011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31469" calcext:value-type="float">
            <text:p>6.531469</text:p>
          </table:table-cell>
          <table:table-cell office:value-type="float" office:value="6.638718275" calcext:value-type="float">
            <text:p>6.63871827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70204" calcext:value-type="float">
            <text:p>6.670204</text:p>
          </table:table-cell>
          <table:table-cell office:value-type="float" office:value="6.6415207" calcext:value-type="float">
            <text:p>6.641520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18886" calcext:value-type="float">
            <text:p>6.618886</text:p>
          </table:table-cell>
          <table:table-cell office:value-type="float" office:value="6.642057675" calcext:value-type="float">
            <text:p>6.6420576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5347" calcext:value-type="float">
            <text:p>6.65347</text:p>
          </table:table-cell>
          <table:table-cell office:value-type="float" office:value="6.644896475" calcext:value-type="float">
            <text:p>6.64489647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96989" calcext:value-type="float">
            <text:p>6.696989</text:p>
          </table:table-cell>
          <table:table-cell office:value-type="float" office:value="6.647185125" calcext:value-type="float">
            <text:p>6.64718512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23895" calcext:value-type="float">
            <text:p>6.723895</text:p>
          </table:table-cell>
          <table:table-cell office:value-type="float" office:value="6.6478425" calcext:value-type="float">
            <text:p>6.647842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19478" calcext:value-type="float">
            <text:p>6.719478</text:p>
          </table:table-cell>
          <table:table-cell office:value-type="float" office:value="6.64666375" calcext:value-type="float">
            <text:p>6.6466637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83487" calcext:value-type="float">
            <text:p>6.683487</text:p>
          </table:table-cell>
          <table:table-cell office:value-type="float" office:value="6.644304525" calcext:value-type="float">
            <text:p>6.64430452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30351" calcext:value-type="float">
            <text:p>6.630351</text:p>
          </table:table-cell>
          <table:table-cell office:value-type="float" office:value="6.641980975" calcext:value-type="float">
            <text:p>6.6419809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82316" calcext:value-type="float">
            <text:p>6.582316</text:p>
          </table:table-cell>
          <table:table-cell office:value-type="float" office:value="6.6405607" calcext:value-type="float">
            <text:p>6.640560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496157" calcext:value-type="float">
            <text:p>6.496157</text:p>
          </table:table-cell>
          <table:table-cell office:value-type="float" office:value="6.64107835" calcext:value-type="float">
            <text:p>6.6410783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87817" calcext:value-type="float">
            <text:p>6.587817</text:p>
          </table:table-cell>
          <table:table-cell office:value-type="float" office:value="6.644889975" calcext:value-type="float">
            <text:p>6.64488997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25591" calcext:value-type="float">
            <text:p>6.625591</text:p>
          </table:table-cell>
          <table:table-cell office:value-type="float" office:value="6.647527275" calcext:value-type="float">
            <text:p>6.6475272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71434" calcext:value-type="float">
            <text:p>6.671434</text:p>
          </table:table-cell>
          <table:table-cell office:value-type="float" office:value="6.6498269" calcext:value-type="float">
            <text:p>6.6498269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04607" calcext:value-type="float">
            <text:p>6.704607</text:p>
          </table:table-cell>
          <table:table-cell office:value-type="float" office:value="6.6508199" calcext:value-type="float">
            <text:p>6.650819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11736" calcext:value-type="float">
            <text:p>6.711736</text:p>
          </table:table-cell>
          <table:table-cell office:value-type="float" office:value="6.6501101" calcext:value-type="float">
            <text:p>6.650110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89166" calcext:value-type="float">
            <text:p>6.689166</text:p>
          </table:table-cell>
          <table:table-cell office:value-type="float" office:value="6.6479315" calcext:value-type="float">
            <text:p>6.647931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4368" calcext:value-type="float">
            <text:p>6.64368</text:p>
          </table:table-cell>
          <table:table-cell office:value-type="float" office:value="6.6448988" calcext:value-type="float">
            <text:p>6.644898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89476" calcext:value-type="float">
            <text:p>6.589476</text:p>
          </table:table-cell>
          <table:table-cell office:value-type="float" office:value="6.62487995" calcext:value-type="float">
            <text:p>6.6248799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19254" calcext:value-type="float">
            <text:p>6.519254</text:p>
          </table:table-cell>
          <table:table-cell office:value-type="float" office:value="6.625811675" calcext:value-type="float">
            <text:p>6.62581167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32176" calcext:value-type="float">
            <text:p>6.632176</text:p>
          </table:table-cell>
          <table:table-cell office:value-type="float" office:value="6.629034475" calcext:value-type="float">
            <text:p>6.6290344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28412" calcext:value-type="float">
            <text:p>6.628412</text:p>
          </table:table-cell>
          <table:table-cell office:value-type="float" office:value="6.63047165" calcext:value-type="float">
            <text:p>6.6304716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842" calcext:value-type="float">
            <text:p>6.66842</text:p>
          </table:table-cell>
          <table:table-cell office:value-type="float" office:value="6.63278025" calcext:value-type="float">
            <text:p>6.632780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07936" calcext:value-type="float">
            <text:p>6.707936</text:p>
          </table:table-cell>
          <table:table-cell office:value-type="float" office:value="6.6341919" calcext:value-type="float">
            <text:p>6.634191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25921" calcext:value-type="float">
            <text:p>6.725921</text:p>
          </table:table-cell>
          <table:table-cell office:value-type="float" office:value="6.6339867" calcext:value-type="float">
            <text:p>6.633986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12708" calcext:value-type="float">
            <text:p>6.712708</text:p>
          </table:table-cell>
          <table:table-cell office:value-type="float" office:value="6.6322367" calcext:value-type="float">
            <text:p>6.63223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72075" calcext:value-type="float">
            <text:p>6.672075</text:p>
          </table:table-cell>
          <table:table-cell office:value-type="float" office:value="6.6296973" calcext:value-type="float">
            <text:p>6.629697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20344" calcext:value-type="float">
            <text:p>6.620344</text:p>
          </table:table-cell>
          <table:table-cell office:value-type="float" office:value="6.627420875" calcext:value-type="float">
            <text:p>6.62742087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81234" calcext:value-type="float">
            <text:p>6.581234</text:p>
          </table:table-cell>
          <table:table-cell office:value-type="float" office:value="6.62664925" calcext:value-type="float">
            <text:p>6.626649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39128" calcext:value-type="float">
            <text:p>6.539128</text:p>
          </table:table-cell>
          <table:table-cell office:value-type="float" office:value="6.6275289" calcext:value-type="float">
            <text:p>6.627528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85974" calcext:value-type="float">
            <text:p>6.585974</text:p>
          </table:table-cell>
          <table:table-cell office:value-type="float" office:value="6.630564625" calcext:value-type="float">
            <text:p>6.6305646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34287" calcext:value-type="float">
            <text:p>6.634287</text:p>
          </table:table-cell>
          <table:table-cell office:value-type="float" office:value="6.633440625" calcext:value-type="float">
            <text:p>6.63344062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84089" calcext:value-type="float">
            <text:p>6.684089</text:p>
          </table:table-cell>
          <table:table-cell office:value-type="float" office:value="6.635573925" calcext:value-type="float">
            <text:p>6.63557392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15208" calcext:value-type="float">
            <text:p>6.715208</text:p>
          </table:table-cell>
          <table:table-cell office:value-type="float" office:value="6.636157975" calcext:value-type="float">
            <text:p>6.6361579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14996" calcext:value-type="float">
            <text:p>6.714996</text:p>
          </table:table-cell>
          <table:table-cell office:value-type="float" office:value="6.634981025" calcext:value-type="float">
            <text:p>6.63498102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82876" calcext:value-type="float">
            <text:p>6.682876</text:p>
          </table:table-cell>
          <table:table-cell office:value-type="float" office:value="6.6324896" calcext:value-type="float">
            <text:p>6.6324896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30239" calcext:value-type="float">
            <text:p>6.630239</text:p>
          </table:table-cell>
          <table:table-cell office:value-type="float" office:value="6.629371425" calcext:value-type="float">
            <text:p>6.6293714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73512" calcext:value-type="float">
            <text:p>6.573512</text:p>
          </table:table-cell>
          <table:table-cell office:value-type="float" office:value="6.632969475" calcext:value-type="float">
            <text:p>6.63296947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64251" calcext:value-type="float">
            <text:p>6.464251</text:p>
          </table:table-cell>
          <table:table-cell office:value-type="float" office:value="6.6344257" calcext:value-type="float">
            <text:p>6.634425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25482" calcext:value-type="float">
            <text:p>6.625482</text:p>
          </table:table-cell>
          <table:table-cell office:value-type="float" office:value="6.639325775" calcext:value-type="float">
            <text:p>6.6393257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43566" calcext:value-type="float">
            <text:p>6.643566</text:p>
          </table:table-cell>
          <table:table-cell office:value-type="float" office:value="6.641188725" calcext:value-type="float">
            <text:p>6.6411887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91683" calcext:value-type="float">
            <text:p>6.691683</text:p>
          </table:table-cell>
          <table:table-cell office:value-type="float" office:value="6.643247175" calcext:value-type="float">
            <text:p>6.6432471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32438" calcext:value-type="float">
            <text:p>6.732438</text:p>
          </table:table-cell>
          <table:table-cell office:value-type="float" office:value="6.644059975" calcext:value-type="float">
            <text:p>6.6440599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45016" calcext:value-type="float">
            <text:p>6.745016</text:p>
          </table:table-cell>
          <table:table-cell office:value-type="float" office:value="6.6431081" calcext:value-type="float">
            <text:p>6.643108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23284" calcext:value-type="float">
            <text:p>6.723284</text:p>
          </table:table-cell>
          <table:table-cell office:value-type="float" office:value="6.640693075" calcext:value-type="float">
            <text:p>6.6406930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6745" calcext:value-type="float">
            <text:p>6.676745</text:p>
          </table:table-cell>
          <table:table-cell office:value-type="float" office:value="6.63775275" calcext:value-type="float">
            <text:p>6.637752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25109" calcext:value-type="float">
            <text:p>6.625109</text:p>
          </table:table-cell>
          <table:table-cell office:value-type="float" office:value="6.6355623" calcext:value-type="float">
            <text:p>6.635562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590545" calcext:value-type="float">
            <text:p>6.590545</text:p>
          </table:table-cell>
          <table:table-cell office:value-type="float" office:value="6.63466965" calcext:value-type="float">
            <text:p>6.6346696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7354" calcext:value-type="float">
            <text:p>6.57354</text:p>
          </table:table-cell>
          <table:table-cell office:value-type="float" office:value="6.635574125" calcext:value-type="float">
            <text:p>6.6355741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03022" calcext:value-type="float">
            <text:p>6.603022</text:p>
          </table:table-cell>
          <table:table-cell office:value-type="float" office:value="6.638099" calcext:value-type="float">
            <text:p>6.63809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48622" calcext:value-type="float">
            <text:p>6.648622</text:p>
          </table:table-cell>
          <table:table-cell office:value-type="float" office:value="6.640828925" calcext:value-type="float">
            <text:p>6.6408289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93309" calcext:value-type="float">
            <text:p>6.693309</text:p>
          </table:table-cell>
          <table:table-cell office:value-type="float" office:value="6.642693275" calcext:value-type="float">
            <text:p>6.6426932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17576" calcext:value-type="float">
            <text:p>6.717576</text:p>
          </table:table-cell>
          <table:table-cell office:value-type="float" office:value="6.642920125" calcext:value-type="float">
            <text:p>6.6429201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11154" calcext:value-type="float">
            <text:p>6.711154</text:p>
          </table:table-cell>
          <table:table-cell office:value-type="float" office:value="6.641415875" calcext:value-type="float">
            <text:p>6.64141587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76215" calcext:value-type="float">
            <text:p>6.676215</text:p>
          </table:table-cell>
          <table:table-cell office:value-type="float" office:value="6.63871225" calcext:value-type="float">
            <text:p>6.6387122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24592" calcext:value-type="float">
            <text:p>6.624592</text:p>
          </table:table-cell>
          <table:table-cell office:value-type="float" office:value="6.635240975" calcext:value-type="float">
            <text:p>6.6352409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67858" calcext:value-type="float">
            <text:p>6.567858</text:p>
          </table:table-cell>
          <table:table-cell office:value-type="float" office:value="6.636444375" calcext:value-type="float">
            <text:p>6.6364443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842926" calcext:value-type="float">
            <text:p>5.842926</text:p>
          </table:table-cell>
          <table:table-cell office:value-type="float" office:value="6.638156275" calcext:value-type="float">
            <text:p>6.6381562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26745" calcext:value-type="float">
            <text:p>6.626745</text:p>
          </table:table-cell>
          <table:table-cell office:value-type="float" office:value="6.658909175" calcext:value-type="float">
            <text:p>6.6589091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48166" calcext:value-type="float">
            <text:p>6.648166</text:p>
          </table:table-cell>
          <table:table-cell office:value-type="float" office:value="6.6611863" calcext:value-type="float">
            <text:p>6.661186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89663" calcext:value-type="float">
            <text:p>6.689663</text:p>
          </table:table-cell>
          <table:table-cell office:value-type="float" office:value="6.663637225" calcext:value-type="float">
            <text:p>6.66363722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20756" calcext:value-type="float">
            <text:p>6.720756</text:p>
          </table:table-cell>
          <table:table-cell office:value-type="float" office:value="6.664981875" calcext:value-type="float">
            <text:p>6.66498187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24886" calcext:value-type="float">
            <text:p>6.724886</text:p>
          </table:table-cell>
          <table:table-cell office:value-type="float" office:value="6.664657475" calcext:value-type="float">
            <text:p>6.66465747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99728" calcext:value-type="float">
            <text:p>6.699728</text:p>
          </table:table-cell>
          <table:table-cell office:value-type="float" office:value="6.662815075" calcext:value-type="float">
            <text:p>6.6628150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55921" calcext:value-type="float">
            <text:p>6.655921</text:p>
          </table:table-cell>
          <table:table-cell office:value-type="float" office:value="6.6601597" calcext:value-type="float">
            <text:p>6.6601597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11132" calcext:value-type="float">
            <text:p>6.611132</text:p>
          </table:table-cell>
          <table:table-cell office:value-type="float" office:value="6.6748614" calcext:value-type="float">
            <text:p>6.674861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81018" calcext:value-type="float">
            <text:p>6.581018</text:p>
          </table:table-cell>
          <table:table-cell office:value-type="float" office:value="6.674799825" calcext:value-type="float">
            <text:p>6.67479982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89479" calcext:value-type="float">
            <text:p>6.589479</text:p>
          </table:table-cell>
          <table:table-cell office:value-type="float" office:value="6.676335125" calcext:value-type="float">
            <text:p>6.6763351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1642" calcext:value-type="float">
            <text:p>6.61642</text:p>
          </table:table-cell>
          <table:table-cell office:value-type="float" office:value="6.678764525" calcext:value-type="float">
            <text:p>6.6787645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60557" calcext:value-type="float">
            <text:p>6.660557</text:p>
          </table:table-cell>
          <table:table-cell office:value-type="float" office:value="6.681280775" calcext:value-type="float">
            <text:p>6.6812807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01014" calcext:value-type="float">
            <text:p>6.701014</text:p>
          </table:table-cell>
          <table:table-cell office:value-type="float" office:value="6.682775225" calcext:value-type="float">
            <text:p>6.6827752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19619" calcext:value-type="float">
            <text:p>6.719619</text:p>
          </table:table-cell>
          <table:table-cell office:value-type="float" office:value="6.6826068" calcext:value-type="float">
            <text:p>6.682606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07451" calcext:value-type="float">
            <text:p>6.707451</text:p>
          </table:table-cell>
          <table:table-cell office:value-type="float" office:value="6.68079155" calcext:value-type="float">
            <text:p>6.6807915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6813" calcext:value-type="float">
            <text:p>6.66813</text:p>
          </table:table-cell>
          <table:table-cell office:value-type="float" office:value="6.677917825" calcext:value-type="float">
            <text:p>6.6779178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15339" calcext:value-type="float">
            <text:p>6.615339</text:p>
          </table:table-cell>
          <table:table-cell office:value-type="float" office:value="6.6738945" calcext:value-type="float">
            <text:p>6.673894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58149" calcext:value-type="float">
            <text:p>6.558149</text:p>
          </table:table-cell>
          <table:table-cell office:value-type="float" office:value="6.674482075" calcext:value-type="float">
            <text:p>6.6744820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74161" calcext:value-type="float">
            <text:p>6.774161</text:p>
          </table:table-cell>
          <table:table-cell office:value-type="float" office:value="6.676589975" calcext:value-type="float">
            <text:p>6.6765899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31761" calcext:value-type="float">
            <text:p>6.631761</text:p>
          </table:table-cell>
          <table:table-cell office:value-type="float" office:value="6.6743009" calcext:value-type="float">
            <text:p>6.6743009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60254" calcext:value-type="float">
            <text:p>6.660254</text:p>
          </table:table-cell>
          <table:table-cell office:value-type="float" office:value="6.676489775" calcext:value-type="float">
            <text:p>6.67648977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" calcext:value-type="float">
            <text:p>6.7</text:p>
          </table:table-cell>
          <table:table-cell office:value-type="float" office:value="6.67830915" calcext:value-type="float">
            <text:p>6.6783091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25904" calcext:value-type="float">
            <text:p>6.725904</text:p>
          </table:table-cell>
          <table:table-cell office:value-type="float" office:value="6.678746025" calcext:value-type="float">
            <text:p>6.67874602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24195" calcext:value-type="float">
            <text:p>6.724195</text:p>
          </table:table-cell>
          <table:table-cell office:value-type="float" office:value="6.67758855" calcext:value-type="float">
            <text:p>6.6775885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94363" calcext:value-type="float">
            <text:p>6.694363</text:p>
          </table:table-cell>
          <table:table-cell office:value-type="float" office:value="6.6753707" calcext:value-type="float">
            <text:p>6.675370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48415" calcext:value-type="float">
            <text:p>6.648415</text:p>
          </table:table-cell>
          <table:table-cell office:value-type="float" office:value="6.673133225" calcext:value-type="float">
            <text:p>6.67313322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05671" calcext:value-type="float">
            <text:p>6.605671</text:p>
          </table:table-cell>
          <table:table-cell office:value-type="float" office:value="6.67140185" calcext:value-type="float">
            <text:p>6.6714018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89127" calcext:value-type="float">
            <text:p>6.589127</text:p>
          </table:table-cell>
          <table:table-cell office:value-type="float" office:value="6.671542925" calcext:value-type="float">
            <text:p>6.6715429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89403" calcext:value-type="float">
            <text:p>6.589403</text:p>
          </table:table-cell>
          <table:table-cell office:value-type="float" office:value="6.673158425" calcext:value-type="float">
            <text:p>6.6731584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26724" calcext:value-type="float">
            <text:p>6.626724</text:p>
          </table:table-cell>
          <table:table-cell office:value-type="float" office:value="6.67587135" calcext:value-type="float">
            <text:p>6.6758713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74535" calcext:value-type="float">
            <text:p>6.674535</text:p>
          </table:table-cell>
          <table:table-cell office:value-type="float" office:value="6.67834145" calcext:value-type="float">
            <text:p>6.6783414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12219" calcext:value-type="float">
            <text:p>6.712219</text:p>
          </table:table-cell>
          <table:table-cell office:value-type="float" office:value="6.6795743" calcext:value-type="float">
            <text:p>6.679574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23196" calcext:value-type="float">
            <text:p>6.723196</text:p>
          </table:table-cell>
          <table:table-cell office:value-type="float" office:value="6.67902425" calcext:value-type="float">
            <text:p>6.6790242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02383" calcext:value-type="float">
            <text:p>6.702383</text:p>
          </table:table-cell>
          <table:table-cell office:value-type="float" office:value="6.676778525" calcext:value-type="float">
            <text:p>6.67677852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57406" calcext:value-type="float">
            <text:p>6.657406</text:p>
          </table:table-cell>
          <table:table-cell office:value-type="float" office:value="6.673433875" calcext:value-type="float">
            <text:p>6.67343387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03009" calcext:value-type="float">
            <text:p>6.603009</text:p>
          </table:table-cell>
          <table:table-cell office:value-type="float" office:value="6.665514225" calcext:value-type="float">
            <text:p>6.66551422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37364" calcext:value-type="float">
            <text:p>6.537364</text:p>
          </table:table-cell>
          <table:table-cell office:value-type="float" office:value="6.6660101" calcext:value-type="float">
            <text:p>6.6660101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72728" calcext:value-type="float">
            <text:p>6.672728</text:p>
          </table:table-cell>
          <table:table-cell office:value-type="float" office:value="6.668686675" calcext:value-type="float">
            <text:p>6.6686866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36334" calcext:value-type="float">
            <text:p>6.636334</text:p>
          </table:table-cell>
          <table:table-cell office:value-type="float" office:value="6.669112775" calcext:value-type="float">
            <text:p>6.66911277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3042" calcext:value-type="float">
            <text:p>6.673042</text:p>
          </table:table-cell>
          <table:table-cell office:value-type="float" office:value="6.6713369" calcext:value-type="float">
            <text:p>6.671336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1783" calcext:value-type="float">
            <text:p>6.71783</text:p>
          </table:table-cell>
          <table:table-cell office:value-type="float" office:value="6.6728706" calcext:value-type="float">
            <text:p>6.672870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46203" calcext:value-type="float">
            <text:p>6.746203</text:p>
          </table:table-cell>
          <table:table-cell office:value-type="float" office:value="6.672740525" calcext:value-type="float">
            <text:p>6.6727405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43449" calcext:value-type="float">
            <text:p>6.743449</text:p>
          </table:table-cell>
          <table:table-cell office:value-type="float" office:value="6.670781825" calcext:value-type="float">
            <text:p>6.67078182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0778" calcext:value-type="float">
            <text:p>6.70778</text:p>
          </table:table-cell>
          <table:table-cell office:value-type="float" office:value="6.667650025" calcext:value-type="float">
            <text:p>6.6676500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5119" calcext:value-type="float">
            <text:p>6.65119</text:p>
          </table:table-cell>
          <table:table-cell office:value-type="float" office:value="6.6645771" calcext:value-type="float">
            <text:p>6.664577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93513" calcext:value-type="float">
            <text:p>6.593513</text:p>
          </table:table-cell>
          <table:table-cell office:value-type="float" office:value="6.662923525" calcext:value-type="float">
            <text:p>6.6629235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243989" calcext:value-type="float">
            <text:p>7.243989</text:p>
          </table:table-cell>
          <table:table-cell office:value-type="float" office:value="6.6634506" calcext:value-type="float">
            <text:p>6.663450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08669" calcext:value-type="float">
            <text:p>6.608669</text:p>
          </table:table-cell>
          <table:table-cell office:value-type="float" office:value="6.648894775" calcext:value-type="float">
            <text:p>6.64889477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4243" calcext:value-type="float">
            <text:p>6.64243</text:p>
          </table:table-cell>
          <table:table-cell office:value-type="float" office:value="6.6513081" calcext:value-type="float">
            <text:p>6.651308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86655" calcext:value-type="float">
            <text:p>6.686655</text:p>
          </table:table-cell>
          <table:table-cell office:value-type="float" office:value="6.653416" calcext:value-type="float">
            <text:p>6.65341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1707" calcext:value-type="float">
            <text:p>6.71707</text:p>
          </table:table-cell>
          <table:table-cell office:value-type="float" office:value="6.654184975" calcext:value-type="float">
            <text:p>6.6541849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20335" calcext:value-type="float">
            <text:p>6.720335</text:p>
          </table:table-cell>
          <table:table-cell office:value-type="float" office:value="6.653253725" calcext:value-type="float">
            <text:p>6.6532537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94277" calcext:value-type="float">
            <text:p>6.694277</text:p>
          </table:table-cell>
          <table:table-cell office:value-type="float" office:value="6.6509026" calcext:value-type="float">
            <text:p>6.650902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47009" calcext:value-type="float">
            <text:p>6.647009</text:p>
          </table:table-cell>
          <table:table-cell office:value-type="float" office:value="6.64771295" calcext:value-type="float">
            <text:p>6.6477129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92502" calcext:value-type="float">
            <text:p>6.592502</text:p>
          </table:table-cell>
          <table:table-cell office:value-type="float" office:value="6.656561725" calcext:value-type="float">
            <text:p>6.6565617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07197" calcext:value-type="float">
            <text:p>6.507197</text:p>
          </table:table-cell>
          <table:table-cell office:value-type="float" office:value="6.6577542" calcext:value-type="float">
            <text:p>6.657754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38842" calcext:value-type="float">
            <text:p>6.638842</text:p>
          </table:table-cell>
          <table:table-cell office:value-type="float" office:value="6.661708475" calcext:value-type="float">
            <text:p>6.6617084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42465" calcext:value-type="float">
            <text:p>6.642465</text:p>
          </table:table-cell>
          <table:table-cell office:value-type="float" office:value="6.6633648" calcext:value-type="float">
            <text:p>6.663364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82598" calcext:value-type="float">
            <text:p>6.682598</text:p>
          </table:table-cell>
          <table:table-cell office:value-type="float" office:value="6.6656227" calcext:value-type="float">
            <text:p>6.665622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19316" calcext:value-type="float">
            <text:p>6.719316</text:p>
          </table:table-cell>
          <table:table-cell office:value-type="float" office:value="6.6669488" calcext:value-type="float">
            <text:p>6.666948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33029" calcext:value-type="float">
            <text:p>6.733029</text:p>
          </table:table-cell>
          <table:table-cell office:value-type="float" office:value="6.666827925" calcext:value-type="float">
            <text:p>6.66682792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17475" calcext:value-type="float">
            <text:p>6.717475</text:p>
          </table:table-cell>
          <table:table-cell office:value-type="float" office:value="6.66554595" calcext:value-type="float">
            <text:p>6.6655459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79605" calcext:value-type="float">
            <text:p>6.679605</text:p>
          </table:table-cell>
          <table:table-cell office:value-type="float" office:value="6.663982675" calcext:value-type="float">
            <text:p>6.66398267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35481" calcext:value-type="float">
            <text:p>6.635481</text:p>
          </table:table-cell>
          <table:table-cell office:value-type="float" office:value="6.663571525" calcext:value-type="float">
            <text:p>6.6635715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04864" calcext:value-type="float">
            <text:p>6.604864</text:p>
          </table:table-cell>
          <table:table-cell office:value-type="float" office:value="6.663479825" calcext:value-type="float">
            <text:p>6.66347982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7916" calcext:value-type="float">
            <text:p>6.57916</text:p>
          </table:table-cell>
          <table:table-cell office:value-type="float" office:value="6.66491495" calcext:value-type="float">
            <text:p>6.6649149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11314" calcext:value-type="float">
            <text:p>6.611314</text:p>
          </table:table-cell>
          <table:table-cell office:value-type="float" office:value="6.66784605" calcext:value-type="float">
            <text:p>6.6678460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53747" calcext:value-type="float">
            <text:p>6.653747</text:p>
          </table:table-cell>
          <table:table-cell office:value-type="float" office:value="6.670662575" calcext:value-type="float">
            <text:p>6.67066257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9792" calcext:value-type="float">
            <text:p>6.69792</text:p>
          </table:table-cell>
          <table:table-cell office:value-type="float" office:value="6.67260425" calcext:value-type="float">
            <text:p>6.6726042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25528" calcext:value-type="float">
            <text:p>6.725528</text:p>
          </table:table-cell>
          <table:table-cell office:value-type="float" office:value="6.672958625" calcext:value-type="float">
            <text:p>6.67295862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23849" calcext:value-type="float">
            <text:p>6.723849</text:p>
          </table:table-cell>
          <table:table-cell office:value-type="float" office:value="6.67157775" calcext:value-type="float">
            <text:p>6.671577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90217" calcext:value-type="float">
            <text:p>6.690217</text:p>
          </table:table-cell>
          <table:table-cell office:value-type="float" office:value="6.668927775" calcext:value-type="float">
            <text:p>6.6689277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33367" calcext:value-type="float">
            <text:p>6.633367</text:p>
          </table:table-cell>
          <table:table-cell office:value-type="float" office:value="6.66550575" calcext:value-type="float">
            <text:p>6.6655057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68597" calcext:value-type="float">
            <text:p>6.568597</text:p>
          </table:table-cell>
          <table:table-cell office:value-type="float" office:value="6.667187425" calcext:value-type="float">
            <text:p>6.6671874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34062" calcext:value-type="float">
            <text:p>6.34062</text:p>
          </table:table-cell>
          <table:table-cell office:value-type="float" office:value="6.669152075" calcext:value-type="float">
            <text:p>6.6691520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22844" calcext:value-type="float">
            <text:p>6.622844</text:p>
          </table:table-cell>
          <table:table-cell office:value-type="float" office:value="6.677564575" calcext:value-type="float">
            <text:p>6.67756457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44427" calcext:value-type="float">
            <text:p>6.644427</text:p>
          </table:table-cell>
          <table:table-cell office:value-type="float" office:value="6.679851825" calcext:value-type="float">
            <text:p>6.6798518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89772" calcext:value-type="float">
            <text:p>6.689772</text:p>
          </table:table-cell>
          <table:table-cell office:value-type="float" office:value="6.6821417" calcext:value-type="float">
            <text:p>6.682141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25299" calcext:value-type="float">
            <text:p>6.725299</text:p>
          </table:table-cell>
          <table:table-cell office:value-type="float" office:value="6.683153275" calcext:value-type="float">
            <text:p>6.6831532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3439" calcext:value-type="float">
            <text:p>6.73439</text:p>
          </table:table-cell>
          <table:table-cell office:value-type="float" office:value="6.682458475" calcext:value-type="float">
            <text:p>6.68245847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12627" calcext:value-type="float">
            <text:p>6.712627</text:p>
          </table:table-cell>
          <table:table-cell office:value-type="float" office:value="6.68035625" calcext:value-type="float">
            <text:p>6.6803562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67855" calcext:value-type="float">
            <text:p>6.667855</text:p>
          </table:table-cell>
          <table:table-cell office:value-type="float" office:value="6.67772165" calcext:value-type="float">
            <text:p>6.6777216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18177" calcext:value-type="float">
            <text:p>6.618177</text:p>
          </table:table-cell>
          <table:table-cell office:value-type="float" office:value="6.67236315" calcext:value-type="float">
            <text:p>6.6723631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584863" calcext:value-type="float">
            <text:p>6.584863</text:p>
          </table:table-cell>
          <table:table-cell office:value-type="float" office:value="6.672176175" calcext:value-type="float">
            <text:p>6.67217617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85047" calcext:value-type="float">
            <text:p>6.585047</text:p>
          </table:table-cell>
          <table:table-cell office:value-type="float" office:value="6.673669975" calcext:value-type="float">
            <text:p>6.6736699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14596" calcext:value-type="float">
            <text:p>6.614596</text:p>
          </table:table-cell>
          <table:table-cell office:value-type="float" office:value="6.676235025" calcext:value-type="float">
            <text:p>6.6762350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61756" calcext:value-type="float">
            <text:p>6.661756</text:p>
          </table:table-cell>
          <table:table-cell office:value-type="float" office:value="6.678866975" calcext:value-type="float">
            <text:p>6.67886697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05202" calcext:value-type="float">
            <text:p>6.705202</text:p>
          </table:table-cell>
          <table:table-cell office:value-type="float" office:value="6.6804935" calcext:value-type="float">
            <text:p>6.680493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26746" calcext:value-type="float">
            <text:p>6.726746</text:p>
          </table:table-cell>
          <table:table-cell office:value-type="float" office:value="6.6804732" calcext:value-type="float">
            <text:p>6.680473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17414" calcext:value-type="float">
            <text:p>6.717414</text:p>
          </table:table-cell>
          <table:table-cell office:value-type="float" office:value="6.678819525" calcext:value-type="float">
            <text:p>6.6788195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7982" calcext:value-type="float">
            <text:p>6.67982</text:p>
          </table:table-cell>
          <table:table-cell office:value-type="float" office:value="6.676136375" calcext:value-type="float">
            <text:p>6.67613637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2629" calcext:value-type="float">
            <text:p>6.62629</text:p>
          </table:table-cell>
          <table:table-cell office:value-type="float" office:value="6.6725622" calcext:value-type="float">
            <text:p>6.672562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66691" calcext:value-type="float">
            <text:p>6.566691</text:p>
          </table:table-cell>
          <table:table-cell office:value-type="float" office:value="6.673314675" calcext:value-type="float">
            <text:p>6.6733146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00096" calcext:value-type="float">
            <text:p>7.00096</text:p>
          </table:table-cell>
          <table:table-cell office:value-type="float" office:value="6.675524775" calcext:value-type="float">
            <text:p>6.67552477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40201" calcext:value-type="float">
            <text:p>6.640201</text:p>
          </table:table-cell>
          <table:table-cell office:value-type="float" office:value="6.6677663" calcext:value-type="float">
            <text:p>6.6677663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65368" calcext:value-type="float">
            <text:p>6.665368</text:p>
          </table:table-cell>
          <table:table-cell office:value-type="float" office:value="6.669868675" calcext:value-type="float">
            <text:p>6.66986867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05095" calcext:value-type="float">
            <text:p>6.705095</text:p>
          </table:table-cell>
          <table:table-cell office:value-type="float" office:value="6.671670825" calcext:value-type="float">
            <text:p>6.67167082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32781" calcext:value-type="float">
            <text:p>6.732781</text:p>
          </table:table-cell>
          <table:table-cell office:value-type="float" office:value="6.67209545" calcext:value-type="float">
            <text:p>6.6720954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35642" calcext:value-type="float">
            <text:p>6.735642</text:p>
          </table:table-cell>
          <table:table-cell office:value-type="float" office:value="6.670829175" calcext:value-type="float">
            <text:p>6.6708291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14481" calcext:value-type="float">
            <text:p>6.714481</text:p>
          </table:table-cell>
          <table:table-cell office:value-type="float" office:value="6.66825925" calcext:value-type="float">
            <text:p>6.6682592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8175" calcext:value-type="float">
            <text:p>6.68175</text:p>
          </table:table-cell>
          <table:table-cell office:value-type="float" office:value="6.665361925" calcext:value-type="float">
            <text:p>6.66536192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54944" calcext:value-type="float">
            <text:p>6.654944</text:p>
          </table:table-cell>
          <table:table-cell office:value-type="float" office:value="6.662031675" calcext:value-type="float">
            <text:p>6.66203167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63159" calcext:value-type="float">
            <text:p>6.663159</text:p>
          </table:table-cell>
          <table:table-cell office:value-type="float" office:value="6.660739975" calcext:value-type="float">
            <text:p>6.66073997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31813" calcext:value-type="float">
            <text:p>6.631813</text:p>
          </table:table-cell>
          <table:table-cell office:value-type="float" office:value="6.660540025" calcext:value-type="float">
            <text:p>6.66054002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62269" calcext:value-type="float">
            <text:p>6.662269</text:p>
          </table:table-cell>
          <table:table-cell office:value-type="float" office:value="6.6623236" calcext:value-type="float">
            <text:p>6.662323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96404" calcext:value-type="float">
            <text:p>6.696404</text:p>
          </table:table-cell>
          <table:table-cell office:value-type="float" office:value="6.66397515" calcext:value-type="float">
            <text:p>6.6639751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23975" calcext:value-type="float">
            <text:p>6.723975</text:p>
          </table:table-cell>
          <table:table-cell office:value-type="float" office:value="6.664646475" calcext:value-type="float">
            <text:p>6.6646464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31414" calcext:value-type="float">
            <text:p>6.731414</text:p>
          </table:table-cell>
          <table:table-cell office:value-type="float" office:value="6.663880225" calcext:value-type="float">
            <text:p>6.6638802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12095" calcext:value-type="float">
            <text:p>6.712095</text:p>
          </table:table-cell>
          <table:table-cell office:value-type="float" office:value="6.66190615" calcext:value-type="float">
            <text:p>6.6619061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70293" calcext:value-type="float">
            <text:p>6.670293</text:p>
          </table:table-cell>
          <table:table-cell office:value-type="float" office:value="6.659444075" calcext:value-type="float">
            <text:p>6.65944407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1785" calcext:value-type="float">
            <text:p>6.61785</text:p>
          </table:table-cell>
          <table:table-cell office:value-type="float" office:value="6.655178275" calcext:value-type="float">
            <text:p>6.65517827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53336" calcext:value-type="float">
            <text:p>6.553336</text:p>
          </table:table-cell>
          <table:table-cell office:value-type="float" office:value="6.656136" calcext:value-type="float">
            <text:p>6.6561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00634" calcext:value-type="float">
            <text:p>6.700634</text:p>
          </table:table-cell>
          <table:table-cell office:value-type="float" office:value="6.659122075" calcext:value-type="float">
            <text:p>6.6591220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47183" calcext:value-type="float">
            <text:p>6.647183</text:p>
          </table:table-cell>
          <table:table-cell office:value-type="float" office:value="6.65927295" calcext:value-type="float">
            <text:p>6.6592729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7712" calcext:value-type="float">
            <text:p>6.67712</text:p>
          </table:table-cell>
          <table:table-cell office:value-type="float" office:value="6.66144725" calcext:value-type="float">
            <text:p>6.6614472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14334" calcext:value-type="float">
            <text:p>6.714334</text:p>
          </table:table-cell>
          <table:table-cell office:value-type="float" office:value="6.66302355" calcext:value-type="float">
            <text:p>6.6630235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36022" calcext:value-type="float">
            <text:p>6.736022</text:p>
          </table:table-cell>
          <table:table-cell office:value-type="float" office:value="6.66315035" calcext:value-type="float">
            <text:p>6.6631503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30235" calcext:value-type="float">
            <text:p>6.730235</text:p>
          </table:table-cell>
          <table:table-cell office:value-type="float" office:value="6.6617127" calcext:value-type="float">
            <text:p>6.661712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97507" calcext:value-type="float">
            <text:p>6.697507</text:p>
          </table:table-cell>
          <table:table-cell office:value-type="float" office:value="6.6593166" calcext:value-type="float">
            <text:p>6.659316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50301" calcext:value-type="float">
            <text:p>6.650301</text:p>
          </table:table-cell>
          <table:table-cell office:value-type="float" office:value="6.65716895" calcext:value-type="float">
            <text:p>6.6571689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07243" calcext:value-type="float">
            <text:p>6.607243</text:p>
          </table:table-cell>
          <table:table-cell office:value-type="float" office:value="6.655669725" calcext:value-type="float">
            <text:p>6.65566972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53515" calcext:value-type="float">
            <text:p>6.453515</text:p>
          </table:table-cell>
          <table:table-cell office:value-type="float" office:value="6.6562834" calcext:value-type="float">
            <text:p>6.656283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10698" calcext:value-type="float">
            <text:p>6.610698</text:p>
          </table:table-cell>
          <table:table-cell office:value-type="float" office:value="6.662043025" calcext:value-type="float">
            <text:p>6.6620430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44615" calcext:value-type="float">
            <text:p>6.644615</text:p>
          </table:table-cell>
          <table:table-cell office:value-type="float" office:value="6.66501065" calcext:value-type="float">
            <text:p>6.6650106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87649" calcext:value-type="float">
            <text:p>6.687649</text:p>
          </table:table-cell>
          <table:table-cell office:value-type="float" office:value="6.667624225" calcext:value-type="float">
            <text:p>6.6676242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19874" calcext:value-type="float">
            <text:p>6.719874</text:p>
          </table:table-cell>
          <table:table-cell office:value-type="float" office:value="6.668823775" calcext:value-type="float">
            <text:p>6.66882377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26817" calcext:value-type="float">
            <text:p>6.726817</text:p>
          </table:table-cell>
          <table:table-cell office:value-type="float" office:value="6.668192825" calcext:value-type="float">
            <text:p>6.6681928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0439" calcext:value-type="float">
            <text:p>6.70439</text:p>
          </table:table-cell>
          <table:table-cell office:value-type="float" office:value="6.66604395" calcext:value-type="float">
            <text:p>6.6660439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60599" calcext:value-type="float">
            <text:p>6.660599</text:p>
          </table:table-cell>
          <table:table-cell office:value-type="float" office:value="6.663076" calcext:value-type="float">
            <text:p>6.66307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10088" calcext:value-type="float">
            <text:p>6.610088</text:p>
          </table:table-cell>
          <table:table-cell office:value-type="float" office:value="6.66853205" calcext:value-type="float">
            <text:p>6.6685320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36853" calcext:value-type="float">
            <text:p>6.536853</text:p>
          </table:table-cell>
          <table:table-cell office:value-type="float" office:value="6.669407025" calcext:value-type="float">
            <text:p>6.66940702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56389" calcext:value-type="float">
            <text:p>6.656389</text:p>
          </table:table-cell>
          <table:table-cell office:value-type="float" office:value="6.6727933" calcext:value-type="float">
            <text:p>6.6727933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55095" calcext:value-type="float">
            <text:p>6.655095</text:p>
          </table:table-cell>
          <table:table-cell office:value-type="float" office:value="6.674170175" calcext:value-type="float">
            <text:p>6.6741701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90621" calcext:value-type="float">
            <text:p>6.690621</text:p>
          </table:table-cell>
          <table:table-cell office:value-type="float" office:value="6.676244975" calcext:value-type="float">
            <text:p>6.67624497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24296" calcext:value-type="float">
            <text:p>6.724296</text:p>
          </table:table-cell>
          <table:table-cell office:value-type="float" office:value="6.6774526" calcext:value-type="float">
            <text:p>6.677452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37454" calcext:value-type="float">
            <text:p>6.737454</text:p>
          </table:table-cell>
          <table:table-cell office:value-type="float" office:value="6.677160825" calcext:value-type="float">
            <text:p>6.67716082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2208" calcext:value-type="float">
            <text:p>6.72208</text:p>
          </table:table-cell>
          <table:table-cell office:value-type="float" office:value="6.675446875" calcext:value-type="float">
            <text:p>6.67544687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8213" calcext:value-type="float">
            <text:p>6.68213</text:p>
          </table:table-cell>
          <table:table-cell office:value-type="float" office:value="6.672981125" calcext:value-type="float">
            <text:p>6.67298112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32845" calcext:value-type="float">
            <text:p>6.632845</text:p>
          </table:table-cell>
          <table:table-cell office:value-type="float" office:value="6.6701983" calcext:value-type="float">
            <text:p>6.670198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98588" calcext:value-type="float">
            <text:p>6.598588</text:p>
          </table:table-cell>
          <table:table-cell office:value-type="float" office:value="6.6699354" calcext:value-type="float">
            <text:p>6.669935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4854" calcext:value-type="float">
            <text:p>6.54854</text:p>
          </table:table-cell>
          <table:table-cell office:value-type="float" office:value="6.67106625" calcext:value-type="float">
            <text:p>6.671066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03276" calcext:value-type="float">
            <text:p>6.603276</text:p>
          </table:table-cell>
          <table:table-cell office:value-type="float" office:value="6.674439325" calcext:value-type="float">
            <text:p>6.67443932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55161" calcext:value-type="float">
            <text:p>6.655161</text:p>
          </table:table-cell>
          <table:table-cell office:value-type="float" office:value="6.677317125" calcext:value-type="float">
            <text:p>6.67731712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03156" calcext:value-type="float">
            <text:p>6.703156</text:p>
          </table:table-cell>
          <table:table-cell office:value-type="float" office:value="6.6792316" calcext:value-type="float">
            <text:p>6.679231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28331" calcext:value-type="float">
            <text:p>6.728331</text:p>
          </table:table-cell>
          <table:table-cell office:value-type="float" office:value="6.6795569" calcext:value-type="float">
            <text:p>6.679556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23257" calcext:value-type="float">
            <text:p>6.723257</text:p>
          </table:table-cell>
          <table:table-cell office:value-type="float" office:value="6.6782571" calcext:value-type="float">
            <text:p>6.678257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93325" calcext:value-type="float">
            <text:p>6.693325</text:p>
          </table:table-cell>
          <table:table-cell office:value-type="float" office:value="6.675818875" calcext:value-type="float">
            <text:p>6.6758188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52451" calcext:value-type="float">
            <text:p>6.652451</text:p>
          </table:table-cell>
          <table:table-cell office:value-type="float" office:value="6.6726525" calcext:value-type="float">
            <text:p>6.672652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13612" calcext:value-type="float">
            <text:p>6.613612</text:p>
          </table:table-cell>
          <table:table-cell office:value-type="float" office:value="6.673634875" calcext:value-type="float">
            <text:p>6.6736348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499661" calcext:value-type="float">
            <text:p>6.499661</text:p>
          </table:table-cell>
          <table:table-cell office:value-type="float" office:value="6.67465185" calcext:value-type="float">
            <text:p>6.6746518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56159" calcext:value-type="float">
            <text:p>6.656159</text:p>
          </table:table-cell>
          <table:table-cell office:value-type="float" office:value="6.679302825" calcext:value-type="float">
            <text:p>6.67930282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72779" calcext:value-type="float">
            <text:p>6.672779</text:p>
          </table:table-cell>
          <table:table-cell office:value-type="float" office:value="6.680934875" calcext:value-type="float">
            <text:p>6.68093487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06669" calcext:value-type="float">
            <text:p>6.706669</text:p>
          </table:table-cell>
          <table:table-cell office:value-type="float" office:value="6.68265855" calcext:value-type="float">
            <text:p>6.6826585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34155" calcext:value-type="float">
            <text:p>6.734155</text:p>
          </table:table-cell>
          <table:table-cell office:value-type="float" office:value="6.68341575" calcext:value-type="float">
            <text:p>6.6834157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40172" calcext:value-type="float">
            <text:p>6.740172</text:p>
          </table:table-cell>
          <table:table-cell office:value-type="float" office:value="6.68275385" calcext:value-type="float">
            <text:p>6.6827538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19406" calcext:value-type="float">
            <text:p>6.719406</text:p>
          </table:table-cell>
          <table:table-cell office:value-type="float" office:value="6.680838625" calcext:value-type="float">
            <text:p>6.68083862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78516" calcext:value-type="float">
            <text:p>6.678516</text:p>
          </table:table-cell>
          <table:table-cell office:value-type="float" office:value="6.67830715" calcext:value-type="float">
            <text:p>6.6783071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34391" calcext:value-type="float">
            <text:p>6.634391</text:p>
          </table:table-cell>
          <table:table-cell office:value-type="float" office:value="6.62273495" calcext:value-type="float">
            <text:p>6.6227349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11601" calcext:value-type="float">
            <text:p>6.611601</text:p>
          </table:table-cell>
          <table:table-cell office:value-type="float" office:value="6.62261605" calcext:value-type="float">
            <text:p>6.6226160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90332" calcext:value-type="float">
            <text:p>6.590332</text:p>
          </table:table-cell>
          <table:table-cell office:value-type="float" office:value="6.623720175" calcext:value-type="float">
            <text:p>6.62372017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3179" calcext:value-type="float">
            <text:p>6.63179</text:p>
          </table:table-cell>
          <table:table-cell office:value-type="float" office:value="6.626340525" calcext:value-type="float">
            <text:p>6.62634052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839" calcext:value-type="float">
            <text:p>6.6839</text:p>
          </table:table-cell>
          <table:table-cell office:value-type="float" office:value="6.6286768" calcext:value-type="float">
            <text:p>6.628676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29403" calcext:value-type="float">
            <text:p>6.729403</text:p>
          </table:table-cell>
          <table:table-cell office:value-type="float" office:value="6.629846675" calcext:value-type="float">
            <text:p>6.62984667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49158" calcext:value-type="float">
            <text:p>6.749158</text:p>
          </table:table-cell>
          <table:table-cell office:value-type="float" office:value="6.629295775" calcext:value-type="float">
            <text:p>6.62929577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35631" calcext:value-type="float">
            <text:p>6.735631</text:p>
          </table:table-cell>
          <table:table-cell office:value-type="float" office:value="6.62713585" calcext:value-type="float">
            <text:p>6.6271358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94636" calcext:value-type="float">
            <text:p>6.694636</text:p>
          </table:table-cell>
          <table:table-cell office:value-type="float" office:value="6.62399235" calcext:value-type="float">
            <text:p>6.6239923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40862" calcext:value-type="float">
            <text:p>6.640862</text:p>
          </table:table-cell>
          <table:table-cell office:value-type="float" office:value="6.61962595" calcext:value-type="float">
            <text:p>6.6196259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85672" calcext:value-type="float">
            <text:p>6.585672</text:p>
          </table:table-cell>
          <table:table-cell office:value-type="float" office:value="6.620230325" calcext:value-type="float">
            <text:p>6.62023032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78841" calcext:value-type="float">
            <text:p>6.878841</text:p>
          </table:table-cell>
          <table:table-cell office:value-type="float" office:value="6.622091675" calcext:value-type="float">
            <text:p>6.62209167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45087" calcext:value-type="float">
            <text:p>6.645087</text:p>
          </table:table-cell>
          <table:table-cell office:value-type="float" office:value="6.617496675" calcext:value-type="float">
            <text:p>6.61749667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72304" calcext:value-type="float">
            <text:p>6.672304</text:p>
          </table:table-cell>
          <table:table-cell office:value-type="float" office:value="6.619596" calcext:value-type="float">
            <text:p>6.619596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11464" calcext:value-type="float">
            <text:p>6.711464</text:p>
          </table:table-cell>
          <table:table-cell office:value-type="float" office:value="6.62137355" calcext:value-type="float">
            <text:p>6.6213735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38087" calcext:value-type="float">
            <text:p>6.738087</text:p>
          </table:table-cell>
          <table:table-cell office:value-type="float" office:value="6.62185865" calcext:value-type="float">
            <text:p>6.6218586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38926" calcext:value-type="float">
            <text:p>6.738926</text:p>
          </table:table-cell>
          <table:table-cell office:value-type="float" office:value="6.6188784359" calcext:value-type="float">
            <text:p>6.618878435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12625" calcext:value-type="float">
            <text:p>6.712625</text:p>
          </table:table-cell>
          <table:table-cell office:value-type="float" office:value="6.6157192895" calcext:value-type="float">
            <text:p>6.615719289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68896" calcext:value-type="float">
            <text:p>6.668896</text:p>
          </table:table-cell>
          <table:table-cell office:value-type="float" office:value="6.6131002162" calcext:value-type="float">
            <text:p>6.613100216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2345" calcext:value-type="float">
            <text:p>6.62345</text:p>
          </table:table-cell>
          <table:table-cell office:value-type="float" office:value="6.6115503333" calcext:value-type="float">
            <text:p>6.61155033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70817" calcext:value-type="float">
            <text:p>6.570817</text:p>
          </table:table-cell>
          <table:table-cell office:value-type="float" office:value="6.6112103429" calcext:value-type="float">
            <text:p>6.611210342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22329" calcext:value-type="float">
            <text:p>6.622329</text:p>
          </table:table-cell>
          <table:table-cell office:value-type="float" office:value="6.6123983824" calcext:value-type="float">
            <text:p>6.612398382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43822" calcext:value-type="float">
            <text:p>6.643822</text:p>
          </table:table-cell>
          <table:table-cell office:value-type="float" office:value="6.6120974545" calcext:value-type="float">
            <text:p>6.612097454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83463" calcext:value-type="float">
            <text:p>6.683463</text:p>
          </table:table-cell>
          <table:table-cell office:value-type="float" office:value="6.6111060625" calcext:value-type="float">
            <text:p>6.61110606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18388" calcext:value-type="float">
            <text:p>6.718388</text:p>
          </table:table-cell>
          <table:table-cell office:value-type="float" office:value="6.6087719677" calcext:value-type="float">
            <text:p>6.608771967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3174" calcext:value-type="float">
            <text:p>6.73174</text:p>
          </table:table-cell>
          <table:table-cell office:value-type="float" office:value="6.6051181" calcext:value-type="float">
            <text:p>6.605118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16168" calcext:value-type="float">
            <text:p>6.716168</text:p>
          </table:table-cell>
          <table:table-cell office:value-type="float" office:value="6.6007518276" calcext:value-type="float">
            <text:p>6.600751827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76339" calcext:value-type="float">
            <text:p>6.676339</text:p>
          </table:table-cell>
          <table:table-cell office:value-type="float" office:value="6.5966298214" calcext:value-type="float">
            <text:p>6.59662982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25728" calcext:value-type="float">
            <text:p>6.625728</text:p>
          </table:table-cell>
          <table:table-cell office:value-type="float" office:value="6.5936776296" calcext:value-type="float">
            <text:p>6.593677629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6667" calcext:value-type="float">
            <text:p>6.56667</text:p>
          </table:table-cell>
          <table:table-cell office:value-type="float" office:value="6.5924449231" calcext:value-type="float">
            <text:p>6.5924449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91746" calcext:value-type="float">
            <text:p>6.691746</text:p>
          </table:table-cell>
          <table:table-cell office:value-type="float" office:value="6.59347592" calcext:value-type="float">
            <text:p>6.5934759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54291" calcext:value-type="float">
            <text:p>6.654291</text:p>
          </table:table-cell>
          <table:table-cell office:value-type="float" office:value="6.5893813333" calcext:value-type="float">
            <text:p>6.58938133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857" calcext:value-type="float">
            <text:p>6.6857</text:p>
          </table:table-cell>
          <table:table-cell office:value-type="float" office:value="6.5865591739" calcext:value-type="float">
            <text:p>6.586559173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21441" calcext:value-type="float">
            <text:p>6.721441</text:p>
          </table:table-cell>
          <table:table-cell office:value-type="float" office:value="6.5820527727" calcext:value-type="float">
            <text:p>6.58205277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41726" calcext:value-type="float">
            <text:p>6.741726</text:p>
          </table:table-cell>
          <table:table-cell office:value-type="float" office:value="6.5754152381" calcext:value-type="float">
            <text:p>6.575415238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36957" calcext:value-type="float">
            <text:p>6.736957</text:p>
          </table:table-cell>
          <table:table-cell office:value-type="float" office:value="6.5670997" calcext:value-type="float">
            <text:p>6.567099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07679" calcext:value-type="float">
            <text:p>6.707679</text:p>
          </table:table-cell>
          <table:table-cell office:value-type="float" office:value="6.5581598421" calcext:value-type="float">
            <text:p>6.558159842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63563" calcext:value-type="float">
            <text:p>6.663563</text:p>
          </table:table-cell>
          <table:table-cell office:value-type="float" office:value="6.5498532222" calcext:value-type="float">
            <text:p>6.5498532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18147" calcext:value-type="float">
            <text:p>6.618147</text:p>
          </table:table-cell>
          <table:table-cell office:value-type="float" office:value="6.5431644118" calcext:value-type="float">
            <text:p>6.5431644118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455628" calcext:value-type="float">
            <text:p>4.455628</text:p>
          </table:table-cell>
          <table:table-cell office:value-type="float" office:value="6.538478" calcext:value-type="float">
            <text:p>6.53847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29635" calcext:value-type="float">
            <text:p>6.629635</text:p>
          </table:table-cell>
          <table:table-cell office:value-type="float" office:value="6.6773346667" calcext:value-type="float">
            <text:p>6.677334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55766" calcext:value-type="float">
            <text:p>6.655766</text:p>
          </table:table-cell>
          <table:table-cell office:value-type="float" office:value="6.6807417857" calcext:value-type="float">
            <text:p>6.680741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95146" calcext:value-type="float">
            <text:p>6.695146</text:p>
          </table:table-cell>
          <table:table-cell office:value-type="float" office:value="6.682663" calcext:value-type="float">
            <text:p>6.682663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25241" calcext:value-type="float">
            <text:p>6.725241</text:p>
          </table:table-cell>
          <table:table-cell office:value-type="float" office:value="6.68162275" calcext:value-type="float">
            <text:p>6.681622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30695" calcext:value-type="float">
            <text:p>6.730695</text:p>
          </table:table-cell>
          <table:table-cell office:value-type="float" office:value="6.6776574545" calcext:value-type="float">
            <text:p>6.677657454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07367" calcext:value-type="float">
            <text:p>6.707367</text:p>
          </table:table-cell>
          <table:table-cell office:value-type="float" office:value="6.6723537" calcext:value-type="float">
            <text:p>6.672353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62761" calcext:value-type="float">
            <text:p>6.662761</text:p>
          </table:table-cell>
          <table:table-cell office:value-type="float" office:value="6.6684633333" calcext:value-type="float">
            <text:p>6.668463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09891" calcext:value-type="float">
            <text:p>6.609891</text:p>
          </table:table-cell>
          <table:table-cell office:value-type="float" office:value="6.669176125" calcext:value-type="float">
            <text:p>6.669176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1998" calcext:value-type="float">
            <text:p>6.51998</text:p>
          </table:table-cell>
          <table:table-cell office:value-type="float" office:value="6.6776454286" calcext:value-type="float">
            <text:p>6.6776454286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65037" calcext:value-type="float">
            <text:p>6.665037</text:p>
          </table:table-cell>
          <table:table-cell office:value-type="float" office:value="6.703923" calcext:value-type="float">
            <text:p>6.70392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60126" calcext:value-type="float">
            <text:p>6.660126</text:p>
          </table:table-cell>
          <table:table-cell office:value-type="float" office:value="6.7117002" calcext:value-type="float">
            <text:p>6.711700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95041" calcext:value-type="float">
            <text:p>6.695041</text:p>
          </table:table-cell>
          <table:table-cell office:value-type="float" office:value="6.72459375" calcext:value-type="float">
            <text:p>6.724593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2906" calcext:value-type="float">
            <text:p>6.72906</text:p>
          </table:table-cell>
          <table:table-cell office:value-type="float" office:value="6.7344446667" calcext:value-type="float">
            <text:p>6.734444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43406" calcext:value-type="float">
            <text:p>6.743406</text:p>
          </table:table-cell>
          <table:table-cell office:value-type="float" office:value="6.737137" calcext:value-type="float">
            <text:p>6.73713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30868" calcext:value-type="float">
            <text:p>6.7308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 style:data-style-name="N2" text:time-value="22:27:01.3528524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7:14.52587390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101" meta:object-count="0"/>
  </office:meta>
</office:document-meta>
</file>